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今この先に行くべきでない。　そんな気がす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is doesn't feel like the right way to go at the
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選べ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choose that right no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からは逃げられない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an't run from this battl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まく逃げ切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ot away safel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逃げられなかった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uldn't ru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レベルが\V[103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level \V[1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】
最大HP＋\V[386]、
攻撃力＋\V[387]、　防御力＋\V[388]、
技術力＋\V[389]、　敏捷性＋\V[390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amuko】
Max HP ＋\V[386],
STR ＋\V[387], DEF ＋\V[388],
FIN ＋\V[389], AGI ＋\V[390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はむパンチ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amu-Punc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暴れ娘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Girl Rage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レベルが\V[104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level \V[1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Nyanko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にゃんキ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yan-Kick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ねこ手刀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eko Chop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レベルが\V[105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level \V[1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Tomocchi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ップアタック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ooty Bash】 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レベルが\V[106]に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level \V[1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】
最大HP＋\V[397]、
攻撃力＋\V[398]、　防御力＋\V[399]、
技術力＋\V[400]、　敏捷性＋\V[401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【Hime】
Max HP ＋\V[397],
STR ＋\V[398], DEF ＋\V[399],
FIN ＋\V[400], AGI ＋\V[401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っと・・・ど、どうすればいい？
　とりあえず突撃しちゃおっか？</text:p>
          </table:table-cell>
          <table:table-cell table:style-name="ce0" office:value-type="string">
            <text:p>Battle tutorial</text:p>
          </table:table-cell>
          <table:table-cell table:style-name="ce0"/>
          <table:table-cell table:style-name="ce0" office:value-type="string">
            <text:p>Hamuko
「Uhh... w-what should I do?
　I guess I'll start by charging in?</text:p>
          </table:table-cell>
          <table:table-cell table:style-name="ce0"/>
          <table:table-cell table:style-name="ce0" office:value-type="string">
            <text:p>Hamuko
「Uhh... w-what should I do?
　I guess I'll just charge in?</text:p>
          </table:table-cell>
          <table:table-cell table:number-columns-repeated="1018"/>
        </table:table-row>
        <table:table-row>
          <table:table-cell table:style-name="ce0" office:value-type="string">
            <text:p>レグマ
「むやみに暴れるな。　無駄に体力を消耗する
　だけだぞ。</text:p>
          </table:table-cell>
          <table:table-cell table:style-name="ce0"/>
          <table:table-cell table:style-name="ce0"/>
          <table:table-cell table:style-name="ce0" office:value-type="string">
            <text:p>Regma
「Don't be reckless. You'll only tire yourself
　out.</text:p>
          </table:table-cell>
          <table:table-cell table:style-name="ce0"/>
          <table:table-cell table:style-name="ce0" office:value-type="string">
            <text:p>Regma
「Don't be reckless. You'll only wear yourself
　out.</text:p>
          </table:table-cell>
          <table:table-cell table:number-columns-repeated="1018"/>
        </table:table-row>
        <table:table-row>
          <table:table-cell table:style-name="ce0" office:value-type="string">
            <text:p>レグマ
「ここは、ありとあらゆるRPGを極めつくした
　俺の指示をよく聞いて行動するんだ。</text:p>
          </table:table-cell>
          <table:table-cell table:style-name="ce0"/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style-name="ce0"/>
          <table:table-cell table:style-name="ce0" office:value-type="string">
            <text:p>Regma
「I know the ins-and-outs of all sorts of RPGs,
　so act on my instruction.</text:p>
          </table:table-cell>
          <table:table-cell table:number-columns-repeated="1018"/>
        </table:table-row>
        <table:table-row>
          <table:table-cell table:style-name="ce0" office:value-type="string">
            <text:p>はむこ
「わかった・・・じゃ、任せるね！</text:p>
          </table:table-cell>
          <table:table-cell table:style-name="ce0"/>
          <table:table-cell table:style-name="ce0"/>
          <table:table-cell table:style-name="ce0" office:value-type="string">
            <text:p>Hamuko
「Got it... okay, leave it to me!</text:p>
          </table:table-cell>
          <table:table-cell table:style-name="ce0"/>
          <table:table-cell table:style-name="ce0" office:value-type="string">
            <text:p>Hamuko
「All right... you can count on me!</text:p>
          </table:table-cell>
          <table:table-cell table:number-columns-repeated="1018"/>
        </table:table-row>
        <table:table-row>
          <table:table-cell table:style-name="ce0" office:value-type="string">
            <text:p>戦闘チュートリアルを開始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mmencing the combat tutorial.</text:p>
          </table:table-cell>
          <table:table-cell table:style-name="ce0"/>
          <table:table-cell table:style-name="ce0" office:value-type="string">
            <text:p>Starting the combat tutorial.</text:p>
          </table:table-cell>
          <table:table-cell table:number-columns-repeated="1018"/>
        </table:table-row>
        <table:table-row>
          <table:table-cell table:style-name="ce0" office:value-type="string">
            <text:p>敵との戦闘が始まると、画面上部に
「全体メニュー」が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t the start of a battle, a "Top Menu" will be
displayed at the top of the screen.</text:p>
          </table:table-cell>
          <table:table-cell table:style-name="ce0"/>
          <table:table-cell table:style-name="ce0" office:value-type="string">
            <text:p>At the start of combat, a “Battle Menu” will
appear at the top of the screen.</text:p>
          </table:table-cell>
          <table:table-cell table:number-columns-repeated="1018"/>
        </table:table-row>
        <table:table-row>
          <table:table-cell table:style-name="ce0" office:value-type="string">
            <text:p>全体メニューでは、
「戦う」、「アイテム」、「逃げる」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rom the Top Menu, you can select between
"Fight", "Items", and "Run".</text:p>
          </table:table-cell>
          <table:table-cell table:style-name="ce0"/>
          <table:table-cell table:style-name="ce0" office:value-type="string">
            <text:p>From this Battle Menu, you can select
“Fight“, “Items”, and ”Run”.</text:p>
          </table:table-cell>
          <table:table-cell table:number-columns-repeated="1018"/>
        </table:table-row>
        <table:table-row>
          <table:table-cell table:style-name="ce0" office:value-type="string">
            <text:p>まずは「戦う」を選んでくださ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Please start by choosing "Fight".</text:p>
          </table:table-cell>
          <table:table-cell table:style-name="ce0"/>
          <table:table-cell table:style-name="ce0" office:value-type="string">
            <text:p>Let's start by choosing “Fight”.</text:p>
          </table:table-cell>
          <table:table-cell table:number-columns-repeated="1018"/>
        </table:table-row>
        <table:table-row>
          <table:table-cell table:style-name="ce0" office:value-type="string">
            <text:p>「戦う」を選ぶと、行動力の高いキャラから順に
行動する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pon selecting "Fight", characters will be able
to act in order of initiative.</text:p>
          </table:table-cell>
          <table:table-cell table:style-name="ce0"/>
          <table:table-cell table:style-name="ce0" office:value-type="string">
            <text:p>Upon selecting “Fight”, characters will be able
to act in order of initiative.</text:p>
          </table:table-cell>
          <table:table-cell table:number-columns-repeated="1018"/>
        </table:table-row>
        <table:table-row>
          <table:table-cell table:style-name="ce0" office:value-type="string">
            <text:p>味方キャラが行動可能になると、
コマンドメニューが表示され
「攻撃」、「スキル」、「待機」
が選択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n allied character is able to act, a
command menu will be shown from which you
can choose "Attack", "Skills", or "Wait".</text:p>
          </table:table-cell>
          <table:table-cell table:style-name="ce0"/>
          <table:table-cell table:style-name="ce0" office:value-type="string">
            <text:p>When a party member is able to act, a
command menu will be shown from which you
can choose either “Attack“, “Skills”, or
”Wait”.</text:p>
          </table:table-cell>
          <table:table-cell table:number-columns-repeated="1018"/>
        </table:table-row>
        <table:table-row>
          <table:table-cell table:style-name="ce0" office:value-type="string">
            <text:p>「攻撃」を選び、敵にダメージを与え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Let's choose "Attack" and deal some damage
to the opponent.</text:p>
          </table:table-cell>
          <table:table-cell table:style-name="ce0"/>
          <table:table-cell table:style-name="ce0" office:value-type="string">
            <text:p>Let's deal some damage to the opponent by
choosing “Attack”.</text:p>
          </table:table-cell>
          <table:table-cell table:number-columns-repeated="1018"/>
        </table:table-row>
        <table:table-row>
          <table:table-cell table:style-name="ce0" office:value-type="string">
            <text:p>コマンドメニューの「スキル」を選ぶと、
特殊な攻撃などを繰り出すことができますが、
今のはむこは何も覚えていないので選択
でき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By choosing "Skills" from the command menu,
special attacks and moves can be unleashed.
However, Hamuko doesn't know any skills yet,
so this can't be selected.</text:p>
          </table:table-cell>
          <table:table-cell table:style-name="ce0"/>
          <table:table-cell table:style-name="ce0" office:value-type="string">
            <text:p>By choosing “Skills” from the command menu,
special attacks and moves may be used.
However, Hamuko doesn't know any skills yet,
so this can't be selected.</text:p>
          </table:table-cell>
          <table:table-cell table:number-columns-repeated="1018"/>
        </table:table-row>
        <table:table-row>
          <table:table-cell table:style-name="ce0" office:value-type="string">
            <text:p>「待機」を選ぶと、何もせずに自分の行動を
終了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f you choose "Wait", you can skip your turn
without doing anything.</text:p>
          </table:table-cell>
          <table:table-cell table:style-name="ce0"/>
          <table:table-cell table:style-name="ce0" office:value-type="string">
            <text:p>Choosing “Wait” will skip your turn without
doing anything.</text:p>
          </table:table-cell>
          <table:table-cell table:number-columns-repeated="1018"/>
        </table:table-row>
        <table:table-row>
          <table:table-cell table:style-name="ce0" office:value-type="string">
            <text:p>「全体メニュー」は、まず戦闘開始時に表示
されます。その後は敵や味方が5回行動を
取るごとに表示され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"Top Menu" will be shown at the start of
combat, and then after every 5 turns taken by
our enemies and allies in battle.</text:p>
          </table:table-cell>
          <table:table-cell table:style-name="ce0"/>
          <table:table-cell table:style-name="ce0" office:value-type="string">
            <text:p>The “Battle Menu” will be shown at the start
of combat and then after every 5 turns taken
by both allies and enemies.</text:p>
          </table:table-cell>
          <table:table-cell table:number-columns-repeated="1018"/>
        </table:table-row>
        <table:table-row>
          <table:table-cell table:style-name="ce0" office:value-type="string">
            <text:p>敵が複数いる場合、ターゲットカーソルを
アローキーで動かして、攻撃対象を選ぶ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there are multiple enemies, you can
choose the target of your attacks, shown by
the target cursor, using the arrow keys.</text:p>
          </table:table-cell>
          <table:table-cell table:style-name="ce0"/>
          <table:table-cell table:style-name="ce0" office:value-type="string">
            <text:p>When there are multiple enemies, you can
select the target of your attacks, shown by
the target cursor, by using the arrow keys.</text:p>
          </table:table-cell>
          <table:table-cell table:number-columns-repeated="1018"/>
        </table:table-row>
        <table:table-row>
          <table:table-cell table:style-name="ce0" office:value-type="string">
            <text:p>時々、ダメージが2倍に跳ね上がる
「クリティカルヒット」が出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a double-damage "Critical Hit"
will occur.</text:p>
          </table:table-cell>
          <table:table-cell table:style-name="ce0"/>
          <table:table-cell table:style-name="ce0" office:value-type="string">
            <text:p>Occasionally, a “Critical Hit” can occur, dealing
double damage.</text:p>
          </table:table-cell>
          <table:table-cell table:number-columns-repeated="1018"/>
        </table:table-row>
        <table:table-row>
          <table:table-cell table:style-name="ce0" office:value-type="string">
            <text:p>敵から攻撃を受けた際、反撃を繰り出す
「カウンター」が発動する場合があり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en attacked by an enemy, our allies may
execute a "Counter", responding with an
attack of their own.</text:p>
          </table:table-cell>
          <table:table-cell table:style-name="ce0"/>
          <table:table-cell table:style-name="ce0" office:value-type="string">
            <text:p>When attacked, party members may “Counter”
by responding with an attack of their own.</text:p>
          </table:table-cell>
          <table:table-cell table:number-columns-repeated="1018"/>
        </table:table-row>
        <table:table-row>
          <table:table-cell table:style-name="ce0" office:value-type="string">
            <text:p>カウンターの発動確率や威力は、攻撃を
受けたキャラの防御力に依存し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chance of a counter occurring, and its
power, depends on the Defense of the
character.</text:p>
          </table:table-cell>
          <table:table-cell table:style-name="ce0"/>
          <table:table-cell table:style-name="ce0" office:value-type="string">
            <text:p>The chance of a counter, and its power,
depend on the “Defense” of the character.</text:p>
          </table:table-cell>
          <table:table-cell table:number-columns-repeated="1018"/>
        </table:table-row>
        <table:table-row>
          <table:table-cell table:style-name="ce0" office:value-type="string">
            <text:p>こもんイベント１１５番参照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、このタイミングでセーブするのは危険の
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it would be too dangerous to
save righ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れよ。　古代竜族の鱗をまだ拾って
いないのではない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ンジョンの入り口まで戻り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turn to the dungeon entran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は使えないよう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t seems like you can't use that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上げ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aise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現率を普通に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et the encounter r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わ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us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き、来たいなら来ればいいじゃないっ」</text:p>
          </table:table-cell>
          <table:table-cell table:style-name="ce0"/>
          <table:table-cell table:style-name="ce0"/>
          <table:table-cell table:style-name="ce0" office:value-type="string">
            <text:p>Tsundere Doll “C-Come at me, if you wan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形「普通が一番よねっ」</text:p>
          </table:table-cell>
          <table:table-cell table:style-name="ce0"/>
          <table:table-cell table:style-name="ce0"/>
          <table:table-cell table:style-name="ce0" office:value-type="string">
            <text:p>Tsundere Doll “Normal is best, isn'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遭遇するエリアでないと使え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se that in areas without enemi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お腹たぷんたぷんだ・・・
無理に飲みますか？（HP回復量が半減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omach is full to bursting...
Force her to drink? (HP recovery halved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を捨てるだと！？！？
そんなの青くらげが許さんぞ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アイテムを捨てるだって？
おいおい、エイプリルフールにはまだ早いぜ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want to discard that item? Oi oi,
it's a little early for April Fools' joke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アイテムを捨て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scard this item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こっか・・・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… Ready to go…
</text:p>
          </table:table-cell>
          <table:table-cell table:style-name="ce0" office:value-type="string">
            <text:p>R... Ready to g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ー。</text:p>
          </table:table-cell>
          <table:table-cell table:style-name="ce0"/>
          <table:table-cell table:style-name="ce0"/>
          <table:table-cell table:style-name="ce0" office:value-type="string">
            <text:p>I'm baaack!</text:p>
          </table:table-cell>
          <table:table-cell table:style-name="ce0" office:value-type="string">
            <text:p>I'm baaack—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行こっか。</text:p>
          </table:table-cell>
          <table:table-cell table:style-name="ce0"/>
          <table:table-cell table:style-name="ce0"/>
          <table:table-cell table:style-name="ce0" office:value-type="string">
            <text:p>All right, 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待たせてごめんね。</text:p>
          </table:table-cell>
          <table:table-cell table:style-name="ce0"/>
          <table:table-cell table:style-name="ce0"/>
          <table:table-cell table:style-name="ce0" office:value-type="string">
            <text:p>Sorry for the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終わったよー。</text:p>
          </table:table-cell>
          <table:table-cell table:style-name="ce0" office:value-type="string">
            <text:p>After 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I’m all done.</text:p>
          </table:table-cell>
          <table:table-cell table:style-name="ce0" office:value-type="string">
            <text:p>'Kay, I'm all done—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う・・・すっきりした。</text:p>
          </table:table-cell>
          <table:table-cell table:style-name="ce0"/>
          <table:table-cell table:style-name="ce0"/>
          <table:table-cell table:style-name="ce0" office:value-type="string">
            <text:p>Fuu... much bet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。　えへへ・・・</text:p>
          </table:table-cell>
          <table:table-cell table:style-name="ce0"/>
          <table:table-cell table:style-name="ce0"/>
          <table:table-cell table:style-name="ce0" office:value-type="string">
            <text:p>Kept you waiting. Eheh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、助かったぁ・・・！</text:p>
          </table:table-cell>
          <table:table-cell table:style-name="ce0"/>
          <table:table-cell table:style-name="ce0"/>
          <table:table-cell table:style-name="ce0" office:value-type="string">
            <text:p>Haah, I'm sav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！</text:p>
          </table:table-cell>
          <table:table-cell table:style-name="ce0"/>
          <table:table-cell table:style-name="ce0"/>
          <table:table-cell table:style-name="ce0" office:value-type="string">
            <text:p>Aaah, so much bet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へ・・・は、恥ずかしいとこ見られちゃった。</text:p>
          </table:table-cell>
          <table:table-cell table:style-name="ce0"/>
          <table:table-cell table:style-name="ce0"/>
          <table:table-cell table:style-name="ce0" office:value-type="string">
            <text:p>Ehehe... th-that was kind of embarrass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すっきりした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… much better!
</text:p>
          </table:table-cell>
          <table:table-cell table:style-name="ce0" office:value-type="string">
            <text:p>Aah... much bett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危なかったぁ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u, th-that was close…
</text:p>
          </table:table-cell>
          <table:table-cell table:style-name="ce0" office:value-type="string">
            <text:p>Fuu, th-that was clos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・・・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anks for waiting...////
</text:p>
          </table:table-cell>
          <table:table-cell table:style-name="ce0" office:value-type="string">
            <text:p>Th-Thanks for waiting, haha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ー・・・もうダメかと思ったよ～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—… I thought I wouldn’t make it~…
</text:p>
          </table:table-cell>
          <table:table-cell table:style-name="ce0" office:value-type="string">
            <text:p>Haa—... I thought I wouldn't make it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お待たせ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Th-Thanks for waiting...////
</text:p>
          </table:table-cell>
          <table:table-cell table:style-name="ce0" office:value-type="string">
            <text:p>Um... th-thanks for wait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あと少しでもれちゃうトコだったよ・・・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ew… a few more seconds and there would have been a flood…)
</text:p>
          </table:table-cell>
          <table:table-cell table:style-name="ce0" office:value-type="string">
            <text:p>(Haah... a few more seconds and I would've
caused a flood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・・・もぉムリ・・・っ、我慢できな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！　パンツに出ちゃう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勧め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ommend peeing outside?
</text:p>
          </table:table-cell>
          <table:table-cell table:style-name="ce0" office:value-type="string">
            <text:p>Suggest she pee outsid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ーーーっ！！　ま、待って！！　ま、
まだ出ちゃだめえぇ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が・・・パンパンで苦しいよ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いそう・・・！　ど、どうしよう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つかはしないとならないもん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先におトイレ行かせて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なり前から我慢してたの・・・だから、そろそろ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・・・こ、ここでしないとダメ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この辺にはおトイレなんて無いし・・・
う、うん・・・わか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え？　こ、ここで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のど渇いたよ・・・お水飲みた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どうしても我慢できなく
なっ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たんだけど、漏らしちゃった・・・ぐ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わたし、ちょ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トイレ的なところに行きたい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よう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ん、気のせいじゃない・・・行きたい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決着の時が来た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！　わたし達ならきっと勝て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たぶんおそらく、60％くらいの確率で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は、大陸北部にある“白銀の森”を
抜けたところに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ってる！？　うおおおお！！　わたしの
記憶力すごい！！　天才かも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あの死神ちゃんとレグマくんって
知り合いだったの？　違う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お互い知った仲みたいだったから
ビックリしちゃっ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内の熱をさ、冬まで保存できたら
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今度は冬の冷気を夏まで保存するの！
グッドアイデア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四季が無くなっちゃうかな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でイオンマテルを手に入れれば、
時空玉も作れるし、たこやきちゃんの
スターシップも動かせるし、一石二鳥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どのくらいの量を集めればいい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や・・・む、無理・・・限界・・・もう限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・・・おしっこ・・・も、もれちゃ・・・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、でちゃうっ！　でちゃ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いそう・・・どうしよう・・・
このまま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どこぉ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、その手があったね・・・ぜんぜん考えて
なかったけど、もう、仕方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・・・ねえ、ずっと我慢してるの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集中できないよ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気が引けるけど・・・も、もう我慢するの
辛いし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言ってる場合じゃな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やだ・・・早くパンツ替えたいよ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途中でおトイレあったら寄って行こ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、そろそろ休憩した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下腹部のこの感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れがいわゆる尿意だ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青カラットも白カラットも、
やっつけられ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魔界門の情報が手に入ったし、進捗あり
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！　早く姫さまのところに行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はあの、掴みどころのない白カラッ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例え干渉剤という名の切り札を持っていると
しても、油断はでき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っし！！　あとはこの2つの材料を持って
ルミィさんの所に行くだけ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ルミィさんはどこにいるん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なぁ～、たこやきちゃんの翻訳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いうのが一つあると心強いよね～！
日常では、まず使わないけど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にまた会えるん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は羽目を外さないように気をつけないとね！
楽しみだな～！　デュフフフ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明らかに蛾だね、レリグ・イアス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も、めっちゃ巨大な蛾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夜行性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忘れもしない、あれは5月の下旬頃だ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体育の授業が終わり、更衣室で着替えていた
わたしは、ふと背後に気配を感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・・・次の瞬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肛門から、天へと穿つ落雷がっ！！！
あああああああああぁぁぁっぁあぁぁぁ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さて、お次はいよいよ危険な種族のいる
森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よりも危険なのかな？　そんなことは
な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沼に入ると、きっと毒ダメージくらっちゃう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っ！　こんな時に毒消し草があれば
安心なのに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白カラットの一撃、すごく痛か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ぶん300万ダメージくらい喰らったんじゃ
な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うむり・・・っ！！　で、で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・・・おしっこ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ねがいっ、ま、まにあ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・・・っ、もうだめ・・・！　おしっこ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我慢でき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少し・・・少しだけ待って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そ、そろそ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あの・・・お、おトイレ行きたい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無いみたいだし・・・、し、しかた
ないよね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！？　や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時、ちゃんとおトイレ行っておけ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こんなことには・・・ならなかったのに・・・
ぐす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（ボソ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！　き、聞こえた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その・・・そ、そういうこと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定期的な休憩は、健康維持に必須なん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若者だからって、無理しちゃいけないと
思うん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白カラットが動いたみたいだ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さんを100メートル吹っ飛ばすほどの力で
熾天宮を壊して、熾力を消滅させるつもり
なのかな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の地下に研究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、どこかで聞いたことのあ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！！　バイオだ！！　バイオ○ザード
にありがちなヤツだ！！　うほっほ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を連れてお城に戻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ナントカの鱗と、あと紅茶の茶葉から抽出できる
ナントカっていう成分があれば、ナントカっていう
薬ができるもん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を歩いてきた人から「おーい！」って声
かけられたから、「はーい！」って返事し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私の後ろにいる人に声かけてた時って
あるよね？　めっちゃ恥ずかしい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うん。　今話す話題じゃな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蜃気楼の谷”って、こむちゃんが仲間に
加わった場所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ことは、またあの暑～い砂漠エリア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はジャングルのどこかに連れて
行かれたんだ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と言えば毒ヘビだよ！　マングース
が仲間になってくれたら心強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思ったけど、騎士団長さんって大変な
仕事なんだ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の管理はもちろん、城の公務も
やってるし、何かあったら体を張って守りに
行かなくちゃならないんだも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わたし、騎士団長にはなら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に会えちゃったね！！
大きかったね、オッシ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会う時は背中に乗りた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でオッシーを見つけ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首長竜みたいな、ああいう感じの怪獣
だよ！！　楽しみだ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へ戻って、赤カラットや青カラット、それと
白カラットの対策を考えないと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最近は右を向いても左を向いても
カラットばっか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、あ、ぅ・・・も、だ・・・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-Aah, uuh... no... mo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んかい・・・なの・・・ぉ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at... my...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、ぁ、ああっ、でちゃううぅ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, aa-aaah, it's coming ouuu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い・・・っ、ねえ、もう・・・無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is is bad... hey, I can't... hold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ぉ、おしっこ・・・行きた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go to the... I-I wanna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ぅ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u, 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我慢・・・できないぃ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can't... hold it... 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あの、おトイレ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umm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本当に、行きたいんだけど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d really like to go right about 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うん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ちゃうよりは・・・いいよ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better than... losing it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まだ、ちょっと、無理だよ・・・さすがに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's no way... I could do that... not y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間に合わなかったよ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I didn't mak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Reguma-k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いにくいんだけど、わたし、ちょっと・・・
おトイレに・・・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hate to say it, but I wanna go...
Y'know, to the 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この辺におトイレあったか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Come to think of it, I wonder if there was a
toilet around her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寄りたくなってきちゃった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'm kinda getting to that poin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！　宇宙人ちゃんのバイザー、
かっこいいな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付けてみたいなぁ！　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の誘拐（？）事件も、カラットたちが
絡んで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としたら、ほんと人騒がせだ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ウワサにたがわぬ、いい湯だ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もう、わたし達も負けてらん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風呂と争うわけじゃないけど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レグマく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我々が向かうべき場所は、もちろん
分かってるよ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何も言わ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言わない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すぐに入れなかったのは残念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退治も入浴前の運動だと思えば、
なんてことはない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、言っていいのか分からないこと
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っていう割には、そんなに“秘”じゃない
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ん・せん♪　Ｏ・Ｎ・ＳＥ・Ｎ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が出てきて応・戦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！　ブッソウなこと言っちまったぜ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館長のことを報告しに行かなくちゃ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・・・わたしが館長に捕まって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をさせられた事は、省略してい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が裏でよからぬことをやってたなんて
残念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熾力パワーアップの希望が裏切られた
のがショック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で行方不明のビオラさんを探しに
行く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こ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ジンブー村の騎士団長さんと合流し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こでビオラさんの救出作戦を練る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る・・・でちゃう・・・っ　もう、でちゃう、
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そこの物陰まで・・・っ　お願い・・・
出ないで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よぉ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我慢できないのっ！　もう、もう・・・
もれそ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本当はこんなことしないんだけ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ぇ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お願い・・・おトイレ行かせ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ままじゃ集中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うイジワル言う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嫌いになっちゃうよ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！！　おしっこのにおいするから
近づかないで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言う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に行きたいかな～？　とか・・・
思っちゃったりす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次の休憩はいつに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その・・・催してき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！　心強い仲間も増えたところで、
一度お城の姫様に報告に戻ろ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また、何らかの新事実がわたし達を
待ってるよ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さーーーん！！　どこですか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てきてくださー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づ～い～よ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言うと余計に暑くなるのは分かってる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・・・言わずにはいられないよ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いたい想像はしてた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の日差しはヤバい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王って聞くと、なんかこう、ランプの魔人
みたいなのをイメージするな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はどういうのを想像す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ね！！　“ヒトならざる仲間”のことで
頭いっぱい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獣系かな！？　精霊系かな！？
ゾンビ系かな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ゾンビはい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カラットに蒼麗カラット・・・ややこ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カンドネームって何だっけ？
パンなんとかと、ジェル・・・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時はどうなるかと思ったけど、あの鉄砲娘の
おかげで助かった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、何者なんだろ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・・・もう・・・おトイレ我慢・・・
できない・・・かも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じゃもう、それしか無いんだよね・・・っ！
わたしのせいじゃないよ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実は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おトイレ・・・我慢してて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・・・こんなとこにおトイレ無いの
分かってる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だけ・・・我慢してみ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、やばい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、けっこう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どこ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早く脱出しないと・・・その・・・
あれ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歩きまわって出口を見つけよ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イ感じにとんとん拍子で進む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城に戻って、姫様にいっぱい誉めて
もらお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の四天王は、どんな名前なんだろう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で戦ったのが確か・・・こめきち・・・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姫さまに研究の事と四天王の事を
報告しなきゃ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we need to go report back to the
Princess about the research and the Four
Hellish K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これって俗に言う、
「良い知らせと悪い知らせ」じゃん！
言ってみたい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ight! It's like when people say,
"I have good news and bad news," right?!
I wanna be the one to say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り、むり・・・もうむりっ、出ちゃ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, no... I can't hold it in, it's coming ou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あ、もれちゃうう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aaah, it's comiiiiiiing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っ　はぁっ、ぁあああ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ah, haah, aaAA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、も、もう・・・おトイレ行かないと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f... I don't get to the toilet soon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我慢・・・できない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stand it anymooor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～っ！　は、恥ずかしいけど・・・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u～! I-It's so embarrassing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無理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bear it any longer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、おトイレ行きたくなっちゃって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, I just need to go to the toilet really
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寄って行きたいの、お願い・・・っ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lease, let's go and find 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ooooh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じゃ、ちょっとだけ待ってて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, just wait here a minut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じゃできないよぉ・・・っ！　もう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...! Not in a place like this...! Geez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・・・どうしても・・・我慢できなくなっちゃって
・・・うぅ・・・っ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I tried as hard as I could... and I still couldn't
hold it in...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ええと・・・そ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uhhh... se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おトイレに行きたい気がする・・・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thinking... maybe I could use a little
bathroom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もし途中にさ・・・休憩できそうな場所が
あったら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if we, uhh... find somewhere to take a rest
stop along the w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'know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いに四天王とか出てきちゃっ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Four Hellish Kings have finally come out
to pla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きっと、あれだよ！　四天王なのに
5人目がいるとか、そういうフラグだ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there's actually a secret fifth one, or
something! Now that'd be a plot twi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いとこヤマト村の村長に炭鉱が安全に
なったことを教え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should get back to the Yamato Village
Headman and tell him that we cleared the
coal mines, st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相手はアンデッドだったね！
なんか、名前の響きから想像ついちゃったも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ur target turned out to be an undead after
all! Somehow, I could just tell from its na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ﾄﾞﾔｧ!!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Doyaaah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ずは戦利品である牙を入手しよう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We'd better pick up our spoils, first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がしゃこうべって、きっと
アンデッド系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That Gashkull's definitely going
to be an Undead-type monst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何度倒しても蘇るような相手だったら
燃えるね！！　ピンチだけど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ll be so awesome if it comes back to life no
matter how many times we defeat it!! It'll be
pretty bad, thoug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公道ってほんとに狭い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paths in the Eastlands are all super narrow,
aren't the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土地自体はけっこう広い気がするんだけど
な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though the continent itself seems big
en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鍵を持って村長さんのとこに
行こ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 now, all we need to do is get this key back
to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のためにも、頑張って修羅塔を
攻略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ive it our all and get to the top of Asura
Tower! For Mr. Headma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鍵を持って帰ったら、きっと喜ぶよ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'll be so happy if we manage to bring back
the key~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居場所を知っていそうな人を
探す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find someone who might know
where Gashkull is hid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がしゃこうべってどん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hat do you think it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の予想だとさ、地面からでっかい
ドクロが生えてる感じだと思う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bet it's like some kind of huge skull growing
right out of the grou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、も、もう限界ぃ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o, I-I'm gonna explode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、できな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... h-hold ii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離れないでねっ！！　近すぎても
ダメだけどっ！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go too far, okay?!! But you can't come
too close, either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したい・・・っ！　おトイレしたいぃ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...! I need to peee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っ、ど、どうしよぉ・・・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ooh... wh-what do I do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こ、怖いし・・・やだ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 it's t-t-too s-scary... I can't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したい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need to use the toile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幽霊船でおトイレなんて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... I'm not so sure about using phantom ship
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・・・！？　こ、こんなとこでするなんて・・・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...?! Y-You don't mean right here, do you...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よぅ・・・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t a chanc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だもん・・・！　こんなとこでおトイレ
我慢し続けるなんて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-What was I mean to do...?!  How could
anyone hold it fo so long in a place like thi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時にあれなんだけどさ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know it's not a good time for this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船・・・おトイレ使えるのかな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onder if you can... use the toilets on this
ship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kinda need go to the bathroom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h-What should I do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遊園地のお化け屋敷とか、けっこう制覇してる
から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can get through haunted houses at amusement
parks just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ぜんぜんコワクナイヨー！　あははは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scared one bit—! Ahahah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船の中って見て回ったことない
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me to think of it, I haven't really seen much
of the ship y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、甲板いこうよ、甲板！　奇麗な海原が
見られるかもよ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, I know, let's go to the deck! We might
be able to see the beautiful ocean view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魔物だってさ！　どんなのかな！
妖怪系かな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Eastern
monsters, I mean?! I bet they're like
Yōkai​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ザザーブの船にはお世話になりっぱなし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Man, we're really making good use of those
ships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館長さんを探して挨拶しよう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we'd better go find whoever's in
charge of the lab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にいる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ere they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クイズです！　次の目的地は
どこでしょう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Pop quiz! Where is our next destination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解！　ユーリャ教会の南にある秘密の
研究館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ooorrect! It's the secret laboratory south of
St. Yuria'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合格だよ、レグマくん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ll points, 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にいる姫さまのとこに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we're going back to see the Princess at
the cas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善は急げだよ、レグマくん！　善かどうかは
分からないけ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When you have no doubts, hurry forth”!
Although, we may a have a few doub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ーて、今度はマハイ山でトロッコ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next up is the railroad up at Mt.
Mahai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いっぱい乗るよ！　トロッコ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nna fill up those rail cars! Rail cars,
wah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あ・・・だ、だめぇ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th-that's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げ、げ、限界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at my limi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うっ・・・い、行って・・・くる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uu... I-I'll be... right bac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、レグマくん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-Reguma-ku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わたしもう・・・もう我慢できないよ・・・っ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but I'm... at my breaking poi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に方法ない・・・よね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there's no other way...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・・・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it here a sec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あのさ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...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くて、ちょっと・・・やばめかな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go the bathroom, and its... maybe
kind of bad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わ、わかった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g-got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ちゃうと、あれだもんね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push myself, or *that* might happe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・・・それは・・・その・・・っ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way.. that's...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まり見ないで・・・はずかしい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n't look at me... I'm so ashame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... *wiggle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ね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so…</text:p>
          </table:table-cell>
          <table:table-cell table:style-name="ce0" office:value-type="string">
            <text:p>Um, s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possible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トイレ、行きたい・・・かも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I might kinda... need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寒いから体が冷えるね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really is brisk out here, h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うん・・・なんでもないよ。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ah... it's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さまに会うために中央部へ戻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back to the Midlands to see the
Princes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船に乗れるよ！　やっ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wo ferries in one day! Wah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煉絶ちゃんを追いかけても危ないし、
まずは町の団長さんのとこに戻ろ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 might be too dangerous to chase after
Hellfire-chan right now, so how about we get
back to the Commander in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中って、絵に描いたようにゲドゲドした
所だ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inside of the base looks like something
out of a movi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ういうのいいよ～！　燃えてきたよ～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at's so cool～! I'm gettin' fired up～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っほほ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uuhohoho——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壁のどこかに横穴があって、その先に
煉絶さんの拠点があるん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where in the side of the cliff, there's a
hole leading to the Duchess of Hellfire's b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気を引き締め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! Brace for impac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バルギーンの町にいる自治警団長
さんに「雪原がすごく危険」って伝えるんだよ
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irst things first, let's head back to Barugīn
Town and tell the SDU Commander just how
dangerous the snowfields a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さんを倒すチャンスだったかもしれない
けど、この寒さじゃね～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know we have an opportunity to find and
take the Duchess of Hellfire down, but it's
just way too chilly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崩は怖いけど・・・頑張って調査しなくちゃ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kinda scared of snowslides, but... we have
to do our best to investig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、ファイト！　ファイトミ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muko, ganbarimasu!
Watashi ganbarimasu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やっと北の雪原を調査できる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ith this, we can finally go conduct our
investigation of the snowfiel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、いるかな？　頑張ってやっつけ
よ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Duchess of Hellfire, can you hear me?
Watch out, 'cause we're coming for you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！　洞窟で遭難しちゃった新人兵の
人を捜そ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eguma-kun! Let's go look for the lost soldier
inside the cav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洞窟のどこかにいるはず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y've gotta be somewhere in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っ・・う、ぅ・・・！　出ちゃう・・・出ちゃう・・・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ngh... hh...! It's coming... it's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ぅ・・・出ちゃう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serious, my pee is... really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あっ、も、もう限界ぃっ！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h... I, I can't take it anymore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、お、おトイレ・・・行きたいよ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wah, I-I wanna... use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・・・も、も、漏れちゃう・・・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t this rate, I'll... w-w-wet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緊急事態だからね！　不可抗力だからね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an emergency situation! Force majeu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ごめん・・・！　ちょ、ちょっとおトイレ
行きたいんだけど・・・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sorry, but...! I, I kind of need
to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長くは我慢できない・・・かも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can't wait much longer... probab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わかった。　しょうがないよね・・・</text:p>
          </table:table-cell>
          <table:table-cell table:style-name="ce0" office:value-type="string">
            <text:p>Outdoor pee (wet)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... Fine... got it. I have no other ch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はは・・・それはさすがに無理だよ・・・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haha... there's no way I could do tha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・・・ご、ごめんね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uu... s-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（もじもじ）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 *squirm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～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-Uhh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とか・・・したいかな？　・・・あはは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ou wanna... take a break? ...Ahaha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ちゃんと、我慢するから・・・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hold it in properly next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トイレ行きたくなってきたかも・・・。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think I need to go pe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まだ我慢できるし、みんなの歩みを
　止めちゃうのは悪いしなぁ・・・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But I can hold it for the time being. And I
don't want to slow everyone down, either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零下の洞窟ってどんなところなの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kind of place Sub-Zero Cave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間違いなく寒いんだろう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ll, it's no doubt gonna be freez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ができたら北上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our things together, and then off
to the north we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して、うまくいけばラスボス戦・・・ごくっ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d then, we might even face off against the
final boss... *gulp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ザザーブを目指して、マハイ山を
越えて行こ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take the path over Mt. Mahai to Zazābu
Port Tow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後は船で北部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e're taking the boat to the nor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～、いい運動になる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ew～, this is some pretty good exerci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熾天宮で起こった出来事を姫様に
報告し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yway, let's go back and tell the Princess what
happened in the Heavenly Pal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向こうでも何か動きがあったかもしれないし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mething may have happened over there, to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の奥、何があるんだろう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's waiting for us in the back of the
Heavenly Pal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アレでしょ！　伝説の剣とか槍とか、
そういう感じのやつ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otta be a legendary sword or lance or
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でもレーザー兵器的なのも捨て
がたいですなぁ！　ふほほう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I wouldn't pass up a laser weapon, though!
Fuhoho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ぅ・・・っ！　だめ・・・っ！　でちゃうぅ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n…! I can’t…! It’s coming out!!
</text:p>
          </table:table-cell>
          <table:table-cell table:style-name="ce0" office:value-type="string">
            <text:p>Ah, uu...! I can't...!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が、がまんできないよぉ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… c-can’t hold it…!!
</text:p>
          </table:table-cell>
          <table:table-cell table:style-name="ce0" office:value-type="string">
            <text:p>I... c-can't hold it anymor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まだダメっ、そこの・・・物陰まで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h, it’s no use, I’ll use… that spot over there!!
</text:p>
          </table:table-cell>
          <table:table-cell table:style-name="ce0" office:value-type="string">
            <text:p>Ah, ah, it's no use, I'll... use that spot over
t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！　わ、わたし、その・・・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…! I, I think…!
</text:p>
          </table:table-cell>
          <table:table-cell table:style-name="ce0" office:value-type="string">
            <text:p>Reguma-kun...! I-I, that is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っ、我慢が・・・む、無理なんだけど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’s impossible... for me to keep holding it!
</text:p>
          </table:table-cell>
          <table:table-cell table:style-name="ce0" office:value-type="string">
            <text:p>There's no way... I-I can hold it any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ところでゴメンね・・・！　すぐ戻る
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 about this…! I’ll be right back!!
</text:p>
          </table:table-cell>
          <table:table-cell table:style-name="ce0" office:value-type="string">
            <text:p>S-Sorry about this...! I'll be right bac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近くに無いかな？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ren’t there any… bathrooms nearby?
</text:p>
          </table:table-cell>
          <table:table-cell table:style-name="ce0" office:value-type="string">
            <text:p>Aren't there any... toilets nearb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、ずっと我慢してて・・・そろそろ・・・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um, I’ve been very desperate for quite a while… pretty soon, I…
</text:p>
          </table:table-cell>
          <table:table-cell table:style-name="ce0" office:value-type="string">
            <text:p>Ah, um, I've been really desperate for quite
a while... pretty soon,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だよね。</text:p>
          </table:table-cell>
          <table:table-cell table:style-name="ce0" office:value-type="string">
            <text:p>Outdoor pee (wet)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, I guess you’re right.
</text:p>
          </table:table-cell>
          <table:table-cell table:style-name="ce0" office:value-type="string">
            <text:p>I, I guess you're right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してると、また恥ずかしいことになっちゃい
そうだし・・・</text:p>
          </table:table-cell>
          <table:table-cell table:style-name="ce0" office:value-type="string">
            <text:p>Outdoor pee (wet)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there’s no other way, it’s better than embarrassing myself again…</text:p>
          </table:table-cell>
          <table:table-cell table:style-name="ce0" office:value-type="string">
            <text:p>If there's no other way, it's better than
embarrassing myself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や、やだよ・・・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h? N-No way…!
</text:p>
          </table:table-cell>
          <table:table-cell table:style-name="ce0" office:value-type="string">
            <text:p>Huh? N-No 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ヘンなこと言わないでよ・・・！</text:p>
          </table:table-cell>
          <table:table-cell table:style-name="ce0" office:value-type="string">
            <text:p>Outdoor pee –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’t make weird suggestions…!
</text:p>
          </table:table-cell>
          <table:table-cell table:style-name="ce0" office:value-type="string">
            <text:p>Don't say weird stuff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匂うよね・・・？　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-Does it smell…? I’m sorry…
</text:p>
          </table:table-cell>
          <table:table-cell table:style-name="ce0" office:value-type="string">
            <text:p>D-Does it smell...? I'm sorr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う・・・またおトイレ行きたくなっちゃった・・・）</text:p>
          </table:table-cell>
          <table:table-cell table:style-name="ce0" office:value-type="string">
            <text:p>Chat –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h… I feel like I have to pee again…)
</text:p>
          </table:table-cell>
          <table:table-cell table:style-name="ce0" office:value-type="string">
            <text:p>(Uuh... I already feel like I have to pee
again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催してきちゃったんだけど・・・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’ve been… holding it in for a little while now…
</text:p>
          </table:table-cell>
          <table:table-cell table:style-name="ce0" office:value-type="string">
            <text:p>I've been... holding it in for a little while
now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う、ううん。　別に何でも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Oh, it’s nothing to worry about…
</text:p>
          </table:table-cell>
          <table:table-cell table:style-name="ce0" office:value-type="string">
            <text:p>Eh? Oh, n-no. It's nothing to worry abo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西部かぁ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 Westland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は中央部で森、洞窟、山なんかを越えて
来たけど、次は西部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ve overcome forests, caves and mountains
to get this far. Next up is the Westland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かなかの冒険だ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is quite the adventu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西にある地下道を抜ける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have to take the tunnel west of Lake
Oshi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“ヒャム地下道”だっけ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was it, “Hyamu Tunnel”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力を合わせて、一気に抜けちゃお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do our best to make it through altogeth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早く！！　お城だよ、お城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C'mon, Reguma-kun, c'mon!! We're going to
the castle, hurry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ねえ、私の髪の毛、乱れてない？
服装もヘンじゃないよね？　大丈夫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Hey, my hair isn't messy, right? My clothes
don't look weird, do they? Do I look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シャルシャルさんを家まで送ろうよ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or the time being, we have to see Sharu home safely.
</text:p>
          </table:table-cell>
          <table:table-cell table:style-name="ce0" office:value-type="string">
            <text:p>For the time being, we have to see
Sharusharu-san home safel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・・・行きたいなあ！　行きたいなあ！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 castle… I wanna go! I wanna go!
</text:p>
          </table:table-cell>
          <table:table-cell table:style-name="ce0" office:value-type="string">
            <text:p>The castle... I wanna go! I wanna go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・・・おしっこっ・・・おしっこ・・・っ！！）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Pee… pee… peeeeeeee!!)
</text:p>
          </table:table-cell>
          <table:table-cell table:style-name="ce0" office:value-type="string">
            <text:p>(Pee... pee... pee...!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ダメっ、これ以上我慢できないぃっ！）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’m done for, I can’t stand it anymore!)
</text:p>
          </table:table-cell>
          <table:table-cell table:style-name="ce0" office:value-type="string">
            <text:p>(I-I'm done for, I can't stand it anymore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の辺で・・・してくるっ！　待ってて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-Y-Yeah, over there… should do! Just wait for me!
</text:p>
          </table:table-cell>
          <table:table-cell table:style-name="ce0" office:value-type="string">
            <text:p>Y-Y-Yeah, over there... should do! Wait he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、どうしよ・・・！　こんな時におトイレ
・・・我慢できないよぉ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W-W-What should I do…!? I need the toilet… I can’t hold it…!)
</text:p>
          </table:table-cell>
          <table:table-cell table:style-name="ce0" office:value-type="string">
            <text:p>(W-W-What should I do...?! I need the toilet...
and at the worst possible time, too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・・・もれそう・・・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ah… I’m leaking…!)
</text:p>
          </table:table-cell>
          <table:table-cell table:style-name="ce0" office:value-type="string">
            <text:p>(Aah... I'm gonna leak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ね！　ちょっと、その・・・行ってくる
から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… I’ll be right back! 
</text:p>
          </table:table-cell>
          <table:table-cell table:style-name="ce0" office:value-type="string">
            <text:p>S-Sorry! I... I'll be back in no tim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、あのね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, um, hey…
</text:p>
          </table:table-cell>
          <table:table-cell table:style-name="ce0" office:value-type="string">
            <text:p>R-Reguma-kun, um, 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ちろんシャルシャルさんを見つけながらで
いいんだけど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aturally, looking for Sharu right now is really important, I know, but…
</text:p>
          </table:table-cell>
          <table:table-cell table:style-name="ce0" office:value-type="string">
            <text:p>Of course, it's important we find
Sharusharu-san as soon as possible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があったら、ちょっとだけ待って
もらってもいい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f we do come across a bathroom, it’s okay if I need to stop in there real quick, right…?
</text:p>
          </table:table-cell>
          <table:table-cell table:style-name="ce0" office:value-type="string">
            <text:p>If we do come across a bathroom, it's okay if
I need to stop in there real quick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うかな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hat should I do… 
</text:p>
          </table:table-cell>
          <table:table-cell table:style-name="ce0" office:value-type="string">
            <text:p>Wh-What should I do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失敗しないように済ませちゃったほうが
いいかな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would be better to get it over with instead of making the same mistake, huh…?</text:p>
          </table:table-cell>
          <table:table-cell table:style-name="ce0" office:value-type="string">
            <text:p>I, I guess it would be better to get it over
with than to have another acciden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うん。　わかった・・・</text:p>
          </table:table-cell>
          <table:table-cell table:style-name="ce0" office:value-type="string">
            <text:p>Outdoor pee (wet) - L5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kay. I understand… 
</text:p>
          </table:table-cell>
          <table:table-cell table:style-name="ce0" office:value-type="string">
            <text:p>O-Okay. Got i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れはちょっと・・・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’s a little…! 
</text:p>
          </table:table-cell>
          <table:table-cell table:style-name="ce0" office:value-type="string">
            <text:p>D-Don't say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おトイレでしないとダメだよ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 would be bad to do it anywhere besides a toilet…! 
</text:p>
          </table:table-cell>
          <table:table-cell table:style-name="ce0" office:value-type="string">
            <text:p>I'm a grown-up, I can't just not use a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早く着替えたい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 want to hurry up and change my clothes… 
</text:p>
          </table:table-cell>
          <table:table-cell table:style-name="ce0" office:value-type="string">
            <text:p>Reguma-kun, I wanna change out of these
clothes alread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に・・・またおトイレ行きたくなっちゃった
んだ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-And I… also need to use the toilet again… 
</text:p>
          </table:table-cell>
          <table:table-cell table:style-name="ce0" office:value-type="string">
            <text:p>A-And also... I need to use the toilet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・・・どこぉ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… where are you?
</text:p>
          </table:table-cell>
          <table:table-cell table:style-name="ce0" office:value-type="string">
            <text:p>Sharusharu-san... where are you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かなか見つからないね・・・（そわそわ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 seems like we’re really having a hard time finding her (*squirm*)
</text:p>
          </table:table-cell>
          <table:table-cell table:style-name="ce0" office:value-type="string">
            <text:p>Sh-She's nowhere to be found... *squirm*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・・・早く着替えないと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… I have to change out of these quickly…
</text:p>
          </table:table-cell>
          <table:table-cell table:style-name="ce0" office:value-type="string">
            <text:p>Ugh... I have to change out of these, quickl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さん、どこにいるのかな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haru, just where are you anyway?
</text:p>
          </table:table-cell>
          <table:table-cell table:style-name="ce0" office:value-type="string">
            <text:p>Just where is Sharusharu-san, anyw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がなきゃ・・・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-We should hurry…!
</text:p>
          </table:table-cell>
          <table:table-cell table:style-name="ce0" office:value-type="string">
            <text:p>W-We should hurr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建物のどこかに、シャルシャルさんが
捕まってるんだよね。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mewhere in this building, Sharu is being held captive.
</text:p>
          </table:table-cell>
          <table:table-cell table:style-name="ce0" office:value-type="string">
            <text:p>Somewhere in this building, Sharusharu-san
is being held captiv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見つけて、助けてあげなくちゃ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e gotta hurry, gotta find her, gotta save her!
</text:p>
          </table:table-cell>
          <table:table-cell table:style-name="ce0" office:value-type="string">
            <text:p>We gotta find her so we can save h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・・・っ、だめ・・・っ！　もう・・・限界ぃ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... Can't! It's... more than I...! 
</text:p>
          </table:table-cell>
          <table:table-cell table:style-name="ce0" office:value-type="string">
            <text:p>I... I can't...! It's more than... I ca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し、したい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 right now!! 
</text:p>
          </table:table-cell>
          <table:table-cell table:style-name="ce0" office:value-type="string">
            <text:p>I need... I need the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っ、もうヤバ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h, it's really bad now...! 
</text:p>
          </table:table-cell>
          <table:table-cell table:style-name="ce0" office:value-type="string">
            <text:p>Ahh, it's getting really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いそうなんだけど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oing to leak out...! 
</text:p>
          </table:table-cell>
          <table:table-cell table:style-name="ce0" office:value-type="string">
            <text:p>I-It's going to leak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わ、悪いんだけど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, I-It might be a bad time, but, um... 
</text:p>
          </table:table-cell>
          <table:table-cell table:style-name="ce0" office:value-type="string">
            <text:p>Reguma-kun, s-sorry to ask, but... um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から、ちょっと寄ってもらっても
いいかな・・・っ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need to pee, can we go to a bathroom please? 
</text:p>
          </table:table-cell>
          <table:table-cell table:style-name="ce0" office:value-type="string">
            <text:p>I need to use the toilet, so can we please
take a rest stop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どうしよう、おトイレ行きたいけど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... What should I do? I have to go to the bathroom...) 
</text:p>
          </table:table-cell>
          <table:table-cell table:style-name="ce0" office:value-type="string">
            <text:p>(Ah... What should I do? I have to go to the
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、もうちょっとだけ我慢しよ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H-Hang in there a little longer...) 
</text:p>
          </table:table-cell>
          <table:table-cell table:style-name="ce0" office:value-type="string">
            <text:p>(H-Hang in there a little longer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、恥ずかしいよ・・・こんなの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gh, this is so embarrassing... 
</text:p>
          </table:table-cell>
          <table:table-cell table:style-name="ce0" office:value-type="string">
            <text:p>Ugh, this is so embarrass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おトイレ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have to pee but just a tiny bit...) 
</text:p>
          </table:table-cell>
          <table:table-cell table:style-name="ce0" office:value-type="string">
            <text:p>(I have to pee, just a tiny b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だぜんぜん我慢できるけど、どうしよう。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For now I'm sure I can still hold it, what should I do?) 
</text:p>
          </table:table-cell>
          <table:table-cell table:style-name="ce0" office:value-type="string">
            <text:p>(For now I'm sure I can still hold it, but what
am I gonna do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に捕まってるシャルシャルさんを
助けに行こ！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et's go save Sharusharu from the bandit gang! 
</text:p>
          </table:table-cell>
          <table:table-cell table:style-name="ce0" office:value-type="string">
            <text:p>Let's go take Sharusharu back from the bandit
ga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なんかできそうな気がしてきた！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that's kind of how I'm feeling! 
</text:p>
          </table:table-cell>
          <table:table-cell table:style-name="ce0" office:value-type="string">
            <text:p>Yeah, that's kind of how I'm feeling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森の奥には、お城の兵士たちでも敵わない
強～い盗賊団がいるかもしれないんだよね・・・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 think that the castle soldiers are no match for the bandit gang hiding deep in this forest..
</text:p>
          </table:table-cell>
          <table:table-cell table:style-name="ce0" office:value-type="string">
            <text:p>Just thinking about a super-strong bandit
gang that even the castle soldiers are no
match for, hiding deep in this fores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緊張してきちゃった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might be starting to lose my nerve... 
</text:p>
          </table:table-cell>
          <table:table-cell table:style-name="ce0" office:value-type="string">
            <text:p>I might be starting to lose my nerv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“北の森の奥”か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“In the back of the forest to the north”, huh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のことかな・・・？</text:p>
          </table:table-cell>
          <table:table-cell table:style-name="ce0"/>
          <table:table-cell table:style-name="ce0"/>
          <table:table-cell table:style-name="ce0" office:value-type="string">
            <text:p>I wonder what's going on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シャルシャルさんと同級生の子って、
オシル湖で誘拐された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both Sharusharu-san and the girl from
our class were kidnapped at Lake Oshir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ル湖のどこかで、同級生の手掛かり
みたいなモノって見つからないかな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if we can find any clues about
that classmate at the la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で加護の儀式を受け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going to St. Yuria's to receive the
Blessing Ritual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儀式ってどんなのかな？
なんかこう、ぶおおおおんっ！　ていうのを
期待しちゃうよ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ritual's like? I'm thinking
it'll be all like, Bwhooo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よりも、先にシャルシャルっていう
人へのお届け物を済ませるんでしょ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efore we go to the ceremony, don't we have to
deliver this parcel to that Sharusharu pers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城下町って広いから、探すの大変だ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own is huge, so finding her is gonna
be toug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っ、ぅうっ！　もぉ・・・限界だよぉ・・・っ！</text:p>
          </table:table-cell>
          <table:table-cell table:style-name="ce0" office:value-type="string">
            <text:p>Chat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... uuuh! I... can't hold it any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ょうがないよねっ！　生理現象なんだしっ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re's no other way! It's a natural
phenomenon, and a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くん・・・！　わたし、もう・・・
おトイレ行かないとダメなんだけど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eguma-kun...! At this point... I have to
go to the toilet right now, or el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。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hu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っ、その・・・してくるからっ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-Right... um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や、やっぱりそれしか・・・ない・・・よね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... s-so there's no other choice... after
all...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。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... so, I need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っこう我慢してるから、その・・・早め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ve held it quite a lot, so uh...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・・・ま、また失敗しちゃうのはやだし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... I don't wanna have another
accident, and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しよっかな・・・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uess I'll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来るから、待っててね・・・</text:p>
          </table:table-cell>
          <table:table-cell table:style-name="ce0" office:value-type="string">
            <text:p>Outdoor pee (wet)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ll be right back, so wait here, oka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ね・・・おトイレ行きたいんだけど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-Hey, um... I want to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おトイレでもないとこで、
そんな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, no, no! Not in a place where there's
no toile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、したいのはやまやまだけど・・・ちょっとムリ
だよ・・・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 really want to, but... I don't think I
could do tha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着替えたいし・・・おトイレ休憩も
欲しいよぉ・・・）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wanna get changed, and... take a
toilet break, too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ろそろ・・・おトイレ休憩が欲しいところ
なんだけど・・・）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-I'm... gonna need a toilet break pretty
soo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は・・・や、やっちゃったよ・・・
ごめんね、恥ずかしいカッコで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ha... I-I had an accident... Sorry you had
to see me in this embarrassing st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おトイレ・・・無いかな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ere are no toilets nearby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乗れなかったのは、まあ残念だ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kind of a shame that we couldn't take the
rail ca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山の散策も楽しいから、まいっか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, a stroll through the mountains is fun too,
so it's all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加護の儀式って、どんなのかな？
楽しみだね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 blessing ritual is gonna be
like? I can't wai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ハイ山でトロッコに乗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take the rail cars over Mt. Mahai,
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ロッコってどんなのかな？　わたし生まれて
初めて乗るんだよ～♪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wonder what they're like? It'll be my first
time ever taking a rail car～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・・・でちゃうよぉ・・・っ！！</text:p>
          </table:table-cell>
          <table:table-cell table:style-name="ce0" office:value-type="string">
            <text:p>Cha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t again... I'm gonna pee myself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ぐ済ませて来るからっ！　ぅう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ll do it and come straight back! 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・・・っ！　でちゃう・・・っ！　あぁ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Gonna pee...! Gonna pee...!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・・・お、おトイレ行きたいよ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... I, I wanna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そろそろ限界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about at my limit,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くらなんでも・・・ここじゃ・・・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-No matter how bad it is... I couldn'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で、でも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oh... b-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く・・・っ！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k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内緒だからね・・・っ！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-Keep this a secr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・・・お、おトイレ行かせて・・・っ</text:p>
          </table:table-cell>
          <table:table-cell table:style-name="ce0" office:value-type="string">
            <text:p>Chat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... l-let me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で、でも・・・うぅ・・・</text:p>
          </table:table-cell>
          <table:table-cell table:style-name="ce0" office:value-type="string">
            <text:p>Outdoor pee (wet)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B-But... o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分かった・・・ちゃんと見張っててね・・・？</text:p>
          </table:table-cell>
          <table:table-cell table:style-name="ce0" office:value-type="string">
            <text:p>Outdoor pee (wet)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e... stand guard, would you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急いでるのは分かってるんだけど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ize we have to hurr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・・・わたし、さっきからおトイレ行きたくて
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... I've actually wanted to go to the
bathroom for a while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っ、そんなの・・・できないよ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can't do... something like t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のえっち・・・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you perv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あのね・・・</text:p>
          </table:table-cell>
          <table:table-cell table:style-name="ce0" office:value-type="string">
            <text:p>Chat (wet)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... he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んだけど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, I... I'd like to visit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に行ってる時間なんて・・・
無いよね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don't have... time to go to the bathroom,
do I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年になってお漏らしなんて・・・
情けないよ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-To wet myself at my age...
I'm so pathetic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時間があったらおトイレに寄りたいかも・・・）</text:p>
          </table:table-cell>
          <table:table-cell table:style-name="ce0" office:value-type="string">
            <text:p>Cha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I might wanna stop by the bathroom, if we
have tim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お母さんのところに熱さまシードを持って
いって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need to take the Mediseed to that girl's
Mom, ASAP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ーブ洞窟のどっかに、解熱作用がある
【熱さまシード】があるんだよね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re's a fever medicine called a “Mediseed”
somewhere in Dābu Caver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みつけて、お母さんのところに持っていって
あげ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o and find one quick, so we can bring
it to the sick girl's M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・・・っ、分かった・・・！　ちょっと
してくるから、み、見張っててねっ！！</text:p>
          </table:table-cell>
          <table:table-cell table:style-name="ce0" office:value-type="string">
            <text:p>Outdoor pee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... fine...! I'll go quick, so k-keep a 
look out, okay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・・・っ！　も・・・もぉ・・・ぁうっ！
もれちゃう・・・っ！！　もれちゃうぅ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gh...! N... no... agh! It's gonna come out...!!
It's all gonna come oo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おトイレ行きたいの・・・っ！
ねえってば・・・っ！</text:p>
          </table:table-cell>
          <table:table-cell table:style-name="ce0" office:value-type="string">
            <text:p>?</text:p>
          </table:table-cell>
          <table:table-cell table:style-name="ce0"/>
          <table:table-cell table:style-name="ce0" office:value-type="string">
            <text:p>I'm begging you, I need to go to the toilet...!
Hey, serious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っ！？　こ、ここで・・・っ！？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...Eh?! R-Right here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、でも・・・そ、そんなの・・・っ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but... th-that would b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急に・・・っ！）</text:p>
          </table:table-cell>
          <table:table-cell table:style-name="ce0" office:value-type="string">
            <text:p>Outdoor pee (wet)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gotta go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・・・ちょっと・・・し、してくるね・・・</text:p>
          </table:table-cell>
          <table:table-cell table:style-name="ce0" office:value-type="string">
            <text:p>Outdoor pee - L6 D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n that case... just a sec... I-I'll be bac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っ、お、おトイレ行きたいのっ！
わたし・・・っ、もぅ・・・我慢が・・・っ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C'mon, I-I wanna go to the toilet! I just
can't... hold it in... any mo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！　（考えたら・・・もう・・・っ！）</text:p>
          </table:table-cell>
          <table:table-cell table:style-name="ce0" office:value-type="string">
            <text:p>Outdoor pee - L6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! (On second thought... I can'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あの・・・お、おトイレ行きたく
なっちゃったんだけど・・・</text:p>
          </table:table-cell>
          <table:table-cell table:style-name="ce0" office:value-type="string">
            <text:p>Cha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ey, umm... I-I'm starting to need to go to
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ここで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h—, right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まで切羽つまってないよぉっ！
もう！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t's not that bad, okay?! Geez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おトイレに行かせてよ・・・っ！</text:p>
          </table:table-cell>
          <table:table-cell table:style-name="ce0" office:value-type="string">
            <text:p>Outdoor pee - L5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ay, just 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くん、あのね・・・もし時間あったらで
いいんだけど・・・</text:p>
          </table:table-cell>
          <table:table-cell table:style-name="ce0" office:value-type="string">
            <text:p>Chat - L4 A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eguma-kun, hey... maybe if we have time,
and it's okay with yo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ちょっと、おトイレに寄りたいな・・・</text:p>
          </table:table-cell>
          <table:table-cell table:style-name="ce0" office:value-type="string">
            <text:p>Chat - L4 B
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at is... I kinda wanna stop by a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・・・ぐすっ・・・ご・・・ごめんね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h.. *sob*... s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のどこかに、地図を持った同級生が
いるかもしれないん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ne of our classmates might be somewhere in
the port town, and they have a map to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急げば見つかるかも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can still find them if we hu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、でも・・・ちょっとおトイレ行きたいな・・・）</text:p>
          </table:table-cell>
          <table:table-cell table:style-name="ce0" office:value-type="string">
            <text:p>Chat - L3 C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Ah, but... I kinda wanna go to the toile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・・・ドノ村の南にある森を東へ抜けるん
だよ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think... we were meant go to the forest south
of Dono village, and take the exit to the e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港町ザザーブへ行って同級生を見つけ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Let's get to Zazābu Port Town and find our
classm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、やばいっ、やばぃぃっ、だめ、も、もう
限界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た、助け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出ちゃううぅっ！！　も、もれちゃう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の！　きゅ、休憩しないの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、休憩って言うか、その、ト・・・トイレ・・・
行かせてほし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そうじゃなくて・・・トイレだってば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か、こういう所で言うのもアレなん
だけど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トイレに・・・行きたいんだけ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聞こえなかったことにしてあげるから
二度とそういうの言わないで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水持ってないの・・・？　のど渇いたんだけど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違うの・・・！　本当は我慢できたはずなの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その・・・じ、事故なんだも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まだ先へ進むつもりなのかしら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今さらトイレ行きたいとか
　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ろそろアレね。　みんな疲れて
きたと思うし、休憩とかあってもい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平気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る敵は、ついに赤カラットのみね。
やっとここまで来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相手も全力で来るはず。　こっちも最大限の
力で応戦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小さな水晶みたいな玉で、時空のひずみ
を安定させることができる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原理なのかしら？
聞いたところで理解できないだろ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、ちゃんと6個集まっ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早く城の姫様のところに戻りましょう。
たくさん汗かいちゃっ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マテルは、全部で6個集めれば
いいの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逆に言えば、たった6個で時空やスターシップを
動かせるなんて、すごい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はどこへ行っても気温が高いから、
飲料水は多めに用意しないといけ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は足りる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、だめ・・・っ、も、もう我慢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しちゃう・・・っ、もうだめ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わ、忘れ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あたしちょっと、その、ト、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が・・・あの・・・できないかも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ふざけてないでトイレ行かせてよ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念のために言っておくけど、あたし、もう
けっこうな時間トイレ行ってない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・・・つまり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ういうことを言ってるんじゃない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ばかば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見ないでよっ！！　ばか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早乙女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さ、その・・・（ごにょごにょ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ろきょ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があったら、さりげなく行こうと思ってた
　けど・・・ちょっと言い出しづらいわ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魔界の植物、ユリネクスって言った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アンモニアなんか栄養にしてるのよ！
もっと他の成分を主食にしなさいよね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の頂上付近に強力な魔力反応・・・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が到着するまで、そのままそこにいて
くれれば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魔力探知装置の完成に必要な材料が
そろったわけ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つけ出したカラット達を倒せるかどうかは、
あたし達の戦力次第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あぁ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やっぱりゼリーちゃんはかわいいわね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たして、魔物でもゼリーちゃんの魔性に
引き込まれるのか・・・見も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食いついてくるようなら、いよいよ恐ろしい
存在ね、ゼリーち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！　レリグ・イアスを追いかける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追いかけたくないけど！　蛾だし！　どう見ても
蛾だし！！　追いかけたくないけ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と目を合わせたら最後、また
あの魔性に引き込まれることに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は理性を保てる自信が無い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絶対ボス来ると思ったんだけど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わなくて済むなら、それに越したことは
な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さと榴鉱石を見つけて持ち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、石ってことはすごく重い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りあえず見つけてから考えま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敵の動きを察知できれば便利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相手を倒せるだけの力を付けるのみ、
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ぃっ、だめ・・・でちゃう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げ、限・・・界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・・・でちゃ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、どうしよう・・・もう、トイレ・・・我慢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、早くしないと・・・も、もれちゃう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！　こんなところで・・・で、できない
わ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トイレ無いの・・・？（きょろきょ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あの・・・つらいんだ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ねえ！　デリカシーってのを
もっと学びなさいよ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y, you! Have you ever heard of a little thing
called “delicacy”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少し時間があれば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トイレに間に合った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ような、そ、そんな気がするん
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トイレ行きたくなってきた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段階で言うのは、早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瘴魔状態になった盗賊団長のプリエラと
戦った時、これはもう、ヒトのなれの果てじゃ
ないかって思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状態で理性を保ったまま行動できるとか、
いったいどういう心境なのかしら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の怪我、大したことなさそうで
安心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の人たちが安全になるまで、
あたし達が頑張らないと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ミララとかいう子、かなりきわどい
ビジュアルだっ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て言うか、攻撃の時に大事な部分がモロに
　見えてた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南部は全体的に暑いから、水分だけは
しっかり確保しておかないと大変なことに
な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と言って、あんまり一気に飲ませない
でよね。
それはそれで、あとが大変なんだ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感の呪いとか、また厄介な事してくれたわね、
青カラッ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、くすぐり地獄の刑にしてやろうかし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熾天少女にしか見えないイ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れを使えば、秘密の交換日記とかできちゃう
　わね。　やってみ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って、こんな時に何考えてんのよ、あた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最近、誘拐騒ぎが多い気がする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大丈夫かしら？　早く助けて
あげ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を拾ったら、シャルシャルさんの家に行っ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頃、騎士団長さんとルミィさんが紅茶の
茶葉を分けてもらってると思う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一行も、ずいぶんにぎやかになってきた
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も戦闘で役に立つみたいだし、何より
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宇宙人の娘はこのままあたし達に
付いてくることになったの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の何とかバイザーは役に立つみたい
だし、いいんじゃない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もうだめ・・・っ、おしっこ・・・もれちゃう
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it's too late... I'm going to... pee
myself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できなぃっ、もれちゃうっ！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hold it, it's going to come 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あ、限・・・界、ぃ、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ah, no... no m-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あ、あたし・・・ずっと我慢してる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I-I'm... really despera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・・・ト、トイレ行かせ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et me go to the toilet... anytime soo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、今回だけだからねっ！！/////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J-J-Just this once, got it?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トイレに行きたいって言ってるの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'm saying I want to go to the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の話、聞きなさいよ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ay attention to people when they talk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その・・・早乙女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hh, umm...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そろそろトイレとか行っておきたい
頃合いじゃないかし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uys? Don't you think this would be a good
time to stop by a restroom, or somethin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は、べつに・・・っ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つに・・・（もじもじ・・・っ）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particularly... (fidget, fidget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歳になって、お・・・おもらしなんて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 w-wet myself... at my ag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笑えばいいじゃない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... go on, la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・・・そわそわ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Rustle, rustl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け、けっこう溜まってきてる・・・トイレ行きたい
　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'm getting quite full... I want to go to the
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進む時は進む。　休む時は休む。
行動にはメリハリが大事ね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's a time to move forward, and a time to
rest. Balance is important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言いたいのは・・・そ、それだけよ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's... a-all I wanted to s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見ても目の前にあるのに、触れないと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こう、不気味というか・・・すごく
不思議な感じ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消えちゃった子供、きっとオンドレラ邸の
どこかにいるんだ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捜し出してあげなき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宇宙人の子、いつまで付きまとって
くるつもりかしら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家へ帰れないってのは可哀そうだ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の1年分の記憶が掛かってるし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うちに念のため言っておく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女湯をのぞいたりしたら・・・どうなるか
分かってるんで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の湧き出しを止めちゃう魔物って、いったい
どんなヤツ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バネバした塊とか飛ばしてきたら、イヤ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温泉に入れるとは思ってなかったから、
入浴セットとか持って来なかった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現地に備え付けとかあると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へ行くんでしょ？　まずは港町ザザーブへ
向かい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笑顔なの、そんなに
珍しいの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が実は魔力の研究をしていたって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を強化する研究ってのは、全部ウソだった
の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達、この状態でカラット達に勝てるの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、暗いからってヘンなこと考えないで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より、ほら！　館長を追って早く地上を
目指すの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問題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が“する”のか・・・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、そそっかしいところ直ってなかった
の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にかく、彼女の身が危ないなら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本当にっ、げ、限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ああぁ、だめだめ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うっ、げ、限界なんだからぁっ！！</text:p>
          </table:table-cell>
          <table:table-cell table:style-name="ce0" office:value-type="string">
            <text:p>Outdoor pee - L7
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o-only because this is an emergency,
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！　お願い、離れて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我慢・・・トイレ・・・ぁあ、もう、はやく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んなには絶対に・・・内緒なんだか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でしろって言うのよ・・・っ！　ばか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辺にトイレ・・・なかったっけ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行ってお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冗談言ってないでトイレ行かせなさいよ、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したのに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だったのよ・・・ほんと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・・・最後に休憩したのって、けっこう
前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ろそろいいと思う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行きたくなってき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に見つけたら、寄ら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・・・別に、だからどうってワケじゃない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周りって、なんでこう、女の子ばっか
集まってくるの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・・・上に登る手段がなかったら、
ど、どうす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、別にビビってるわけじゃない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っ・・・汗で服が肌にくっついちゃ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ちょっ！　な、な、なに見てんのよ！！
ヘンタイ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アイス食べ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きれば雪見のやつ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地域の人々があたし達を手助けして
くれるから、本当に助かる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人たちも協力的だったら
い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の成果が当分先になりそうなのは
残念だけど、熾天少女の伝承について
新たな発見があったのはいい情報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地下にある図書室へ向かい
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の連中って、みんなああいう風に
身勝手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る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ったく厄介なのに目を付けられた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様子じゃ、またきっとどこかで襲って
来る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っ、トイレ行きたい・・・っ！　おしっこで
　おなかパンパンなのに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じゃ・・・このままじゃ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んだか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、べつに切羽詰まってないしっ！！
まだぜんぜん我慢できるし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口、どこなのよ・・・っ！　も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ういうのが簡単にできたら、
苦労しないっての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参ったわね・・・トイレ行きたい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じゃ、我慢するしかない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つまでもこんな所にいるわけにも
いか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急いで抜け出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罠に引っ掛かるなんて、もう！
悔しいわ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脱出したらフルボッコの指示よろし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Dr.FLASHの話だと、最初に戦ったとしひこが
一番強い四天王だったみた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残りの2体もうまく単体で
相手にできれば、苦労しないん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がメンバーに加わってから、5人目の
熾天少女とは遭遇しない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っちに飛ばされた同級生は、やっぱりこれで
全員なのかしら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仮に、熾力を増幅しつつ、それを制御できる
薬が開発されたとし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assuming they managed to develop a drug
that allowed us to control and amplify our
Seraphia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戦闘の度に飲まなきゃならないの
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ould we have to take one every time we
go into batt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量で効果を発揮する薬ならともかく、
毎回ペットボトル1本とか飲む必要があったら
・・・いろいろキツ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t only took a small amount to have an
effect, that wouldn't be so bad. But having to
down a whole bottle every time would be...
well... fairly troubles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っ！　もももう、限界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ve had it! I-I-I'm at my snapping poin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も、もれ・・る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... I-I'm going... to wet myself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やばいの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ook, it's getting really ba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トイレ・・・行かせてよ・・・っ、ねえ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et me... go to the bathroom, for goodness'
sake... h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し、し、仕方ないんだからねっ！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f-f-fine, i-if I mus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言ったって、こ、ここじゃ・・・だめ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at just won't fly... n-not in a place like thi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だけど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need to... to use the bathroom, somewha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無いの・・・！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 must be one somewhere around her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バカなこと言ってんのよ！　蹴るわよ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te this... please, just... don't look at m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イヤ・・・お願いだからこっち見ないでよ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 kind of nonsense are you spewing?!
I swear, I'll kick you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・・・けっこう長い時間歩いてるし、そろそろ
休憩を挟んでもいいんじゃない・・・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... It's been a good while since our last break.
Maybe we could fit in a quick break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あたしは平気だけど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perfectly fine, thoug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ころで、みんなトイレは大丈夫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, nobody needs to use the bathroom, right?
Everyone's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・・・念のため聞いただけじゃない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...? I just thought I'd make sur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四天王が一人でやって来たから
勝てたけど、他の四天王と一緒に複数で
来てたら、確実に詰んで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were able to defeat one of the Four
Hellish Kings this time, but what if the other
three attack us all at once? Then we'd be
in real troub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も一人ずつ相手してくれると助かるん
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would be nice if they kept facing off
against us one at a ti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接客って、経験とセンスがないと難しいと
思う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you want to do well in the hospitality
industry, I think you need experience and
common sens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たことない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that I've ever done it, my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炭鉱の脅威は去ったわけ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peace has returned to the coal min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村長、大喜びす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sure the Headman will be deligh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封鎖されてた炭鉱って、壁がもろくなって
崩れたりし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coal mine's been sealed up for ages. I
hope the walls haven't become all brittle and
ready to collapse at any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べつにフラグじゃないからね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that's not a death fla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笑顔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Headman had a big smile on his face,
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期待に応えられるよう、頑張りましょう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should do our best to make good on our
promise and meet his expectation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さ、たまに良いこと言うわ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you can be inspirational every once in a 
while, Saotome. Who would've thou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ズルいって言うか・・・な、なんでもない
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kind of jealous... n-no, noth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、幽霊船でかなり怖い思いをしたみたい
だから、二度とあんな目に遭わせたくない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Poor Tomocchi must have suffered some awful
trauma from that phantom ship. I won't let her
get so scared ever ag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あたしは大丈夫だってば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t me, though. I was absolute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ぁっ、さ、さすがに・・・も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aah, I-I really can't... h-hold i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っ、で、でちゃうよ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coming ooout, ah, i-it's coming ou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あうっ！！　ま、まだ出ないで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uu!! D-Don't leak out, not ye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ぅっ、や、やば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Ghk, d-damn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、おしっこできるとこ見つけないと
　・・・・っ！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... I n-need to find somewhere to pee, or
els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・・・そんな、簡単に言わないでよっ！ばか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say something like that so casually!
Idio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ど、どうやったらこの船を抜けられ
るのかしら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uh... h-how on earth are we supposed to
get off of this ship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女の子は・・・いろいろ大変な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... a bad situation for a lady to be in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冗談でしょ・・・！　なんでこんな所で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must be joking...! In a place like this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ノーカンだもん！　こんな状況じゃ
しょうがないもん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one doesn't count! There was nothing
I could d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どうしよう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... What am I going to do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のままずっと我慢してないとダメ・・・
　かな・・・？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ill I have to... hold it in this whole time...?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ところで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y the wa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ういう状況じゃ水分取るの控えたほうが
いいかもね・・・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think it's a good idea to cut down on your
water intake in situations like these, wouldn't
you agr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こからどんな敵が襲ってくるか
分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knows what kind of foe we're up
against this ti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十分注意して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ryone, be on the look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言っておくけど、別にあたし普段騒いで
なんてないからね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-Listen up, pal! I am not normally “rowdier
than this”, got i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さんって言うから、けっこう高齢の人だと
思って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n you say “scholar”, the image of a more
senior person tends to form in my m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あんなに若くて奇麗な人だった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o would've thought that she'd turn out
to be so young and beautiful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部の人たちにしか知られてないってことは、
研究員もすごく少ないんでしょう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nly a handful of people know about the
research lab. There can't be that many
researchers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に少数精鋭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suppose they'd have to be the cream of the
cro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天の使いにょち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they can really uncover the secrets behind
the Powew of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噛んでないわ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, I did not bite my tongu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っと早めにトイレ行かないとだめかも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I might need to be more proactive about going
to the bathroom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に勝つためには、やっぱり
少しずつ精進するしかな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we're going to beat the Duchess of Hellfire,
we're really going to have to be diligent
about th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るからには、しっかりや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low and steady wins the ra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、もうだめ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 can'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っ、もれ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w... wet myself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、あ、は、はやく・・・しないと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h-hurry... or els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っ！！　ねえ、トイレ・・・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-Saotome!! Hey, I need to go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もう我慢できないの・・・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 really wa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こんなとこじゃムリよ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 way... not on your lif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トイレ寄ってほしいんだけど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about time we stopped by a bath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にだって、我慢の限界があるんだから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es, even I have my limits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あんたねえ！！　なんでそんなに
デリカシー無いのよ！！　ばか！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—Unbelievable!! How can one person be so
tactless?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！！　あんたって本当サイテーね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h!! You really are lousy, aren't you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と、トイレ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b-bath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休憩しない？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can we take a short break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疲れたわけじゃない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really that tired, or anything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もうっ、察しなさいよ・・・！！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Goodness me, would you show some
consideratio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が全然トイレ行かせてくれない
から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is is your fault for not letting me go to
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くなってきたわ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'd rather like to... go to the toilet, now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少ししたら寄ってもらおうかしら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Maybe we'll get to take a rest stop soon...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煉絶の姫君があんなに小さな
子供だったなんて思わなかった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ut seriously, who would've thought that the
Duchess of Hellfire was a small child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油断しちゃだめよね。　相手は魔族
なんだし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ven so, we can't be careless. We're up against
demons, of all thing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、カラットって名乗ったっけ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f I remember rightly, didn't she call herself
Car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まだああいう強い魔物をいっぱい持ってる
のかし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e might have lots more powerful demon
allies where that came fr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アジトって、侵入者迎撃用のトラップとか
ありそうよ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enemy's secret lair must have an
assortment of fiendish traps lying in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べ、べ別にビビってなんかないし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-I'm not scared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これからあたし達が乗り込むのは
かつて世界を危機に陥れた魔族の拠点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, what we're about to step into is
the former base of the demons who want to
reign over the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準備はしっかり整えてお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make absolutely sure we're ready before
we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あたし達の目的は調査だし、煉絶の姫君
ってのがどれほど強いか分からないし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be fair, our job was only to conduct an
investigation. On top of that, we have no idea
how powerful the Duchess of Hellfire really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ヘタに戦闘になっちゃっても危険かもしれな
かったし、一時撤退はいい判断だったと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might be too risky to carelessly challenge
her, so I think retreating is the best choic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はむこが、その・・・やっちゃったのは
本当に仕方がなかったんだから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. What, erm... happened with Hamuko
really isn't her faul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忘れてあげて・・・ね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going to ask you to please forget it...
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救助も無事に成功したし、能力の解放もうまく
いったみたいだし、順調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 only did we manage to complete our rescue
mission, but we even unleashed our hidden
talents. Things are looking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雪原調査はきっと危険よ。気を引き締めて
いきましょ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being said, the snowfields are sure to be
treacherous. We should brace our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極寒の洞窟で遭難だなんて、一刻の猶予も
無いじゃない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's someone stranded inside that
extremely cold cave. We don't have a moment
to wast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急ぐわよ、早乙女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hurry, Saotom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・・・ト、トイレ・・・行きたい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ah... I-I want to... go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が、我慢できないの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't... h-hold it anym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っ、す、すぐ戻る・・・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sorry, I, I'll be right bac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っ！　ト、トイレ・・・まだなの？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 C-Can we... visit the toilets y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・・・やばそうなんだけど・・・っ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we don't hurry... it'll be really ba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っ、も、もう駄目・・・！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... It-It's no goo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！！　ちゃんとトイレに行きたいの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! way!! I want to use a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ちょっと・・・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 to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加減トイレ行かせなさいよ・・・！
け、けっこう・・・その・・・我慢してるから・・・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et on with it and let me use the bathroom...!
I'm r-really... you know... holding 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またトイレ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What now... I need to go to the toilet again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・・・その・・・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Saotome... s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少しトイレに行きたいから・・・そのうち寄って
くれる・・・？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sort of need to use the bathroom... can we
swing by the toilets some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か！　今はこっち見ないでよっ！！</text:p>
          </table:table-cell>
          <table:table-cell table:style-name="ce0" office:value-type="string">
            <text:p>Chat – L3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diot! Don't look at me right 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。　先を急ぐのもいいけど、適度な
休憩も必要だからね？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 It's great that we're making quick
progress, but it's important to take plenty of
breaks, don't you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分かってるなら別にいいわよ・・・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already knew that? Then, that's fi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景色って奇麗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winter scenery is so beautifu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h—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が雪に見とれちゃ
悪いのっ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Is there something wrong with me
admiring the snow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は降ってないみたいね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doesn't look like it's snowing. Thank goodne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にしても、これだけ雪が積もるくらいの
低気温なのに、この薄着でも大丈夫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But even though it's so cold that snow is piled
up, I'm absolutely fine in just my unifor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も熾天少女の力な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is the power of a Heavenly Maide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雪原で起きた発光現象って、どの程度の規模
だったの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 light phenomenon that happened in the
snowfields... I wonder how big it wa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住民に被害とか出てなければいいんだ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it didn't hurt any of the nearby peop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が発した邪悪な波動が、先代の
熾天少女さんの力を奪ったのかしら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wonder if the previous Heavenly Maiden's
powers were sapped away by the Duches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事でいてくれればいいんだ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hope she's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ひめまで熾天少女だったなん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can't believe that even Hime turned out to
be a Heavenly Maid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よ早乙女、女の子ばっかに囲まれて
うれしそうじゃない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must be so happy, Saotome. You're
surrounded by an all-female ca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少女”だから、仕方ないんだろうけど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suppose it's only natural that every
“Maiden” would be a gir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っ！　もう・・・もれ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too late! It’s already… starting to leak!!
</text:p>
          </table:table-cell>
          <table:table-cell table:style-name="ce0" office:value-type="string">
            <text:p>I-It's too late! I'm already... starting to
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もう、げ、限界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absolutely at m-my limit!!
</text:p>
          </table:table-cell>
          <table:table-cell table:style-name="ce0" office:value-type="string">
            <text:p>I'm absolutely at m-my lim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あっ、でちゃうっ、でちゃ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it’s coming out, it’s coming out!!
</text:p>
          </table:table-cell>
          <table:table-cell table:style-name="ce0" office:value-type="string">
            <text:p>Ah, it's coming out, it's coming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トイレ行かせてよ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-let me go to the bathroom already!
</text:p>
          </table:table-cell>
          <table:table-cell table:style-name="ce0" office:value-type="string">
            <text:p>Hey, l-let me go to the bathroom alread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にトイレ行ってから、どれだけ経つと
思ってんの！？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o you have any idea how long it’s been since I last went?!</text:p>
          </table:table-cell>
          <table:table-cell table:style-name="ce0" office:value-type="string">
            <text:p>Do you have any idea how long it's been
since I last went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な、なによ・・・！　非常事態なんだ
からね・・・っ！</text:p>
          </table:table-cell>
          <table:table-cell table:style-name="ce0" office:value-type="string">
            <text:p>Outdoor pee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gh… what…! All right, but only because it’s an emergency…!
</text:p>
          </table:table-cell>
          <table:table-cell table:style-name="ce0" office:value-type="string">
            <text:p>Ugh... wh-what...?! Fine, but only because
it's an emergenc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から！　トイレに行かせてって言ってる
でしょ！！　どこにトイレなんてあるのよ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trying to tell you, take me to a bathroom!! Where do you see a toilet around here!!
</text:p>
          </table:table-cell>
          <table:table-cell table:style-name="ce0" office:value-type="string">
            <text:p>I-I'm trying to tell you, take me to a
bathroom!! There must be one around
here somewhe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ちょっと・・・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listen…
</text:p>
          </table:table-cell>
          <table:table-cell table:style-name="ce0" office:value-type="string">
            <text:p>Saotome, liste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トイレ休憩とか・・・し、しない？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m, can’t we… stop at a bathroom or something?
</text:p>
          </table:table-cell>
          <table:table-cell table:style-name="ce0" office:value-type="string">
            <text:p>Um, can't we... take a toilet break or
something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ヘンタイ！！　馬鹿言わないで！！</text:p>
          </table:table-cell>
          <table:table-cell table:style-name="ce0" office:value-type="string">
            <text:p>Outdoor pee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-You pervert! Don’t say something so foolish!!
</text:p>
          </table:table-cell>
          <table:table-cell table:style-name="ce0" office:value-type="string">
            <text:p>Y-You pervert!! Don't say something so
foolish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行きたい・・・）</text:p>
          </table:table-cell>
          <table:table-cell table:style-name="ce0" office:value-type="string">
            <text:p>Chat –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… go to the bathroom…)
</text:p>
          </table:table-cell>
          <table:table-cell table:style-name="ce0" office:value-type="string">
            <text:p>(I have to...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えっと・・・近くにトイレは・・・）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mm… if there’s a bathroom nearby…)
</text:p>
          </table:table-cell>
          <table:table-cell table:style-name="ce0" office:value-type="string">
            <text:p>(Hmm... any nearby bathrooms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ろそろ辛くなってきたわ・・・早くトイレ
　行きたい・・・）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t’s starting to get more difficult… I want to hurry up and pee…)
</text:p>
          </table:table-cell>
          <table:table-cell table:style-name="ce0" office:value-type="string">
            <text:p>(It's starting to get more difficult... I want
to hurry up and pe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や・・・夢だったらいいのに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h no… please let this all be a bad dream…
</text:p>
          </table:table-cell>
          <table:table-cell table:style-name="ce0" office:value-type="string">
            <text:p>Oh, no... please let this all be a bad
drea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トイレに行きたいかも・・・）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’m starting to feel like I need to go to the bathroom…)
</text:p>
          </table:table-cell>
          <table:table-cell table:style-name="ce0" office:value-type="string">
            <text:p>(I'm starting to feel like I need to go to
the bathroom, just a littl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あ、この程度なら問題無いわね。）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Oh well, this small amount should not be a problem.)
</text:p>
          </table:table-cell>
          <table:table-cell table:style-name="ce0" office:value-type="string">
            <text:p>(Oh well, this small amount shouldn't be
a problem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地図だけはどうしても読めない
のよ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aps are the one thing I just can't re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にだって苦手なものくらい
あるわ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at?! Even I have my weak point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姫様の声、とってもいい声だった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 Princess has such a beautiful voi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やっぱり、早乙女もああいう声が好き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bet you like that kind of voice too, right,
Saotom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ううん。　何でもないわ、忘れ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Uh, no. It's nothing, ignore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なるようにな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t is what it i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通り、普通に振る舞えばいいのよ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Let's just keep on going as we have b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の戦闘指示って、けっこう的確で
助かるわ。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our combat instructions were quite good.
</text:p>
          </table:table-cell>
          <table:table-cell table:style-name="ce0" office:value-type="string">
            <text:p>Your combat instructions are quite precise,
thank goodness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って、もしかして将棋とか得意なの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are you really good at Shogi as well?
</text:p>
          </table:table-cell>
          <table:table-cell table:style-name="ce0" office:value-type="string">
            <text:p>Saotome, would you happen to be good
at Shogi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ぅっく・・・！　もうだめ・・・もれちゃう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g…! It’s no use… It’s leaking…!
</text:p>
          </table:table-cell>
          <table:table-cell table:style-name="ce0" office:value-type="string">
            <text:p>Kh...! It's no use... it's coming o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トイレ・・・あったら入らせて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Please, let us find a bathroom here… I’ll go in it after all!
</text:p>
          </table:table-cell>
          <table:table-cell table:style-name="ce0" office:value-type="string">
            <text:p>Please, if there's a toilet here... let me go
in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っ、も、物陰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ver there, in the shade…!! 
</text:p>
          </table:table-cell>
          <table:table-cell table:style-name="ce0" office:value-type="string">
            <text:p>Somewhere, i-in the shad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・・・っ、トイレ・・・！　トイレ行きたい・・・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Aaah… bathroom…! I gotta go right now…!)
</text:p>
          </table:table-cell>
          <table:table-cell table:style-name="ce0" office:value-type="string">
            <text:p>(Aahh... toilet...! I wanna use the toilet...!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、トイレ見つけたら借りようかしら？
　だめ・・・よね・・・？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-If we do find a bathroom here, should I use it? Definitely not… probably not…)
</text:p>
          </table:table-cell>
          <table:table-cell table:style-name="ce0" office:value-type="string">
            <text:p>(I-If we do find a toilet, should I use it?
Definitely not... right...?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っ！　するわよ、その辺で！</text:p>
          </table:table-cell>
          <table:table-cell table:style-name="ce0" office:value-type="string">
            <text:p>Outdoor pee (wet)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ine…! I’m going over there!
</text:p>
          </table:table-cell>
          <table:table-cell table:style-name="ce0" office:value-type="string">
            <text:p>Fine...! I'm going over there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しか方法無いんでしょ・・・っ！</text:p>
          </table:table-cell>
          <table:table-cell table:style-name="ce0" office:value-type="string">
            <text:p>Outdoor pee (wet)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there’s no other way…! 
</text:p>
          </table:table-cell>
          <table:table-cell table:style-name="ce0" office:value-type="string">
            <text:p>O-Only because there's no other optio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わよっ！　我慢・・・するから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’s fine! I’ll endure it somehow! 
</text:p>
          </table:table-cell>
          <table:table-cell table:style-name="ce0" office:value-type="string">
            <text:p>I-It's fine! I'll just... put up with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・・・トイレ行きたくなっちゃった・・・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… I need to go to the bathroom…)
</text:p>
          </table:table-cell>
          <table:table-cell table:style-name="ce0" office:value-type="string">
            <text:p>(I... I need to go to the bathroom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にトイレを使うわけにも
いかないし・・・我慢するしかないわね・・・）</text:p>
          </table:table-cell>
          <table:table-cell table:style-name="ce0" office:value-type="string">
            <text:p>Chat - L5 B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a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れは気遣いって言わないの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t’s not something you have to be that concerned about! 
</text:p>
          </table:table-cell>
          <table:table-cell table:style-name="ce0" office:value-type="string">
            <text:p>Th-Th-That's none of your busines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こんなところのトイレを使うわけにも
いかないし・・・我慢するしかないわね・・・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But there’s no way I could use a toilet in a place like this… I’ll just have to wait…)
</text:p>
          </table:table-cell>
          <table:table-cell table:style-name="ce0" office:value-type="string">
            <text:p>(But there's no way I could use the toilet in a
place like this... I'll just have to hold it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？　な、なんでもないわよ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Hm? I-It’s nothing at all, really!
</text:p>
          </table:table-cell>
          <table:table-cell table:style-name="ce0" office:value-type="string">
            <text:p>...Eh? I-It's nothing at all, really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しょうがない・・・でしょ？　あたしの
せいじゃないんだから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re’s nothing I could do, you know? So it’s not really my fault…!
</text:p>
          </table:table-cell>
          <table:table-cell table:style-name="ce0" office:value-type="string">
            <text:p>There's nothing I could've done... got it? So,
it's not really my faul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シャルシャルさんもきっと牢屋に
閉じ込められっ放しよね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Come to think of it, Sharu has surely been locked up in a cell this whole time…)
</text:p>
          </table:table-cell>
          <table:table-cell table:style-name="ce0" office:value-type="string">
            <text:p>(Come to think of it, Sharusharu-san must have
been left locked up in a cell this whole time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、してるんじゃないかしら？
　かわいそうに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wonder if she’s getting desperate? Poor thing…)
</text:p>
          </table:table-cell>
          <table:table-cell table:style-name="ce0" office:value-type="string">
            <text:p>(I wonder if she's getting desperate? Poor
thing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のやつら・・・許さないんだから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se damn bandits… I’ll never forgive them!
</text:p>
          </table:table-cell>
          <table:table-cell table:style-name="ce0" office:value-type="string">
            <text:p>Those damn bandits... I'll never forgive the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もクラスメイトに言いふらしたり
したら蹴るからね！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Saotome, if you say anything to our classmates, I’m going to kick you!!
</text:p>
          </table:table-cell>
          <table:table-cell table:style-name="ce0" office:value-type="string">
            <text:p>And Saotome, if you say anything to our
classmates, I'll kick you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無理ぃっ！　だめ、我慢できない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just can’t! I can’t hold it another second! 
</text:p>
          </table:table-cell>
          <table:table-cell table:style-name="ce0" office:value-type="string">
            <text:p>I, I can't! I can't hold it for another second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っ、限界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is is really… my limit…! 
</text:p>
          </table:table-cell>
          <table:table-cell table:style-name="ce0" office:value-type="string">
            <text:p>This really is... my limit...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さ、早乙女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n. S-Saotome…! 
</text:p>
          </table:table-cell>
          <table:table-cell table:style-name="ce0" office:value-type="string">
            <text:p>Uu... S-Saotome...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と・・・が、我慢できなくなりそう
なんだけど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think… I can h-hold it any longer…! 
</text:p>
          </table:table-cell>
          <table:table-cell table:style-name="ce0" office:value-type="string">
            <text:p>I don't think... I can h-hold it any longer,
so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さ、もうちょっと女の子に対して気を
遣ってもいいんじゃないの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don’t you think you should have more consideration for us girls? 
</text:p>
          </table:table-cell>
          <table:table-cell table:style-name="ce0" office:value-type="string">
            <text:p>H-Hey, don't you think you should be a bit
more considerate of us girls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た、例えば・・・トイレ・・・とか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mean.. stuff like… you know… bathroom breaks… 
</text:p>
          </table:table-cell>
          <table:table-cell table:style-name="ce0" office:value-type="string">
            <text:p>I mean... for example... you know... bathroom
breaks, and suc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今すぐってわけじゃないんだけど、そ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’t mean “right this second” or anything, but… 
</text:p>
          </table:table-cell>
          <table:table-cell table:style-name="ce0" office:value-type="string">
            <text:p>It doesn't have to be right this second or
anything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うちトイレに寄ってもらえない・・・？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t some point, could we stop by a bathroom? 
</text:p>
          </table:table-cell>
          <table:table-cell table:style-name="ce0" office:value-type="string">
            <text:p>At some point, could we stop by a bathroom? 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… 
</text:p>
          </table:table-cell>
          <table:table-cell table:style-name="ce0" office:value-type="string">
            <text:p>H-Hey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これは・・・そ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sniff* This is… this is so… 
</text:p>
          </table:table-cell>
          <table:table-cell table:style-name="ce0" office:value-type="string">
            <text:p>*sniff*... This... th-that i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なら、ちょっと休憩すれば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getting tired, want to take a break? 
</text:p>
          </table:table-cell>
          <table:table-cell table:style-name="ce0" office:value-type="string">
            <text:p>If you're getting tired, then how about we
take a break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元気なら・・・別にいいけど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’re fine… then never mind. 
</text:p>
          </table:table-cell>
          <table:table-cell table:style-name="ce0" office:value-type="string">
            <text:p>If you're fine... then never mind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が無事でほっとしたわ。</text:p>
          </table:table-cell>
          <table:table-cell table:style-name="ce0" office:value-type="string">
            <text:p>Chat - Bandit Hideou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’m relieved that Tomocchi was okay. 
</text:p>
          </table:table-cell>
          <table:table-cell table:style-name="ce0" office:value-type="string">
            <text:p>I'm glad that Tomocchi's okay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は、シャルシャルさんに何事もなければ
いいんだけど・・・</text:p>
          </table:table-cell>
          <table:table-cell table:style-name="ce0" office:value-type="string">
            <text:p>Chat - Bandit Hideou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ope that nothing bad has happened to Sharusharu as well… 
</text:p>
          </table:table-cell>
          <table:table-cell table:style-name="ce0" office:value-type="string">
            <text:p>But I hope that nothing's happened to
Sharusharu-san, either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シャルシャルさん、無事でいるかしら
・・・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mocchi and Sharusharu, will you two be all right…? 
</text:p>
          </table:table-cell>
          <table:table-cell table:style-name="ce0" office:value-type="string">
            <text:p>Tomocchi, Sharusharu-san... will you two be
all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ひどい目にあってなければいいけど・・・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early hope that nothing bad has happened to them… 
</text:p>
          </table:table-cell>
          <table:table-cell table:style-name="ce0" office:value-type="string">
            <text:p>I hope they're not in a bad way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たちが、伝承に語られる熾天少女だ
なん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 think we're the Heavenly Maidens of
legen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いうか、ここがあたしたちの居た世界と
別の世界だなんて、いまだに信じたくな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r rather, I can't still believe that this is
some kind of “other world” from o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に？　あたし？　別に怒ってな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? Me? I'm not mad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シャルシャルさんにイイとこ見せようと
ずいぶん頑張ってなかった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ou seemed like you were trying hard to
impress Sharu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だからどうってわけじゃない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it's a big deal, thou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。　港町であたしと会ったとき、
あんた、はむこと一緒にいたじゃない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When we met up in the
port town, weren't you alone with Hamuk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ずっと2人で行動してたの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as it just the two of you for all tha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さかあんた、はむこにヘンなこととか
してないでしょうね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-Wait, you didn't do anything weird to
Hamuko, did you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だめ・・・もぅだめ・・・もぅだめ・・・っ！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Can't hold it... can't hold it... can't hold
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済ませてくるからっ！
ここで待ってなさいよ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going to go take care of it! You'd
better wait for m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ヤバい・・・っ　すごくオシッコしたい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This is bad... I'm dying to pee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早く・・・トイレ行かないと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I have to... go to the toilet, and soon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かないって約束するなら・・・行って
あげてもいいけど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f you promise not to peek... I suppose it's
fine if I do this for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、それほど切羽詰まってないから・・・っ
大丈夫・・・よ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-I'm not that full to bursting... I'm...
fin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・・・トイレ行かせてもらえない・・・？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would you let me use the bathroo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めてよ！　そんな話し・・・っ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h-Shut up! What a thing to s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・・・そ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-Hey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にってわけじゃないけど、トイレ・・・
寄ってもらえると助かるわね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not really desperate, but... it would help
if we stopped by a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んたねえ！　女の子に対して言っていい
事と悪い事があんでしょ！！　ばか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hy you! There are things you can and
can't say to a lady!! D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・・・ちょっとトイレに行きたいんだけど・・・</text:p>
          </table:table-cell>
          <table:table-cell table:style-name="ce0" office:value-type="string">
            <text:p>Cha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... I'd rather like to go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あの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何でもない・・・</text:p>
          </table:table-cell>
          <table:table-cell table:style-name="ce0" office:value-type="string">
            <text:p>Chat - L4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, it's nothing, after a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のせいじゃないわよ！
単純に、我慢できなかっただけなの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my fault!
I simply couldn't hold it, that's all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何よ！　ただ周りの景色を見てた
だけじゃない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 was just admiring the
scene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た、そんなもやしみたいな体で山なんか
歩いて大丈夫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going to be okay, hiking through the
mountain with a gangly body like tha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・・・心配なんかしてるわけじゃないけど、
もし倒れたりしたら、まあ、どうしようかな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... not like I'm worried or anything, but I
wouldn't know what to do if you collaps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から、その・・・
め、迷惑かけないようにしなさいって話よ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it's just...
I'm telling you not to cause me any troubl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早乙女ってさ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um, Saoto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常夏のこと“はむこ”って呼んでん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y do you call Tokonatsu, “Hamuko”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ち、違うわよ！　別にあたしのことも
にゃんこって呼んでほしいわけじゃなくて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aah?! Th-That's not it! It's not like I want you
to call me Nyanko, or anything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対して馴れ馴れしいっていうか、
遠慮が無いっていうか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just think you're getting a little too familiar
with Hamuk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はむこも嫌がってないみたいだから
別にいいんだ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I guess it's fine, seeing as she doesn't
seem to dislike you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ぅ・・・っ！　と、トイレ・・・行きたい・・・っ！</text:p>
          </table:table-cell>
          <table:table-cell table:style-name="ce0" office:value-type="string">
            <text:p>Cha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... uuh...! Need the... t-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・・・絶対のぞかないでよねっ！！</text:p>
          </table:table-cell>
          <table:table-cell table:style-name="ce0" office:value-type="string">
            <text:p>Outdoor pee - L7 C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... don't you dare peek, got it?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で、でも・・・っ！！　こんな・・・っ！</text:p>
          </table:table-cell>
          <table:table-cell table:style-name="ce0" office:value-type="string">
            <text:p>Outdoor pee - L7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... b-but...!! Here'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ぁ・・・っ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u!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ぇ、ちょっと・・・っ！　トイレに行きたいん
だけど・・・！</text:p>
          </table:table-cell>
          <table:table-cell table:style-name="ce0" office:value-type="string">
            <text:p>Cha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listen...! I need to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・・・非常事態なんだから・・・っ！</text:p>
          </table:table-cell>
          <table:table-cell table:style-name="ce0" office:value-type="string">
            <text:p>Outdoor pee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-Only because it's an emergenc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こんなとこでっ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y should I have to go 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するくらいなら・・・が、ガマンするわよ
・・・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... I'd rather
h-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・・・トイレ・・・</text:p>
          </table:table-cell>
          <table:table-cell table:style-name="ce0" office:value-type="string">
            <text:p>Chat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よ・・・こんなとこで・・・！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-Absolutely not... no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、そろそろ休憩しない・・・？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a-are we going to take a break
anytime soon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も・・・行っておきたいし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en I can... go to the bathroom, as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あ！？　な、なにバカ言ってんのよあんた！！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uhh?! D-Don't be ridicul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蹴るわよ！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ant me to kick you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ないわ・・・</text:p>
          </table:table-cell>
          <table:table-cell table:style-name="ce0" office:value-type="string">
            <text:p>Chat (wet)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わ・・・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*fidget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別に焦ってるわけじゃないわよ！
あ、あの子のために急がなくちゃって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I'm not losing my cool, or anything!
W-We have to hurry to save that girl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っち見ないでよ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たし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h? 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ぼーっとなんかしてないわよ！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pacing out, or anyth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少しはあんたのこと見直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My opinion of you has improved, slight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、だからって調子に乗らないでよ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 say that, but don't get too excit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、あんたがリーダーな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, you're the leader, Saoto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務まるんでしょうね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re you sure you're up to i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信じてあげるけど、危なくなったら
あんた置いて逃げるから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guess I can put my trust in you, but you
have to run if it gets too dangerous, okay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、オ、オシッコぉっ！！　もれちゃう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あそこがひくひくして・・・力が入らない
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しないと、で、出ちゃう・・・ほんとに
で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し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’t allow her to pee outside
</text:p>
          </table:table-cell>
          <table:table-cell table:style-name="ce0" office:value-type="string">
            <text:p>Don't 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野しょんを許可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llow her to pee outside 
</text:p>
          </table:table-cell>
          <table:table-cell table:style-name="ce0" office:value-type="string">
            <text:p>Let her pee outside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ど、どうしてもガマン・・・でき、な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っ、出ちゃうっ、オシッコおぉ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！！　トイレに行きたいんだってば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もらしちゃってもいいの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いうか、むしろここで野ションしちゃっても
いいな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、よくないことだってのは分かってるけどっ！
ガマンできないよ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よね！　このままじゃガマンできないし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～～！　トイレ、トイレ！！　はや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があんまり長くオシッコガマンできないの
知ってるでし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背に腹は代えられない・・・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ー、のど渇いたよぉ～！　もうフラフラなんだ
けど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まだ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遠いんだったら、ちょっと急ごうよ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られたら、あたしだって
恥ずかし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ひとー！　は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・・・？　あたしだ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よいよラストダンジョー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後まで元気よく行くぞー！！
突き進め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灼熱の洞窟の後は、極寒の森か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か、風邪ひき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死神との戦いはこりご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速いし痛いし怖いし、気がついたら
すっごいダメージ受けてる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南部は暑いね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制服、脱ぎたくなっちゃ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、イケナイ想像させちゃったかな～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、白カラット用に作った“干渉剤”、
まだ使う機会ない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急に白カラットが現れても、使うの忘れ
ちゃいそう・・・ｗｗ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でちゃう・・・っ、だめ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ぱ・・・ぱんつ・・・ぬれちゃう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っ！　も、もぅげんかいっ！！　そこで
してくる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も、もぉほんとに・・・もれ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！　あっ！！　出るっ！！　あ、あっち
行ってて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ちゃう！！　ねえ、ガマンできない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オシッコでパンパン・・・っ！　トイレ
行か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か・・・この辺で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！？　だ、大丈夫だよここなら！　ね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、もうオシッコやばいっ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こ？　ね？　お願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野ションはしたくないんだけど
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ちゃった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wanna go to the toilet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で一度休憩入れようよ？　ガマンは
体に良くない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油断したの！　ほんとはガマン
できたんだも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ーん・・・ちょっぴりトイレ行きたいかな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ま、いっか。　まだぜんぜん平気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あの死神の強さ、反則だ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動きが見えないんだもん！　気が
ついたら体中がすっごい痛いし、もう何が
起きたのが全然分かんなかった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霊峰ってなに？　普通の山と
どう違う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霊”が付くくらいだから心霊スポットな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そう考えるとイヤだ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の魅力は世界最強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ってラスボスにも効くんじゃない？
最強チートアイテムじゃ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ーし！！　あとはレリグ・イアスをゼリーちゃん
の魅力でメロメロにしておびき寄せるだけだ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大丈夫！　ゼリーちゃんこんなに
かわいいんだから、絶対うまくいく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くるのはいいけど、言葉
分か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、ゼリーちゃんが嫌がったら無理に
連れていくわけにもいかない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蛾とか全然平気だ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しろ好きだ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って、よく見ると頭や体がふわふわの毛で
モッコモコなんだもん！　かわい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むちゃん・・・ちょっとは手加減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軟膏とか持っ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おー！　これが榴鉱石か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綺麗な石だね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装置の材料になっちゃうのが残念だなー。
余ったら、少し分けてもらお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突然ですが、ここでともちゃんクーーイズ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連続で入れるとすっごく気持ちイイ穴があって、
やるにはカタい棒とタマが必要です。
これなーんだ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！　答えはビリヤードでした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っと～？　いったいなんて答えるつもり
だったの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ダスプ沼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ところなのかな？　やっぱ底なし沼とか
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これ笑い事じゃな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最終警告・・・っ！！　ともちゃんの・・・
にょ、にょうい・・・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・・・で、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ぉ、おしっこ・・・っ！　もう、ここで
させて・・・っ！！　おねが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でちゃぅ・・・っ、うそじゃない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いすいを・・・かいしっ、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を繰り返します・・・っ！　ともちゃんの
尿意が限界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急に排水措置を講じ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なら、こ、ここで緊急退避という手段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事態は急を要する状況なん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ょ、協力に感謝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け、警告！！　ともちゃんの尿意が危険水域に
達しまし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も考慮に入れて、すみやかに
尿意解消の措置を講じてくださ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緊急退避要請を受諾します！　排水の間、
危険ですので近隣住民の方は近くに寄らない
よう、お願いします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続報！　ともちゃんの尿意増幅を確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隣にトイレを発見した方は、すみやかに
報告ねがい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校では、おもらしなんかしたこと無いのに・・・
信じ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速報！　ともちゃんに微尿警報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めのトイレ対策を推奨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事件が絶えないね。　まあ、敵勢力が3つも
あれば仕方ないのか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？　青カラットと白カラットは協力してるから、
今は赤カラットと青白カラット2つの敵勢力に
な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どっちでもいいか！　どうせ全部
やっつけるん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すがに騎士団長だけあって、タフだ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、どんなトレーニングして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っと、想像したらヨダレ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し！！　あたしも何かのアイドルやる！！
決めた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～、あたしのトレードマークと言えば
ツインテ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ツインテ☆アイドル”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ん・・・なんかフツー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あっついね～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日陰にいても水辺にいても、どこにいても
暑いから参っちゃう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エッチボイス『あぁあんっ////』が
頭から離れない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忘れてください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の秘密のメモってさ、あたしが
盗賊団に誘拐された時に生徒手帳を落とした
方法とおんなじだよ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あたしの機転ってすごくない！？
ね？　ね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名探偵ひめちゃんの推理によれば、大陸南部の
どこかに青白カラットの隠れ家があるんだ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ぷぷぷぷ！　自分で言っててなんだけど、
青白カラットって、なんか不健康そうだよね！
うへへ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も、犬くらい小さければペットに
したいんだけどな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犬くらい小さくて、毛がもふもふしてて、
飼い主の言うことをちゃんと聞くいい子だったら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じゃあ犬でよく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ちゃんの持ってる銃、かっこいい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お願いしても撃たせてもらえなかったよ。
あたしって、危なっかしいイメージだから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ほんとの“無鉄砲”なんちゃ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の四天王、4人とも全部やっつけた
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のほうも、簡単に倒せるとい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あぁっ、やだ、もぉ・・・オシッコ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... aah, no more... pee... nh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が・・・で、でる・・・もぉ出ちゃう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pee'll... come out... it's coming ou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・・・さ、させて・・・ここでっ！！</text:p>
          </table:table-cell>
          <table:table-cell table:style-name="ce0" office:value-type="string">
            <text:p>Outdoor pee (asking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g you... l-let me go...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こと・・・言っても・・・っ！！　で、
出ちゃうってば・・・ぁ・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ven if you... say that...!! I'm tellin' ya...
I'll pee...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もっちゃうううぅぅーーー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'm-peeeing-I'm-peeeeeeeeiiing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てよ！　もうこんなに膀胱パンパン
なの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! My bladder's already bulging outta
my tumm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限界だよぉ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can't hold it any mooo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くにトイレなさそうだし、ちょっと、そこで・・・！</text:p>
          </table:table-cell>
          <table:table-cell table:style-name="ce0" office:value-type="string">
            <text:p>Outdoor pee (asking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re are no toilets nearby, so just let me go
over t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以上我慢できないってばぁ・・・っ！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ellin' ya, I can't hold it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生理現象だからしょうがないよねっ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tally natural, so I can't help it, ya
know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もうオシッコ我慢するのキツい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can't hold my pee much long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チビっちゃう・・・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'll pee myself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仕方ないけど、こういうのはあんまり
好きじゃないなぁ・・・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just this once, 'kay? I don't really like
doing this kinda 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早めに・・・済ませたいんだけど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can... I'd like to take care of it pretty
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、次はきっと最後まで我慢するもん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d-definitely hold it in 'til the end, next
tim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いらで、ちょっと休憩とシャレ込もうよ！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uys, let's stop here and cha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、だめ？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-Guy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ンドレラ邸の中、なんかお化け屋敷みたいで
ちょっと苦手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本当にお化けが出たら、逃げるか気絶する
から、あとはヨロシク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騎士団長さんが言ってた「ホールから先へ
進めない」ってセリフが気になる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のすっごいツルツルの上り坂で、足が
滑っちゃうと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とひめちゃんの馴れ初め、気になる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しよっかな～？　チョコレートパフェ
おごってくれたら、話してあげよっかな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水鉄砲持ってくればよかった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でサバイバル・イン・オンセンやりたかった
な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、男女混浴じゃなかっ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うがない、イメージで脳内保管し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のマナー３カ条といえば、
１．まず体をよく洗う
２．タオルを浴槽に入れない
３．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３つ目って何だっけ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言っておくけど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温泉は混浴以外認めないか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ただしイケメンに限る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運も実力のうちだよ！　隕石だって
あたし達の味方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調子で、何もかも運だけで勝っちゃったり
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そういうマンガあった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電力ジェネレーター室に落ちてきた
でっかいモノって何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隕石かな？　割ったら宇宙人入ってるかな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気のせ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あたしの方を見て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側近たちと戦うことになっちゃうのか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を聞く限りだと、勝てる気がしないんだけど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無理っむりっ！！　もう無理出ちゃうっ！！
ぁああっ、あ、もう・・・っ！！　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っ、む、向こう・・・行って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我慢できないって・・・言ってるのに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くっ！！　はやくさせて！！　はやくぅ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なんでトイレ行かせてくれないの！？
ずっと我慢してるのに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・・・そ、その辺でしてきちゃう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じゃあトイレ行かせてよ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だって・・・外でするの恥ずかしいん
だか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いやばい！　もうオシッコやばいん
だってば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余裕無いんだけ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し、したいけど・・・待ってて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、ちょっと行ってくる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・・・ねえ、トイレ・・・だめ？</text:p>
          </table:table-cell>
          <table:table-cell table:style-name="ce0" office:value-type="string">
            <text:p>Cha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... hey, you gonna let me go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ー・・・オシッコした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トイレ休憩にならないか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ご、ごめ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謝るから許して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、トイレ行きたくない？　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あたし行きたい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、カラットの側近たちって
ものすごく強いらし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あ、それ以上にあたし達が強くなっちゃえば
問題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砂嵐、すごかった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自然の前では、人間は無力なんだ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ええ・・・こりゃしっかり水分補給して
おかないと、すぐ干からびちゃいそ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どこかに日傘売ってたら
買って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ぇ、あっつい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やいとこ蜃気楼の谷の場所知ってる人
探して、涼しいとこ行こう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い髪のカラット、「ライバルを邪魔してやる～」
とか言ってたけど、そんなことしたって完全に
ひとりよがりだ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ねえねえ！　前から思ってたんだけど、
“ひとりよがり”って言葉・・・
なんかちょっとエッチじゃない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飲めばどんな人でも熾天少女になれる
薬が開発されたらさ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少女デビューできちゃう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んな服を着せちゃおっかな～？
ふふふ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力研究、ちゃんと完成して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まだ途中だったら、みんなで手伝っちゃ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足引っ張りそうだから、おとなしく
してよっか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度こそ、お城へ戻れるよ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を一人撃破するたびに、特別ボーナス
みたいなの出ないかなぁ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だめ・・・っ！　オシッコ・・・もれそう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花摘み行ってくるね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っ！　でもぉ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にて失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！　これは、いよいよ・・・ぴ、ぴんち
かも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ジで・・・オシッコした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ゴメンね！　少し待って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オシッコ・・・ちょっとキツくなってきちゃった
　なぁ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、大丈夫だよね？　そのうち出られるよね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悲報、ともちゃんオシッコしたくな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だ余裕あるから平気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、これ大丈夫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閉じ込められたままで誰も助けに来ないって
パターンだったらヤバく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にも年齢みたいなのがあるっぽい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て性別もあ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性別があるってことは・・・つまりそういうこと
だよね・・・？　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の四天王って、やっぱテストとかで
選抜されるの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少し成績が足りなかったヤツとか、
次期四天王みたいな感じで予備軍がいたりして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阪のおばちゃんって、何で髪を紫に染め
たがるんだろうね？</text:p>
          </table:table-cell>
          <table:table-cell table:style-name="ce0" office:value-type="string">
            <text:p>Meme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feel when no scientist christmas cake
gf~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状況とはぜんぜん関係ない話だから
忘れていいよ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never mind. That's got nothin' to do with
anythin'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る・・・でちゃう・・・っ、はぁ・・・はぁ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go... gonna come out... haah... haa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げんかい・・・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Gotta... pee... e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こ、ここで・・・させて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-Just let me go here... I can't wai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、ほんとに・・・っ、だめ、なのぉ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or real, I can't... hold it anymore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あーーっ、出ちゃうううぅぅ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aahhh——, it's leakin' out!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っ　オシッコしたくて限界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t good... I gotta pee so bad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っちゃうよおぉ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tally gonna wet my panties at this raaat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、ちょ、ちょっといいかなっ！？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'mon, g-give me a second to myself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ぁ！　出ちゃうよ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way! I'm gonna make a puddle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すぐ戻るね！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ice, I'll come straight back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っかトイレ見つけたら行こうよ！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et's go look for a toilet somewhere 'round
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、はやくオシッコしたいぃ・・・！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ghhh, I wanna take a pee, already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なぁ・・・もう・・・</text:p>
          </table:table-cell>
          <table:table-cell table:style-name="ce0" office:value-type="string">
            <text:p>Outdoor pee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-Looks like I ain't got a choice... geez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イヤだけど・・・まあ、しょうがない
かな・・・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don't really wanna, but... ah, well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。　けっこう頑張って
我慢したんだよ・・・？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peed myself... I put up a good fight
though, se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悪いんだけどさ、トイレ行きたくなって
きちゃったんだけど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ps, I kinda need to go potty. My ba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四天王ってどんなヤツ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are the other three Hellish Kings like,
d'ya think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の予想だと、めっちゃテンション高いの
とか、常に敬語使うヤツとか、そういうのが
いると思うん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reckon there's a super intense one, and
maybe another one who uses polite language,
or someth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ろう？　な～んか恥ずかしいハプニング
のニオイがするんだよね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's this? There's the smell of some kinda
embarrassing situation in the air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んだん、戦う相手が強くなってくるね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ur enemies just keep gettin' stronger and
strong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その分こっちも強くなっていけばいいん
だけど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 guess we'll just have to get stronger
to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城下町あたりで、あたし達の
オリジナルグッズとか出したら結構儲かりそう
じゃ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I just had a great idea! How 'bout we
start sellin' our own original merch over in the
castle tow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手始めに魔除けハンカチとか、あと破魔ジュース
とかどうかな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 can start with handkerchiefs that ward away
evil spirits, and exorcism juice, and stuff like
that! We'll be rollin' in i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の北にある公道を道なりに進めば、炭鉱の
ある山に辿り着くんだよ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we've gotta take the road north from
the port 'til we get to the mountain where the
coal mines are, hu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が目的地ガイドするのって
新鮮でしょ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! Wouldya look at that, I've turned into
a genuine guid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炭鉱で取れる上質な鉱石って
どんなんだと思う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What kind of ores do ya think there
are in those mines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宝石の原石とかだったら、一個くらい持って
帰ってもいいよね！？　ね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we find any raw gemstones or anythin', can
we take one home?! Pleas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念のために神社でお祓いとかしてもらった
ほうがいい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maybe we should go drop by a shrine and
get a purification, or somethin'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。　こっちの世界に神社とか無いか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... there aren't any Shinto shrines in this
world, are t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あ、あっ、も、も、も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ah, ah, I-I-I'm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む、むりぃ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... g-gonnaaa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絶対に・・・近くにいてねっ！　絶対だよ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d better not... come over here! Pinkie
swea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うぅ・・・っ！　もっちゃう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uu...! I'm gonna pee my panties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・・・ちびりそうだよぉ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's... already drippin' ooout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無理！　無理無理ぃ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pe! Nowaynowaynowa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ゆ、幽霊が出るんだよ！？　一人にしちゃ
やだぁ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-What if a ghost pops out?! No way I'm
goin' on my ow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！　でも、トイレ怖い・・・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otta peeee! But I'm too scared to go to the
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・・・でもオシッコ・・・っ！　うぅ～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... I gotta pee...! Uuuu~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こ、怖いもん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y! I-I-I'm scared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けど・・・こ、こわいよぉ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to the toilet, but... I-I'm too scared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う・・・どうしよう・・・オシッコ・・・っ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u... what do I do... gotta pee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、全部幽霊のせいなんだから・・・っ！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all that stupid ghost's fault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トイレ行きたくなってきちゃった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an, I gotta go pee again alread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だなぁ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is the wors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出たの！　白いワンピースの
女の子の幽霊が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re really was ghost of a girl in a white
one-piece dress! I'm seriou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追っかけてきたらどうしよう・・・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... What if she's followin' us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った・・・けっこう頑張って
我慢したんだよ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パーティに船酔いしやすい人がいなくて
よか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nk God none of us get seasick that eas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特に乗り物に強いし！　ジェット
コースターとか余裕だよ！　えっへん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m great with stuff like this, just sayin'!
Roller coasters? No proble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言うとおり、熾力をドドドドド！って
出せたらおもしろ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just like the Chief said, it'd be much
more interestin' if our powers could come
out with a DODODODOD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てみたら意外と出るかも？　ドドドドドド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it'll work if I try hard enough?
DODODODODOD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の使いの力を、科学で解明かあ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an ya really explain the Power of the Angels
with scienc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難しい話になってきたら、早乙女くん
ヨロシク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lp, I'll leave the difficult words to you,
Reguma-ku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話題に困ったときに天気の話をするのは王道
だけどさ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f talkin' about the weather is what you do when
you're out of conversation topic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天気の無い宇宙空間で会話のネタに困ったら
どうする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what you talk about when the
conversation runs out in outer spac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聞いてよ！　すっごいヘンな虫
見つけたんだ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listen to this! I found this suuuper
weird-lookin' bu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石をどかしたら、しっぽの先が扇子みたいな
形したナメクジがバックしながら這ってたの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en I shifted this one rock, there was a slug
with a tail like a hand-fan crawling underneat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？　コウガイビル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uh? What's a hammerhead worm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事もなく船旅終了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Looks like we made it through the boat
journey without incide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ぴりハプニングを期待してたのって、
　あたしだけかな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Am I the only one who was kinda waitin'
for something to happen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う、でちゃうっ、でちゃううぅ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it's comin' it's comin'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でちゃうっ、でちゃうよぉ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comin' out, my pee's comin' ou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限界なのっ、そこでさせて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at my limit, just let me go over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こと・・・言ったってぇ・・・っ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're so... horribl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～～～っ！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～～～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ど、どうしよ・・・も、もう我慢できないよ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wh-what am I gonna... I-I can't take it
any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無理、出ちゃうぅ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too late, I'm gonna pee mys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そ、その辺でやってきちゃうから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y bad, I-I'll just go right over t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ないのは分かるけど、で、でも・・・っ！</text:p>
          </table:table-cell>
          <table:table-cell table:style-name="ce0" office:value-type="string">
            <text:p>Outdoor pee (refus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get that it's risky, b-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見ちゃダメだからねっ！</text:p>
          </table:table-cell>
          <table:table-cell table:style-name="ce0" office:value-type="string">
            <text:p>Outdoor pee (allowed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lookin'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行きたいっ、ねえ、ちょっと行かせてよ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go pee! Hey, let me go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～・・・ねえ、はやくぅ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～... heyyy, quickl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くん、近くにトイレあったら寄ってよぉ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aotome-kun, let's hit up the nearest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我慢してるんだけど・・・！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ve been holdin' it in this whole time, y's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最初は温かかったけど、どんどん寒く
なっちゃう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it was kinda warm at first, but now it's
gettin' colder and cold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トイレ行かない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to the toile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、ちょっぴり催してきちゃった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startin' to hear the call of natu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船のトイレ、ちゃんと直ってる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they've fixed up the toilet on the
ship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オシッコ我慢地獄はいや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don't want another pee-holdin' catastroph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ニ、ゆでたら食べられる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crab we just beat up... I wonder if you
could boil it up and serve with butt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味でおいしくなさそうだけど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 didn't exactly look tasty, thoug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、そう言えば魔族ってどんな外見なの
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whaddya think a demonic being
actually looks lik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にあたし達と同じ見た目だったり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Maybe they just look like us peopl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とも身長3メートルを超える巨人だったり
して！　・・・まさか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r maybe, they're ten-foot tall giants!
...Nah, no 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だね！　ついにラスボスと対面できる
かも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re it is! We're about to face off with the
final bos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“姫君”って聞くと超ナイスバディな
イメージだよ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title like “Duchess”, it sounds like she
probably has a real nice bo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、そうでも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You don't think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さ、こんだけ寒いんじゃさすがの煉絶の
姫君も凍えちゃって、どっかで遭難してる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've been thinkin', it's so cold that even
the Duchess of Hellfire must be chilled to the
bon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それはそれで、ちょっと可哀そうかも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I might even feel a bit sorry for her,
y'know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にしても寒いね～！　さすが北部だよ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o, it's real frosty around here, isn't it～!
That's the Northlands for y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だけ寒いと、バナナで釘が打てちゃうんじゃ
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n this cold, I bet you could hammer a nail
with a banana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へへ・・・かたぁいバナナで、ね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eheh... with a hard banana, eh?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ちゃん、なかなかかわいい人だった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Viola-chan was a pretty nice l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ちょっとはしゃぎすぎかな？　もう少し
落ち着きを持ったほうがいいと思わ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But, she mighta been a little too hyperactive?
Maybe she oughta settle down a b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れ？　なんでそんな冷たい目であたしを
見てるの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What? Why're you glarin' at me like tha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～、寒いね～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aaa～～, it sure is chilly～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女の子はお腹を冷やさないように気を
つけなきゃ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got to be careful! Girls can't afford to
let their tummies get too col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、はぁ・・・っ！　ぅ・・・だ・・・だめ・・・かもっ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h, haah...! Uh... it's... n... no u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・・・げ、げんかいぃ・・・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bout to... p-pee my pant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だから、そ、そのへんで・・・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eggin' ya, l-let me go somewhere nearby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っ、い、いじわる・・・しないでぇ！！</text:p>
          </table:table-cell>
          <table:table-cell table:style-name="ce0" office:value-type="string">
            <text:p>Outdoor pee (refus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, y-you... bull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く、もうちょっと・・・ガ、ガマ・・・ン！！</text:p>
          </table:table-cell>
          <table:table-cell table:style-name="ce0" office:value-type="string">
            <text:p>Outdoor pee (allowed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Kuh, just a few more... s-step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！　オシッコ・・・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!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お腹キツキツだよ！！　うぅ・・・っ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tummy feels all tight!! Uuu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その辺で出してきちゃっていい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can I go make pee somewhere over there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で、でもぉ・・・っ！</text:p>
          </table:table-cell>
          <table:table-cell table:style-name="ce0" office:value-type="string">
            <text:p>Outdoor pee (refus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uh... b-but, bu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！　すぐしてきちゃうね！！</text:p>
          </table:table-cell>
          <table:table-cell table:style-name="ce0" office:value-type="string">
            <text:p>Outdoor pee (allowed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nks! BRB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、オシッコしたいよぉ・・・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, I gotta peee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トイレしないとヤバいよぉ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f I don't get to a toilet quick, we'll have a
natural disaster on our hand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ん、じゃあちょっと待っててね・・・！</text:p>
          </table:table-cell>
          <table:table-cell table:style-name="ce0" office:value-type="string">
            <text:p>Outdoor pee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hen wait righ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トイレ行きたいよ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I wanna go pott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飲み過ぎちゃったのかな？　ご、ごめんね。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mighta drank a little too much? M-My ba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やっちゃった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I made a mes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だけトイレ行きたいなぁ・・・</text:p>
          </table:table-cell>
          <table:table-cell table:style-name="ce0" office:value-type="string">
            <text:p>Chat –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need the toilet just a teensy b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大丈夫だけど・・・そのうち、ね？</text:p>
          </table:table-cell>
          <table:table-cell table:style-name="ce0" office:value-type="string">
            <text:p>Chat –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od for now, but... soon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自治警団長かぁ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ommander of the Self-Defense Union,
huh～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の騎士団長さんみたいにシブメン
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wonder if he's as much of a dreamboat as
the Knight Comma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引き締まった肉体美にはじける汗・・・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ith a lean, toned body... *sweat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へ・・・えへへっ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Eheh... ehehe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！　時間があったら雪合戦しようよ！
あと、かまくらも作ろ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! If we have time I wanna have a
snowball fight! And make a snowman, t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やだな、冗談だってば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... Nah, I'm just kiddin', real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先代さんからもらった能力って、何
なんだろうね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addya think that talent we got from
Predecessor-san i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もう、気になるーっ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 man—, I wanna find out already—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代さん、声だけで姿が見えないんだね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heard Predecessor-san's voice, but we
ain't seen what she looks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声から想像すると、めっちゃ美人っぽいのに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Goin' from her voice, though, I bet she's
super prett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ちゃんも加わって、にぎやかにぎやか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t's so lively now that Hime-chan's joined 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一応言っておくけど、ひめちゃんはあんまり
おしゃべりしない子だから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but let me tell ya—Hime-chan ain't much
of a talker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となしいからって、強引にアプローチしちゃ
NGだぞ～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he's the quiet type, so make sure ya don't
come on to her too strong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っ、もっちゃう！！　もっちゃうっ！！</text:p>
          </table:table-cell>
          <table:table-cell table:style-name="ce0" office:value-type="string">
            <text:p>Chat –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ah, it’s gonna leak!! I’m leaking!!
</text:p>
          </table:table-cell>
          <table:table-cell table:style-name="ce0" office:value-type="string">
            <text:p>Ahh, ah, it's gonna leak!! I'm leaking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ガ、ガマンできないっ！！</text:p>
          </table:table-cell>
          <table:table-cell table:style-name="ce0" office:value-type="string">
            <text:p>Chat –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’t hold it!!
</text:p>
          </table:table-cell>
          <table:table-cell table:style-name="ce0" office:value-type="string">
            <text:p>I-I can't hold i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そ、そこでオシッコさせて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の！！　ほんとにもうダメなのぉっ！！</text:p>
          </table:table-cell>
          <table:table-cell table:style-name="ce0" office:value-type="string">
            <text:p>Outdoor pee (refused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-You don’t get it!! I really can’t hold it anymore!!
</text:p>
          </table:table-cell>
          <table:table-cell table:style-name="ce0" office:value-type="string">
            <text:p>Y-You don't get it!! I really can't hold it
anymoo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っ！で、で、でちゃうぅうっ！！</text:p>
          </table:table-cell>
          <table:table-cell table:style-name="ce0" office:value-type="string">
            <text:p>Outdoor pee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— H-H-Here it comes!!
</text:p>
          </table:table-cell>
          <table:table-cell table:style-name="ce0" office:value-type="string">
            <text:p>Ah—! H-H-Here it comes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早乙女くんっ！　あたし、オ、オシッコっ！！</text:p>
          </table:table-cell>
          <table:table-cell table:style-name="ce0" office:value-type="string">
            <text:p>Chat –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aotome-kun! I g-gotta pee!!
</text:p>
          </table:table-cell>
          <table:table-cell table:style-name="ce0" office:value-type="string">
            <text:p>S-Saotome-kun! I g-gotta pe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膀胱パンパンだよっ！！</text:p>
          </table:table-cell>
          <table:table-cell table:style-name="ce0" office:value-type="string">
            <text:p>Chat –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-My bladder is bulging!!
</text:p>
          </table:table-cell>
          <table:table-cell table:style-name="ce0" office:value-type="string">
            <text:p>M-My bladder's bulgin'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そこでしてきてもいい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・・・で、でちゃうよぉっ！！</text:p>
          </table:table-cell>
          <table:table-cell table:style-name="ce0" office:value-type="string">
            <text:p>Outdoor pee (refused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’mon… I-I’ll really leak!!
</text:p>
          </table:table-cell>
          <table:table-cell table:style-name="ce0" office:value-type="string">
            <text:p>C'mon... I-I'll really leak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1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分で終わらせるから！！</text:p>
          </table:table-cell>
          <table:table-cell table:style-name="ce0" office:value-type="string">
            <text:p>Outdoor pee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I’ll be done in just a minute!!
</text:p>
          </table:table-cell>
          <table:table-cell table:style-name="ce0" office:value-type="string">
            <text:p>I-I'll be done in just a minut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、ねえ！　ちょっともうムリ！　トイレっ！！</text:p>
          </table:table-cell>
          <table:table-cell table:style-name="ce0" office:value-type="string">
            <text:p>Chat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, hey! It’s almost too much! Toilet!!
</text:p>
          </table:table-cell>
          <table:table-cell table:style-name="ce0" office:value-type="string">
            <text:p>H-Hey! It's almost too much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じゃもれちゃうかも・・・っ！！</text:p>
          </table:table-cell>
          <table:table-cell table:style-name="ce0" office:value-type="string">
            <text:p>Chat –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t this rate, it’s gonna leak…!!
</text:p>
          </table:table-cell>
          <table:table-cell table:style-name="ce0" office:value-type="string">
            <text:p>At this rate, it's gonna come out whether I like
it or no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りょ、りょーかい！　ちょっと待っててね！</text:p>
          </table:table-cell>
          <table:table-cell table:style-name="ce0" office:value-type="string">
            <text:p>Outdoor pee –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-Roger that! Wait here, okay!
</text:p>
          </table:table-cell>
          <table:table-cell table:style-name="ce0" office:value-type="string">
            <text:p>R-Roger that! Wait here, ok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トイレ・・・！</text:p>
          </table:table-cell>
          <table:table-cell table:style-name="ce0" office:value-type="string">
            <text:p>Chat –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… toilet…!
</text:p>
          </table:table-cell>
          <table:table-cell table:style-name="ce0" office:value-type="string">
            <text:p>Toilet... toile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～・・・！</text:p>
          </table:table-cell>
          <table:table-cell table:style-name="ce0" office:value-type="string">
            <text:p>Chat –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ickly, a toilet~…!
</text:p>
          </table:table-cell>
          <table:table-cell table:style-name="ce0" office:value-type="string">
            <text:p>Quickly, a toile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と・・・こ、これはまあ、その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rr… i-it’s like this, um…
</text:p>
          </table:table-cell>
          <table:table-cell table:style-name="ce0" office:value-type="string">
            <text:p>Err... it-it's like this, uhh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早乙女くん～、あたしトイレに行きたく
なっちゃったんだけど・・・</text:p>
          </table:table-cell>
          <table:table-cell table:style-name="ce0" office:value-type="string">
            <text:p>Cha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Saotome-kun~, I kind of have to go to the bathroom…</text:p>
          </table:table-cell>
          <table:table-cell table:style-name="ce0" office:value-type="string">
            <text:p>Hey Saotome-kun～, I kinda have to go to
the little girls' room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地下道と言えば、暗くてヌルヌル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 dark, slimy tunne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か、ヘンな想像しちゃわない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ain't havin' any weird thoughts, are ya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昨日のパーティ料理、おいしかったね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grub at last night's party was so tast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ていう食べ物なのかな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at kind of food was it, I wonder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おいしければ何でもいっか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 well, if it's yummy, it's yummy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、確か町の北側にあるんだっけ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 castle was at the top of town, wasn't i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、どんなおもてなしが待ってるん
だろうね？　ｼﾞｭﾙﾘ・・・</text:p>
          </table:table-cell>
          <table:table-cell table:style-name="ce0" office:value-type="string">
            <text:p>https://smalltext.io/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onder what kinda refreshments they have
waitin' for us? *ˢˡᵘʳᵖ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カッコいい人、騎士団で一番エラい
人なんでしょ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t cool guy just now, isn’t he the greatest man in their whole army?
</text:p>
          </table:table-cell>
          <table:table-cell table:style-name="ce0" office:value-type="string">
            <text:p>That cool guy just now, isn't he the greatest
man in their whole arm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サインとかお願いしたらくれるかな～？</text:p>
          </table:table-cell>
          <table:table-cell table:style-name="ce0" office:value-type="string">
            <text:p>Chat – Escorting Sharu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think he would give me his autograph~?
</text:p>
          </table:table-cell>
          <table:table-cell table:style-name="ce0" office:value-type="string">
            <text:p>You think he'd give me his autograph～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、あ、あ！　もぅムリぃ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h, ha, ah! It’s no use!!
</text:p>
          </table:table-cell>
          <table:table-cell table:style-name="ce0" office:value-type="string">
            <text:p>Ahh, ah, ah! I'm gonna blow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この隅っこでしちゃうから、見張ってて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tand watch for me, I’m going to do it over in that corner!!
</text:p>
          </table:table-cell>
          <table:table-cell table:style-name="ce0" office:value-type="string">
            <text:p>S-Stand watch for me, I'm gonna go do it
over in that corner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っ！　もうオシッコもっちゃうよぉっ！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w could you?! I’m just about to pee myself!!
</text:p>
          </table:table-cell>
          <table:table-cell table:style-name="ce0" office:value-type="string">
            <text:p>How could you?! I'm just about to pee mys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りがとっ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-Thank you!
</text:p>
          </table:table-cell>
          <table:table-cell table:style-name="ce0" office:value-type="string">
            <text:p>Th-Th-Thanks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、ホントにやばいかも・・・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really in danger now…!
</text:p>
          </table:table-cell>
          <table:table-cell table:style-name="ce0" office:value-type="string">
            <text:p>I-I'm really in danger now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ね、ちょっと見張りお願いしてもいい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oh… hey, can you just stand guard for me for a minute?
</text:p>
          </table:table-cell>
          <table:table-cell table:style-name="ce0" office:value-type="string">
            <text:p>Ooh... hey, can you just stand guard for me
for a 'sec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危険なのは分かるけどさぁ！
あたし、もぅ・・・っ！</text:p>
          </table:table-cell>
          <table:table-cell table:style-name="ce0" office:value-type="string">
            <text:p>Outside pee (refus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know this isn’t a safe place! But I’m really about to…!
</text:p>
          </table:table-cell>
          <table:table-cell table:style-name="ce0" office:value-type="string">
            <text:p>I-I know it's dangerous 'n all! But, I'm
really gonn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すぐ終わらせるね！</text:p>
          </table:table-cell>
          <table:table-cell table:style-name="ce0" office:value-type="string">
            <text:p>Outside pee (allowe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sorry, I’ll finish up fast!
</text:p>
          </table:table-cell>
          <table:table-cell table:style-name="ce0" office:value-type="string">
            <text:p>I'm sorry, I'll finish up fas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・・・すっごいオシッコしたい・・・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h no… I have to pee SO bad…!
</text:p>
          </table:table-cell>
          <table:table-cell table:style-name="ce0" office:value-type="string">
            <text:p>Oh no... I gotta pee super ba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どこぉ・・・？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re is the bathroom…?
</text:p>
          </table:table-cell>
          <table:table-cell table:style-name="ce0" office:value-type="string">
            <text:p>Toilet... where are ya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や、やっぱそうなるよね・・・？</text:p>
          </table:table-cell>
          <table:table-cell table:style-name="ce0" office:value-type="string">
            <text:p>Telling her to pee outside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ep… so that’s what it’s come to, huh? 
</text:p>
          </table:table-cell>
          <table:table-cell table:style-name="ce0" office:value-type="string">
            <text:p>Uuh... s-so that's what it's come to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、ちょっとタイム！</text:p>
          </table:table-cell>
          <table:table-cell table:style-name="ce0" office:value-type="string">
            <text:p>Telling her to pee outside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'kay, Time Out! 
</text:p>
          </table:table-cell>
          <table:table-cell table:style-name="ce0" office:value-type="string">
            <text:p>'Kay, time-out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トイレ行きたくなっちゃったよ・・・</text:p>
          </table:table-cell>
          <table:table-cell table:style-name="ce0" office:value-type="string">
            <text:p>Chat - L4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feel like I have to pee again…
</text:p>
          </table:table-cell>
          <table:table-cell table:style-name="ce0" office:value-type="string">
            <text:p>I feel like I hafta pee again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ガマンできるけど・・・</text:p>
          </table:table-cell>
          <table:table-cell table:style-name="ce0" office:value-type="string">
            <text:p>Chat - L4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’m all right for now, but…
</text:p>
          </table:table-cell>
          <table:table-cell table:style-name="ce0" office:value-type="string">
            <text:p>I-I'm all right for now, but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・・・トイレ行きたい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~… I wanna go pee…
</text:p>
          </table:table-cell>
          <table:table-cell table:style-name="ce0" office:value-type="string">
            <text:p>Ah～... I wanna go pe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っかにトイレ無いかなぁ・・・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there be a bathroom around here…?
</text:p>
          </table:table-cell>
          <table:table-cell table:style-name="ce0" office:value-type="string">
            <text:p>There's gotta be a toilet 'round here, right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まにはこういうこともあるよ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is sort of thing happens every once in a while…
</text:p>
          </table:table-cell>
          <table:table-cell table:style-name="ce0" office:value-type="string">
            <text:p>Th-This sorta thing just happens every once in
a while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はは、トイレ行きたくなってきちゃった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aha, I have to go to the toilet.
</text:p>
          </table:table-cell>
          <table:table-cell table:style-name="ce0" office:value-type="string">
            <text:p>Ahaha, I need to go to the toilet, now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こじゃガマンだよね～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, I can still hold it for sure~.
</text:p>
          </table:table-cell>
          <table:table-cell table:style-name="ce0" office:value-type="string">
            <text:p>But I can still hold it, for sur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ねえねえ、ここの盗賊たちって、なにげに
イケメン率高いと思わない？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ey hey, I’ve been noticing that these bandits are… a lot of them are hotties, aren’t they?
</text:p>
          </table:table-cell>
          <table:table-cell table:style-name="ce0" office:value-type="string">
            <text:p>Hey, hey, don'tcha think a lotta these bandits
are actually kinda hot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適度に引き締まった筋肉！　いいよね～！</text:p>
          </table:table-cell>
          <table:table-cell table:style-name="ce0" office:value-type="string">
            <text:p>Chat - Escaped Jail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mm mmm, just the right amount of muscles! Nice~!
</text:p>
          </table:table-cell>
          <table:table-cell table:style-name="ce0" office:value-type="string">
            <text:p>And they have just the right amount of
muscle, too! Nice～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げんかいっ！　だめ、でちゃう、オシッコ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already... I can't! My pee, it's going to come out!! 
</text:p>
          </table:table-cell>
          <table:table-cell table:style-name="ce0" office:value-type="string">
            <text:p>No more! No, my pee—it's all gonna come ou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っ、してきちゃうから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ait for me, I'm going to do it right here!! 
</text:p>
          </table:table-cell>
          <table:table-cell table:style-name="ce0" office:value-type="string">
            <text:p>Wait for me, I'm gonna do it right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ぇっ！　さ、させて・・・お願いぃ・・・っ！！</text:p>
          </table:table-cell>
          <table:table-cell table:style-name="ce0" office:value-type="string">
            <text:p>Outside pee (refused)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y!? Let me do it... please...!! 
</text:p>
          </table:table-cell>
          <table:table-cell table:style-name="ce0" office:value-type="string">
            <text:p>Whyyy?! L-Let me do it... pleeease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あ、は・・・はやくぅ・・・っ！！</text:p>
          </table:table-cell>
          <table:table-cell table:style-name="ce0" office:value-type="string">
            <text:p>Outside pee (allowed)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h... Quickly...!! 
</text:p>
          </table:table-cell>
          <table:table-cell table:style-name="ce0" office:value-type="string">
            <text:p>Ah, aah, qu... quickly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たし・・・オシッコ・・・したいんだけどっ！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need... to pee!! 
</text:p>
          </table:table-cell>
          <table:table-cell table:style-name="ce0" office:value-type="string">
            <text:p>I, I... wanna... go pe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限界っ！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at my limit already!! 
</text:p>
          </table:table-cell>
          <table:table-cell table:style-name="ce0" office:value-type="string">
            <text:p>I-I-I'm gonna explod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辺でしてくるから、待ってて！！</text:p>
          </table:table-cell>
          <table:table-cell table:style-name="ce0" office:value-type="string">
            <text:p>Chat - L6 C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wait while I go over there!! 
</text:p>
          </table:table-cell>
          <table:table-cell table:style-name="ce0" office:value-type="string">
            <text:p>Just wait a sec while I go over ther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　で、でも・・・！</text:p>
          </table:table-cell>
          <table:table-cell table:style-name="ce0" office:value-type="string">
            <text:p>Outside pee (refused)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! But...! 
</text:p>
          </table:table-cell>
          <table:table-cell table:style-name="ce0" office:value-type="string">
            <text:p>Wha?! B-Bu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ちょっと済ませてくるから！！</text:p>
          </table:table-cell>
          <table:table-cell table:style-name="ce0" office:value-type="string">
            <text:p>Outside pee (allowed)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ll be done in no time!! 
</text:p>
          </table:table-cell>
          <table:table-cell table:style-name="ce0" office:value-type="string">
            <text:p>I'll be done in no time!!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ねえ、もうガマンできないよっ！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C'mon, I can't hold it much longer! 
</text:p>
          </table:table-cell>
          <table:table-cell table:style-name="ce0" office:value-type="string">
            <text:p>T-Toilet! C'mon, I can't hold it any more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トイレ行きたいんだけど・・・。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 have to go to the bathroom... 
</text:p>
          </table:table-cell>
          <table:table-cell table:style-name="ce0" office:value-type="string">
            <text:p>Sorry, but I gotta use the toilet...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も行きたいよね？　ね？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es everyone else have to go too? Yeah? 
</text:p>
          </table:table-cell>
          <table:table-cell table:style-name="ce0" office:value-type="string">
            <text:p>Everyone else has to go too, right? Right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普段はちゃんとガマンできるんだよ？
今回は、ちょっと・・・油断しちゃったかな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rmally I don't have any problem holding it. Today was... I was just caught a little off-guard, yeah... 
</text:p>
          </table:table-cell>
          <table:table-cell table:style-name="ce0" office:value-type="string">
            <text:p>N-Normally I can hold it in, y'know? Today
was... I guess I was just caught a little
off-guard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トイレに行きたくなってきたな～。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kinda feel like I have to go~. 
</text:p>
          </table:table-cell>
          <table:table-cell table:style-name="ce0" office:value-type="string">
            <text:p>I kinda feel like I have to go, just a
liiittle～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あったら寄ってこうね。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's stop at a bathroom if we find one. 
</text:p>
          </table:table-cell>
          <table:table-cell table:style-name="ce0" office:value-type="string">
            <text:p>Let's stop by a bathroom if we find one, 'kay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ーと、早乙女くんがパーティリーダーって
ことでいいのかな？</text:p>
          </table:table-cell>
          <table:table-cell table:style-name="ce0" office:value-type="string">
            <text:p>Chat - Lost Forest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m, so Saotome is the party leader? 
</text:p>
          </table:table-cell>
          <table:table-cell table:style-name="ce0" office:value-type="string">
            <text:p>Hmm, so Saotome-kun's the party leader?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完全にハーレム状態だね～！　うれしい？</text:p>
          </table:table-cell>
          <table:table-cell table:style-name="ce0" office:value-type="string">
            <text:p>Chat - Lost Forest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ou got yourself a complete harem~! Aren't you lucky? 
</text:p>
          </table:table-cell>
          <table:table-cell table:style-name="ce0" office:value-type="string">
            <text:p>You've got yourself a complete harem～!
Aren't you luck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くねくねっ、もじもじっ、きゅううぅぅ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うぅぅ・・・っ！　も、もぅ・・・だめ・・・ぇ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あぁっ！　すみ、ませんっ！　も、もう限界
です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、お手洗い・・・っ、お手洗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・・・お、おしっこ・・・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そ、その！！　あの、ええと・・・だ、だ、
大丈夫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お手洗いに行きたくて・・・
　もじもじしちゃう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じっとしてるの辛い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いっ！？！　な、な、なんですかっ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すみません・・・</text:p>
          </table:table-cell>
          <table:table-cell table:style-name="ce0" office:value-type="string">
            <text:p>After 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...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飲み物とかもらえると、うれし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すみ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近づくと、におうから・・・は、離れて歩きます・・・
ぐす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の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ゅ、休憩は・・・まだ先・・・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さっきお手洗いに寄っておけばよかったかも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・・・し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正直、とっても怖い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みなさんと一緒なら、これまでのように
うまく行ける・・・そんな気がしま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玉って、最後に自爆す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爆破の衝撃でも門が壊れなかったら
どうしま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応、ハンマーみたいなのを持っていった
ほうが良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体が4つあれば、あんなふうに強く
なれるんでしょう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そうしたら、制服を4着そろえ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マ、マ、マグマに落ちないように、足元に
気をつけないと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落ちたらヤケドしちゃい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のひずみを安定させる“時空玉”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たいどういう構造なんで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私・・・も、もぅ、お手洗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以上・・・が、我慢・・・でき・・・ません・・・っ！
ぅああっ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っ！！　もう・・・でちゃう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っ、もじもじ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・・・早乙女さん・・・っ////
あの・・・あ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・・・そ、そういうこと言わないでください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なさい・・・私・・・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が・・・し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わわわわわっ！！　そ、そうじゃなくて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ぁぁん・・・ごめんなさい！　も、もう
しません・・・ちゃんと我慢しますから・・・
許してくださいぃ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い、言いにく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手洗いに・・・行きたくなって
しまいま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・・・なん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山の頂上にあった赤カラットの
隠れ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肝心の赤カラット本人がいませんで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お出かけ中だった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が作ってくれた干渉剤、注射器に
入って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これをどうにかして白カラットに注入
しないと効果を発揮しない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問題はそこ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服にも鱗粉が付い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お洗濯しない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も・・・私もゼリーちゃんとお話し
してみたいな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ずうず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結局のところ、ゼリーちゃんって何者なんで
しょう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でも魔物でもない、不思議な生き物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遺跡って、何のためにあったものなんでしょう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昔の人々が、何かの儀式に使ったり、神仏を
祭ったりしていたの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あまりこういうことに詳しくな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・・・私、その・・・つい・・・あまりにも、その
かわいすぎ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ところを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石重くないですか？　大丈夫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疲れたら言ってくださいね？　台車を探して
きま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赤カラット達ってどうなったんで
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から何もアクションを起こしてきてないよう
ですし、ちょっと気がかり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さん、いろいろな物を作れてすご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にも発明の才能があれば、もっとみなさんの
お役に立てる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っ、も、もれちゃう・・・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ぅっ！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行きたい・・・っ、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、もう、我慢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っ！　大丈夫じゃないけど、
だいじょうぶ・・・です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あ、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に、その・・・お、お手洗いは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は、お、お、お手洗いじゃあり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ひっく、ぐす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近くに休憩できる場所があったら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ちょっと休憩したい・・・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のところ、赤カラットは沈黙を守っていま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騒ぎに乗じて、奇襲をかけてくるんじゃ
ないかと、ちょっと心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ういえば、ジャングルの隠れ家に潜入
　したとき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通路の奥でしちゃったおしっこ・・・い、今頃
　誰かに見つかっちゃったかな・・・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わわわわ・・・っ/////　片付けてくれば
　よかったぁっ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空気が重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暑い地域に適応した魔物には、きっと冷気が
有効だ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れ？　でも、温度変化に強いってことは
低温にも強いのかな？
わかんなくなってきちゃ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く考えてみれば、私・・・大勢の男の人の
　前で、素っ裸で行動してたんだ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わああぁぁ・・・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ぇっくし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太陽がまぶしくて、くしゃみ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わ、私、またぼーっとしてまし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ぅ・・・気を抜くと、どうしてもぼーっとしちゃう
悪い癖なんです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・・・オッシー、かわいかった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ゴハンは何を食べるのかな？　水草かな？
お魚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こ、声に出てました！？
ひいいぃぃ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、オッシーを見つけることができたと
して、どうやって鱗を取ればいいん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っと！　手荒なことはしちゃだめですよ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の四天王、“熾力の源は精神力”って
言って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ながち間違ってはいないと思いますけど、
あの作戦は、ちょっとどうかと思い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ぉしっこ・・・お、しっこ・・・ぅぅぅ・・・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ee... pee... uuu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たすけ・・・て・・・ぇ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-Help... mee...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、見ないでぇぇっ！！/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-D-Don't looook!! 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・・・ぁぅ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h... aau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っ、あの・・・私・・・あ、あの・・・っ/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hh, umm... I... u-u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、まだ何も言ってません・・・っ！！/////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, I haven't said anything...!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がんばれ、私・・・！！）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Keep fighting, Hime...!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っと、もうすぐお手洗いに・・・！）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We'll definitely find a restroom sometime
soon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ゃぁう！！　な、な、な、何のことですかっ！？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yaau!! Wh-Wh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パンツが張り付いて・・・気持ちわるいよぉ・・・）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My panties are sticking to me... it feels so
gross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（ボソッ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Restroom... (mutter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はっ！　な、な、なんでもないですっ/////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Ah! N-N-Nothing!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があったら寄ってほしいけど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 would be nice to stop by a restroom,
if there's one nearby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自分から言うの、恥ずかしいなぁ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t's too embarrassing for me to be the one to
say it, though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屋敷のどこかに、誘拐された子供が
い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かしたら誘拐犯と一緒かもしれません。
注意して進みま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怪しい屋敷の中を調べて
み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分か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城に戻って、今後の行動について
話し合うん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なんか、いつもこの流れの途中で
　事件が起こるよう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ちの家系はシャワー派だから、お風呂って
こういう時じゃないと滅多に入らないんだよ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言えば・・・私たちの世界とこちらの
世界で、お風呂の入り方のマナーが違ってたり
しないでしょう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大丈夫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温泉で疲れを癒せる、って思った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だか急に疲れてきたように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まで、こんなにあちこち歩き回った事なんて
ありませんでしたか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熱いのは苦手ですけど、温泉は
大好き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温泉の後のコーヒー牛乳は
外せません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すごくどうでもいい事な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通、あれだけ大きな隕石だったら、もっと
すごい衝撃でこのあたり一面クレーターに
なってる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忘れてください！　すみません本当に
どうでもいい話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、頼れるいい人だと思って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最初から私たちを利用していたんです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目を合わせてくれない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熾力研究、間に合いません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決して館長さんを責めている
わけでは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っ、だ、だめ・・・かも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れちゃうっ、おしっこが・・・っ、もれ・・・ちゃう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ぅっ！　あ、あ、ぁ、あっぁ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手洗い・・・っ　お手洗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、お手洗いぃ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・・・少しなら・・・我慢できます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私・・・さっきから・・・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がまん・・・してまして・・・だから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え、べつに、そこまで我慢できないわけでは
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、ちがうんです・・・っ！　普段は、こんな、
粗相なんて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・・・あ、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aotome-san... u-uh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お手洗いないかし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しあれば、休憩する流れになるといい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さんが後方から援護射撃してくれるのは
すごくありがたい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間違えて私たちに当たったりしないか、
ちょっぴり不安だったりしま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谷底なら、日光が遮られて涼し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ちろんいつまでもここにいるわけには
いきません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暑くて大変ですけど・・・頑張って
蜃気楼の谷を見つけ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も・・・努力しま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、日光が・・・まぶしいです・・・！
（おろおろ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の南部へ行くためには、途中にある
“サンライズ大橋”を渡る必要があるんですよ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地図にも載ってますので、確認しながら
目指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未知の力を研究するって、すごく大変だと
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私たちが熾力の研究を任せられたとしたら、
何から手をつけていいのかさっぱり分かりま
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お城で戦った男の子、小さいのに
すごく戦い慣れして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って怖いところ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私の気のせいかもしれません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盗賊団たちの体から、わずかに魔力の
ような力を感じたん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相手は人間ですし、そんなはずは無い
ですよ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っ、すみま・・せん、私・・・も、も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限界で・・す・・・っ！！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・・・っ　ふさいでて・・・くださ・・・っ、ぁあ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ここにお手洗いが無いのは分かってる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分かってるけど、も、もう我慢が・・・できない
　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るふる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、そんなあからさまに言われたら・・・い、
　行けないよぉ・・・っ！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うぅ・・・お手洗い・・・お手洗い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やく・・・はやく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、えぁ！　な、な、何も言ってません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に行きたいけど、言ったところで
　どうにもならないし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我慢・・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たりまえだけど、ここから出られなくちゃ
　お手洗いに行けないんだよ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怪しい人たちから魔力を感じていた時点で
もっと慎重になるべき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と西部にそれぞれ四天王がいたという
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りの2体は北部と南部にいる可能性が
高いと思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あ、でも北部には敵の本拠地があるから、
残りの2体は中央部と南部にいるかもです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がこっちで過ごしている間、向こうの
世界の時間も同じように進んでいるとした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みんな、心配してるでしょう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はたまたま、四天王の暴虐の場に
私たちが遭遇しましたから、事は収まりました
けど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just so happened to interrupt that awful
Hellish King's rampage before anyone got
hurt this time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たちの手の届かないところで人々が襲われて
しまったら、大変なことになってしま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if someone gets attacked somewhere
out of our reach next tim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には、できるだけ研究を急いで
ほしい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d like to help the Laboratory Chief's research
go as quickly as possib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お・・・とめ・・・さん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ao... tome...-san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ぁあ、あぁ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h, aagh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ごめんなさい！ごめんなさい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so sorry, I'm so sorry! I'm so sorryyy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っ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-Umm... I, uhh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・・・我慢しないと、だ、だめですか・・・っ！？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I... um, must I continue to h-hold it in...?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い、いけないことですよぉ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at's n-not an appropriate thing to d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私・・・あ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xcuse me, I... actuall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・・・きゅ、休憩がしたくて・・・っ！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need the re— umm, I need a break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の・・・っ、そんなの・・・っ！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t's... that's...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、こっち向かないでください・・・っ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! Don't look over this w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無理を承知でお願い
したいのですが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don't want to ask too much,
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・・・その・・・お、お手あｒ（ごにょごにょ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f it's okay... umm... I'd like to use the restr...
*mutter* *mutter*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しゃこうべの牙を、熾力研究館の館長さんの
ところに持ち帰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taking Gashkull's tusk back to the
Seraphia laboratory, aren't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熾力を強力にする研究が成功すれば
うれしい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would be nice if this helps them with their
Seraphia researc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に何もなかったですよぉ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hing happened at all...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が、がしゃこうべの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is Gashkull's tu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確かに、すごい魔力がびりびり伝わってき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 really feel it trembling with magic pow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いえば、熾天少女って私たち4人で全部
なん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, do the four of us make
up all of the Heavenly Maiden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旅を続けていれば、5人、6人と
増えていくのでしょうか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we keep going, might we encounter a fifth or
sixth Heavenly Maiden, or even mo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っぱいいた方が安心ですよ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more the better, I thin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炭鉱ってすごく深いイメージがあるんですけど、
道に迷わないようにしないといけません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lready starting to picture what the coal
mines will look like, but I think we should take
care not to get lost on the way there,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村長さん、とってもうれしそうでした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Headman looked really pleased, didn't h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と、私たちに心から期待してるんだ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e must hoping for our success from the
bottom of his hear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自分で言っておきながら・・・緊張して
きました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ying it out loud like that... I'm starting to
get rather nervou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って、もしかしたら日本の文化にかなり
近いのではないでしょう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wondering if this continent has a culture not
unlike Japan'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実はちょっと・・・お醤油が恋しくて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-Actually... I'm starting to get a craving for
soy sau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・・・っ、で、でちゃ・・・ぅ・・・っ！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waaah... I-I'm going... t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・・・もぅ・・・我慢がぁ・・・っ////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o... I can't... hold i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耳をっ！　耳をふさいでくださいぃっ/////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our ears! Please, cover your eeears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しっこが・・・っ、し、し・・・したい・・・っ！）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have to... p-p... pee...!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こか・・・できるところ・・・っ////　うぅっ！）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eed... somewhere... to go... oooh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！　まだ大丈夫ですぅっ！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, I'm still quite all right!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じ、実は、その・・・そ、相談が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a-actually, I, uhh... I have something
to ask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・・・ぉ・・・ぉ手洗ぃのこと・・・なんですけど
・・・っ////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t... it... it's about finding... a restroom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え！　そ、そういう話じゃなくて・・・っ////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! Y-You shouldn't say thing like that...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・・・大変な状況なのに・・・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... in such a pitiful state, bu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！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きょろきょろ・・・そわそわ・・・）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glance* *glance*... *rub* *rub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じもじもじ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*wiggle* *wiggle* *wiggle*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ひ、ひとつ気になることが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-there's one thing that's been
bothering 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まま幽霊船に閉じ込められ続けたら・・・
私たち、どうやって、その・・・////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ile we're trapped on this phantom ship... how
are we supposed to, umm, you k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以前、とある偉大な教授が言っていました。
「超常現象の一端はプラズマで説明がつく」と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re's a famous professor who once said,
“paranormal activity can be explained partly
by plasma”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全力でその説を信じた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Right now, I'm trying wholeheartedly to believe
in that theo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は大掛かりな建設機械なんて
無いのに、どうやってこんな立派な船を
組み立てるんでしょう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ve been wondering how they managed to
make a splendid ship like this, considering
there's no heavy machinery in this wor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手のルミィさんの言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top thinking about what the Chief's
assistant, Lumii, sai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気になります。　どういう意味なんで
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 you think she mean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さらですけど、煉絶の姫君に付き従っている
はずの側近はどこにいるんでしょう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know it's a little late to ask, but I wonder
where the Duchess' companions ar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拠点の最深部では見かけませんでしたし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 didn't see them in the base, at lea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研究って、いったいどんな方法でやってるん
でしょうね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onder what kind of studies they do in that
research facility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ぴり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a little curiou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そう言えば、神官さんは北部に残ってるけど、
　加護の儀式はどうなった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just thought of something... if the priest is
in the Northlands, then who's taking care of
the Blessing Ritual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！？　わ、私・・・ぼーっとしてました・・・！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Huh?! W-Was... was I was spacing out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・・・・よ、よく言われます・・・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
...i-is something I say too often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っ、も、もぅ・・・私・・・もうっ！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I-I... I can'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め・・・ですぅ・・・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 can't... hold it in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っ！　い、い、行って
きます・・・っ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! I-I-I'll be right bac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っ、その、私・・・っ！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'm sorry... that is, I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お手洗い・・・行きたくて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I'd like to go... to the rest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ですよぉっ！　そんな・・・こんな
ところで・・・っ！</text:p>
          </table:table-cell>
          <table:table-cell table:style-name="ce0" office:value-type="string">
            <text:p>Outdoor pee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F-Forget it! That's... 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、すみません・・・あの・・・あの・・・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-Excuse me... uhm... u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・・・お手洗いに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, I... I need the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なななな、なな、な、何言ってるんですかっ！</text:p>
          </table:table-cell>
          <table:table-cell table:style-name="ce0" office:value-type="string">
            <text:p>Outdoor pee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Wh-Wh-Wh-W-Wha-What are you saying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は、早く着替えないと・・・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u... I-I need to get changed, quickl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あ、いえ、その・・・なんでも・・・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hh? Ah, no, umm... no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しよければ、その・・・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f I may,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休憩を挟んでもらえるとうれしいです・・・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 would be nice if we could stop and take a
moment's re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暖かい中央部に戻れますね・・・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e're finally going back to the warmth
and sunshine of the Midlands... ho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小さな女の子が煉絶の姫君だとしたら、
魔族というのは、みんなすごく強いんですね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Duchess of Hellfire turned out to be a
small girl like that. Everyone must be really
powerful in the demon worl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らなくちゃ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a little scared, but... I have to do my
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早乙女さんの戦闘指示・・・信じてますから
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-Saotome-san... I'll trust in your battle
strategy to get us through aliv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って人、ものすごく強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is Duchess of Hellfire person sounds really
stro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勝てそうになかったら、逃げたほうがいいと
思いま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 starts to look like we can't win, we should
probably be ready to ru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・・・。　私、寒いのは苦手で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'm sorry... I'm not good at dealing with the
col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と運動して体を鍛えないとダメですよね
・・・っ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ll have to do more exercise and raise my
toleranc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さんの言うとおり、吹雪が強まった時は
動かずにじっとしていた方がいいと思い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Just like Viola-san said, I think we should stay
still whenever the blizzard picks up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遭難するのはイヤ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don't want another incid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北の赤い光の柱が、もし本当に煉絶の姫君の
復活の証だったら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t pillar of red light could have been a sign
of the Duchess of Hellfire's activit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けど・・・頑張ります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'm somewhat scared, but... I'll try 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洞窟の魔物が凶暴化してるって言って
ましたけど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y were talking about how the monsters in
the cave had gotten so ferocious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い光の柱と何か関係があるんでしょう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hat does that have to do with the pillar of
red l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・・・はぁ・・・っ　あぁ、あ・・・っ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u... haa... aaah, a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ぃ・・・おお、お手洗いにぃ・・・っ
行きたいんです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sorry... I-I-I need to... I need to use
the restr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・・・ご、ごめん・・・なさいっ！！</text:p>
          </table:table-cell>
          <table:table-cell table:style-name="ce0" office:value-type="string">
            <text:p>Outdoor pee - L7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really... really... s-sorr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ぁ・・・っ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... agh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さ、早乙女さん・・・わ、私・・・その・・・っ///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-Saotome-san... I-I... that is...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そ、そ、そんなこと・・・っ！！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-There, There's no way I could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ませんよぉっ！！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Do something like tha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・・・え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...Eh... eh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い、今・・・何て・・・？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wh-what did you... jus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・・・ごめんなさい・・・！</text:p>
          </table:table-cell>
          <table:table-cell table:style-name="ce0" office:value-type="string">
            <text:p>Cha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-I'm sorry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な、なんでもないです・・・！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evermind, i-it's noth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目的地までは、その・・・かなり
遠いんでしたっけ・・・？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ow, umm... about how far do we have lef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途中休憩とか、あるの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 wonder if there are any rest stops or
anything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ろんな組織があって、いろんな責任者が
いるんです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So many organizations, and so many lead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ップに立つのって、すごく大変そう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 must be very difficult at the top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寒いと指が動かなくなって、辛い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t's so cold that I can't even move my finger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でも気になるほどじゃないので、大丈夫
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but it's not so bad that you need to worry
about me. I'm fi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港町ってことは海が見えるんですよね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f it's a port town, you must be able to see the
ocean,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波の音が大好きなんですよ。　ちょっと
楽しみで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love the sound of the waves, so I'm looking
forward to visiting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城の姫さまって、どんな人なんだろう・・・？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 wonder what kind of person the Princess
is...?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からよろしくお願いし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 look forward to working with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るだけ足を引っ張らないように・・・が、
がんばります・・・！</text:p>
          </table:table-cell>
          <table:table-cell table:style-name="ce0"/>
          <table:table-cell table:style-name="ce0"/>
          <table:table-cell table:style-name="ce0" office:value-type="string">
            <text:p>I don't want to slow you down, so... I'll do
my bes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あぁ、あ、あのぉっ、わた、私・・・っ、お、
おしっこ・・・し、したくて、もぅ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ぅ我慢、で、できま・・・せ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走ったら、で・・・でちゃ、ぅぅ・・・っ！！
ん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ですっ！　もう余裕・・・
あんまり・・・無い、です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こんな時に・・・っ！　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そ、そうですよね・・・前もって
済ませておかなかった私が悪いんです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ってきま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乙女さん、実は私・・・そ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トイレに行きたいんですけど・・・
だ、だめ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やいや！　いくら何でも、それはちょっと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何と言いますか、そ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休憩を取るなら、ついでにトイレにも
寄っていい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早めに衣類を洗たくさせて
ください・・・ごめんなさ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誰かがトイレに寄ったら、私も便乗して
　寄らせてもらおう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もブロンシュも、一筋縄では
いかない相手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私たちが力を合わせれば必ず勝て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と言っても、先代の熾天少女であるノア様が
見込んだ皆さんなんです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白カラットと遭遇しても、ルミィさんが作って
くれた干渉剤があれば安心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相手も黙って喰らってはくれないでしょう
から、できるだけ不意打ちで干渉剤を打ちこみ
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、またあの死神と戦うことになったら勝算は
ありません・・・可能な限り戦いは避けま
しょう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頑張ってイオンマテルを探し出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には多くの魔物が住み着いていますが、
ボスクラスの強力な個体はい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はず、です。　たぶ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獄洞と言えば、大陸南部の中でもトップ
クラスに危険な場所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ちこちにマグマが噴き出していて、魔物も
強力なもの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って、攻略する前から弱気になっていては
だめですよね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でちゃいます・・・もう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だめ・・・もれちゃ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、行ってきます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（もじもじ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どうしよう・・・が、我慢できなくなってきた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すよね・・・ここから戻るの、時間
かかりますもんね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トイレ・・・まだでしょう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から、行きたいの我慢して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え！？　そんな・・・こんなところで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今さらの話で申し訳な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トイレ・・・寄ってもらえたら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じゃ精霊王失格ですよね・・・
ひっ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しまった・・・トイレ行っておけばよかったかな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、私のためにみなさんを引きとめるのも
　悪いし、少し様子を見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についての知識は、ぜんぜん
ありません、ごめんな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本当に魔界と人間界をつなぐゲートだと
したら、すぐに対策を取らないと危険です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世界にある山々の中でも、霊峰天土と
言えばトップクラスの高度を誇る山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あまりの高さに、昔の人々は“天に空いた
穴からこぼれおちた土がつもってできた”と
言い伝えられてい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2つの材料を持ってユーリャ教会の
研究室へ急ぎ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敵の動向を探れる装置が完成する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ッシーの鳴き声は解析できなかったけど
ゼリーちゃんの言語は解析できたということ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ゼリーちゃんは、ヒトに近い高度な
コミュニケーション能力を持っているという
ことです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リグ・イアスは、魔物の中でも幻と言われる
ほど珍しい存在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当初は、見ることさえ難しいと思っていましたが
こんなに簡単に見つかるなんて、運がい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っき逃げていった魔物がレリグ・イアス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鱗粉を手に入れるためにも、どうにかして
追い詰め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春風さんがみなさんを目覚めさせてくれな
かったら、今も萌えもだえて地面を転げまわって
いた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しないと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危険種族のいる森は、木々の密度が高くて
道がわかりにくいので、迷わないように注意
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きれば通りたくない場所のひとつです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榴鉱石は、紫色で金属質な輝きをしている
鉱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力と敏感に反応しますので、ルミィさんの
言うとおり、うまく加工できれば魔力の発生
地点を特定する装置を作れるかもしれ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危険種族についてで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ですね。　実は心当たりが無いわけでは
ない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いうか、ある意味危険と言うべきか・・・
すみません、うまく説明できない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ぁ・・・ぅっ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、トイレ・・・っ、ぁああ・・・トイレ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っ、限界です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です、トイレに・・・っ！　トイレに行かせて
ください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んとに、もう、我慢できないん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・・・っ、わ、わかり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絶対にこっちこないでくださいね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・・・そろそろ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に行きたいです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れは、そのっ、は、恥ずかしくて無理です
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進行の邪魔をするつもりは無いん
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しトイレが近くにあったら、寄ってもらいたい
です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、がんばって我慢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ダメでした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少し・・・少しだけ、トイレに行きたい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も言いだしづらいし・・・もうちょっと我慢
　しよう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熾天宮は、熾力の起源となった聖なる神殿
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説には、神が熾天使に命じて造らせたと
言われるほど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してでも守り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ユーリャ教会の内部なら、先代の熾天少女
だったノア様の力が働いていて、並大抵の
魔物では近づけな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ヴィスティやブロンシュクラスの魔族と
なると、完全に進入を拒むことは難しいかも
しれ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さか、“破邪の光”があのような女性のこと
だったとは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箱の中で眠りについていた様子を見る限り、
私のように精霊に近い存在なのかも
しれません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の内部は、侵入者を拒むために
様々な罠が設置されている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慎重に進み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金字塔に行くには、まず蜃気楼の谷にある
隠し通路を通らないといけ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眠っていた祭壇を目指しましょう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ジャングルは木々が生い茂って道が
分かりづらいので、進むには注意が必要
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敵としては、その地形を有利に利用した隠れ家
と言えるでしょう。　なかなか考えました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の地形なら、ある程度把握して
いますので、何かあったら聞いて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特産品はスパイス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すみません。　今のはどうでもいい情報
で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く生きていますが、古代竜族を生で見たのは
初めてで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も精霊も、日々勉強です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口に銃と言っても、長距離用、中距離用、
近距離用、制圧用、防衛用などいろいろ種類が
あるんです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さんが持ってるイオンガン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連射はできないようですし、
オートエイム機能が付いている上に
弾速もすごく速いようですから、長距離用の
ハンドガンという珍しいタイプ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後の活動方針・・・いったいどうなるんで
しょう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までのように、地道に敵戦力を少しずつ
削っていくしかないと思う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む、むり、むりです・・・ぁ、もぉ・・・だめ・・・</text:p>
          </table:table-cell>
          <table:table-cell table:style-name="ce0" office:value-type="string">
            <text:p>Chat - L7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O-Oh, oh no... ah, I'm going to...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ちゃぅ・・・おしっこ・・・っ、もぉでちゃうぅっ！！</text:p>
          </table:table-cell>
          <table:table-cell table:style-name="ce0" office:value-type="string">
            <text:p>Chat - L7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t's coming out... I'm... gonna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ぁ、だ、だめぇえぇっ！！</text:p>
          </table:table-cell>
          <table:table-cell table:style-name="ce0" office:value-type="string">
            <text:p>Outdoor pee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aaaahh, n-nooooooo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あの、私・・・</text:p>
          </table:table-cell>
          <table:table-cell table:style-name="ce0" office:value-type="string">
            <text:p>Chat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umm, I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もう、限界で・・・だから・・・っ！</text:p>
          </table:table-cell>
          <table:table-cell table:style-name="ce0" office:value-type="string">
            <text:p>Chat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 can't... hold it any more... so, plea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っ、じゃ、じゃあ・・・あの・・・っ</text:p>
          </table:table-cell>
          <table:table-cell table:style-name="ce0" office:value-type="string">
            <text:p>Outdoor pee - L6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uh... w-well then... u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少し、待っててください・・・っ////</text:p>
          </table:table-cell>
          <table:table-cell table:style-name="ce0" office:value-type="string">
            <text:p>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 wait here a minut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その・・・っ</text:p>
          </table:table-cell>
          <table:table-cell table:style-name="ce0" office:value-type="string">
            <text:p>Chat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近くに、その・・・</text:p>
          </table:table-cell>
          <table:table-cell table:style-name="ce0" office:value-type="string">
            <text:p>Chat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s there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、トイレ・・・ありませんか・・・？</text:p>
          </table:table-cell>
          <table:table-cell table:style-name="ce0" office:value-type="string">
            <text:p>Chat - L5 C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 t-t-toilet... around her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・・・！？</text:p>
          </table:table-cell>
          <table:table-cell table:style-name="ce0" office:value-type="string">
            <text:p>Outdoor pee - L5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, eh...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、だめですよ、そんなの・・・っ////</text:p>
          </table:table-cell>
          <table:table-cell table:style-name="ce0" office:value-type="string">
            <text:p>Outdoor pee - L5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-Y-You can't just do that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えと・・・あの・・・</text:p>
          </table:table-cell>
          <table:table-cell table:style-name="ce0" office:value-type="string">
            <text:p>Chat - L4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uhh... um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の休憩って、いつ頃の予定ですか・・・？
（そわそわ・・・）</text:p>
          </table:table-cell>
          <table:table-cell table:style-name="ce0" office:value-type="string">
            <text:p>Chat - L4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hen do you think we'll take another break?
*wiggle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の・・・あの・・・っ</text:p>
          </table:table-cell>
          <table:table-cell table:style-name="ce0" office:value-type="string">
            <text:p>Chat (wet) -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-Umm... uhh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んまり・・・見ないでください・・・っ////</text:p>
          </table:table-cell>
          <table:table-cell table:style-name="ce0" office:value-type="string">
            <text:p>Chat (wet) -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lease... don't look at me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、少しだけ・・・トイレ・・・行きたいな・・・）</text:p>
          </table:table-cell>
          <table:table-cell table:style-name="ce0" office:value-type="string">
            <text:p>Chat - L3 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need... the toilet... just a litt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休憩にならないかな・・・）</text:p>
          </table:table-cell>
          <table:table-cell table:style-name="ce0" office:value-type="string">
            <text:p>Chat - L3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aybe we could take a break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の技術って、すごいんですね・・・！
私には、もはや魔法にしか見え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今のは何だか精霊王らしくない
発言でしたね・・・え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仮に、今回の誘拐（？）事件が赤か青の
どちらかのカラットの仕業だったと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子を誘拐して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が入ったぬるめのお湯は、みなさんが
入った浴場の隣にありま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みなさんの所から、あの宇宙人さんの
声が聞こえてきたんですけど・・・
気のせいじゃないですよ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無事、温泉が復活するはず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施設へ戻って、確認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吸割の滝”といえば、けっこう有名な観光
スポット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その地下洞窟の奥に温泉の湧き出し口が
あるなんて知りません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秘湯なら、イズモ村に入ってから西の方へ
向かえばいい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行くのは初めてなので、どんな所かは
分かりませんが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東部の秘湯、話には聞いたことがありますけど、
実際に行くのは初めて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っかくですから、思いっきり楽しんでくださ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、なんと言います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館長さんのような、掴みどころのない性格の
方って、どうも苦手でし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が魔力を扱えるようにする研究なん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れを成功させて、どうするつもりなんでしょうか
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、みなさん・・・頑張っ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今回ばかりは、熾力持ってなくて良かった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うやら、お知り合いの方がピンチのよ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助けに行きましょう！　私も力をお貸しし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改めて、よろしくお願い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や側近のことで何か気になることが
あれば、いつでも聞いてください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知らないことや、忘れちゃったことも
あり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、レグマぁっ！　もうおしっこが出ちゃうっ！！
どうしても我慢できないヨォォ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！！　あーーっ！！！　無理、
無理・・・限界だヨォーー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ぎゅってしながら・・・あ、あの物陰まで・・・
が・・・がまん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あ・・・！　いくらワタシが優秀でも
我慢の限界があるネー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、本当にもう満タンでやばいヨ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せ、生理現象だから仕方ない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　トイレに行かせてほしいヨー！！
もしかして、わざと我慢させて、おもしろがって
いるのカー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はヘンタイ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っぱりレグマはヘンタイ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しっこ・・・も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んと我慢できなくて、ごめん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みんなトイレに行きたくな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膀胱小さいのかナ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アレー？　この辺にトイレって無かった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ったら行ってくるから、教えてほし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戦いが終わったら、ワタシ、お姉ちゃんに
会いに行くん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今のセリフ、そんなに変カー？
何で言っちゃダメ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ーー！！　背中がかゆ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ー！！　かいテーー！！　もっと左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6個そろえば、時空玉もスターシップも
充分動かせるエネルギーにな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もし万が一、足りなかったらどうするカ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いいカ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やしい岩石を見つけたら、すぐにバイザーで
チェック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イオンクラスターエネルギーを検出すると、
対象に青いリングが出て知らせてくれ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も、ワタシのディテクションバイザーが
役に立ち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感謝するがい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歩けないヨォ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・・・できない・・・ぁ、だめ・・・出そう・・・
出ちゃう・・・ヨ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ぁっ、ち、力を抜いたら・・・もれちゃうヨォっ！
はやく・・・はやく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そうだヨー・・・っ！！　ずっとずっと
我慢してて、もう限界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こか・・・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いいヨー・・・ここがトイレの中だと思えば
いいんだナ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ろそろ我慢の限界が近いヨー・・・！
トイレ行かせてほしい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トイレ行ってからずいぶん時間たってる
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・・・それはその・・・遠慮した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は出すつもりなんてなかったヨー・・・
おしっこが勝手に出てきちゃったのが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行きたい・・・トイレどこ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しないと銃の命中精度に影響出てくる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くなってき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かのついでにでも、トイレに寄りた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界門を壊すなら、ワタシに任せて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撃って壊すのは、一番得意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直すのは苦手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峰カー！　いっぱい資源が眠ってそう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白カラットをやっつけるついでに、
イオンマテルも探さ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発展途上惑星を冒険するのって、おもしろい
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括局に知られたら処罰されちゃうけど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が来たからには、もう安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魔物をキュートなワナにはめ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ゼリーちゃん連れていくことになったら、
ワタシが抱っこしていく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ぷにぷにした感触、忘れられな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宇宙にも、アレにそっくりな生き物がいる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“アディゴーン”っていうんだけど、ワタシは
苦手だ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ルカド遺跡カー、どんなところな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路みたいなのかナー？　それともバリアや
重力フィールドで進めない系かナー？
楽しみだナ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汗かいたヨー！！　シャワー浴びた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どうしたん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に銃の撃ち方を教えてほしい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の、握ってトリガーを引くだけだヨー！
ハエトリグサにだってできる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もうみんな覚えてないかもしれない
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第一級イオンマテルを探すことも忘れないで
ほしい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で、でちゃうヨォ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、ほんとに・・・ワタシ・・・我慢の、限界・・・
だ、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、のぞいたらダメだヨー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・・・もれ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もう我慢できないヨ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が無いんじゃ仕方ないネ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てほしい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ー、おしっこがしたい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早くトイレに行かせてほしい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こで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それは恥ずかしい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頑張って我慢したのに・・・情けな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トイレはまだな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、けっこう前から我慢して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くなってきたナ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スーツの機能が無いと不便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の星って、いつもこんなに慌ただしく事件が
起こってるの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統率取れてないんだナ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教会って、未開惑星の文化に多い、宗教関係の
建物のこと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星では、お守りとかお祈りとか、そういう
抽象的なモノはほとんど無いから興味あ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なあ！！　さっきのホータイ女、
なんで箱の中に住んでるんダ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で体にホータイ巻いてるんダー？？
服を買うお金がないのカー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呪いに掛かってなくても、この娘の声は
　耳に響く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探索だ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謎解きの準備はバッチリだヨー！！
どーんと任せるがいいネ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ん・・・っ！　み・・・耳元で大声・・・出さないで
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体中がビンカンになるって、どういう
ことダ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神経が研ぎ澄まされて、戦いやすくなるんじゃ
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で青カラットに頼んで、ワタシも掛けてもらう
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あなあ、そろそろワタシのこと、たこやきって
呼ぶのやめな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銀カラットとか、イオンカラットとか、そういうので
い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陸南部って、暑いんだよナ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ーツの分解消滅機能が壊れてるから、汗を
かいたらお風呂に入らないといけない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ワタシの活躍、見たカー！？　オッシーと
通じ合うことができたのは、ワタシのおかげ
だ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もオッシーと会話したいカ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こうだヨー！　こう！　もっと口を、
きゅーーって、こうするん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みんなよろしく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戦闘では、ばんばん撃っちゃうから期待してて
欲しい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代金は\V[672]レンになりまーす！」</text:p>
          </table:table-cell>
          <table:table-cell table:style-name="ce0"/>
          <table:table-cell table:style-name="ce0"/>
          <table:table-cell table:style-name="ce0" office:value-type="string">
            <text:p>Store Clerk
“That will be \V[672] ren, pleas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回復してもら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store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ではでは・・・ほいや～！」</text:p>
          </table:table-cell>
          <table:table-cell table:style-name="ce0"/>
          <table:table-cell table:style-name="ce0"/>
          <table:table-cell table:style-name="ce0" office:value-type="string">
            <text:p>Store Clerk
“Very well... hoiya～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のHPが回復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veryone's HP has been restor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ながらお金が足りませーん・・・。」</text:p>
          </table:table-cell>
          <table:table-cell table:style-name="ce0"/>
          <table:table-cell table:style-name="ce0"/>
          <table:table-cell table:style-name="ce0" office:value-type="string">
            <text:p>Store Clerk
“I'm afraid you don't have 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ーですかー。　またのお越しをー！」</text:p>
          </table:table-cell>
          <table:table-cell table:style-name="ce0"/>
          <table:table-cell table:style-name="ce0"/>
          <table:table-cell table:style-name="ce0" office:value-type="string">
            <text:p>Store Clerk
“Is that right—. Well, please come agai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、そうそう！　お買い物の前に、お客さんに
　オイシイ話があるんですよー！」</text:p>
          </table:table-cell>
          <table:table-cell table:style-name="ce0"/>
          <table:table-cell table:style-name="ce0"/>
          <table:table-cell table:style-name="ce0" office:value-type="string">
            <text:p>Store Clerk
“Ah—, that's right! Before you browse my
wares, I have a totally tasty story for you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今回の盗賊騒動で、船の往来がストップした
　ことは知ってますよねー？」</text:p>
          </table:table-cell>
          <table:table-cell table:style-name="ce0"/>
          <table:table-cell table:style-name="ce0"/>
          <table:table-cell table:style-name="ce0" office:value-type="string">
            <text:p>Store Clerk
“You know how all the ships stopped, when
there was all that fuss with the thieves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いやーそりゃ参りましたよー！　こちとら
　商売人は物流が生命線ですからねー。」</text:p>
          </table:table-cell>
          <table:table-cell table:style-name="ce0"/>
          <table:table-cell table:style-name="ce0"/>
          <table:table-cell table:style-name="ce0" office:value-type="string">
            <text:p>Store Clerk
“Phew, that was a real trouble—! For us
merchants, trading is our lifelin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で、改めて実感したんです。　モノを買って
　くれるお客様、モノを運んでくれる運送業者の
　みさなまの大切さをですー！」</text:p>
          </table:table-cell>
          <table:table-cell table:style-name="ce0"/>
          <table:table-cell table:style-name="ce0"/>
          <table:table-cell table:style-name="ce0" office:value-type="string">
            <text:p>Store Clerk
“So, we realised. Our customers and the
delivery people who supply us with our wares
are all very important to us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こで今回、感謝の気持ちを込めて導入した
　お買い物システム、その名も
　“ありがとポイント”！」</text:p>
          </table:table-cell>
          <table:table-cell table:style-name="ce0"/>
          <table:table-cell table:style-name="ce0"/>
          <table:table-cell table:style-name="ce0" office:value-type="string">
            <text:p>Store Clerk
“As a show of gratitude, we are introducing
our new loyalty scheme, 'thank-you points'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要はポイントカードみたいなモノですねー。」</text:p>
          </table:table-cell>
          <table:table-cell table:style-name="ce0"/>
          <table:table-cell table:style-name="ce0"/>
          <table:table-cell table:style-name="ce0" office:value-type="string">
            <text:p>Store Clerk
“Basically, it's just like any old point-card
system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お買い物してもらうごとに、商品の値段に応じて
　ありがとゲージが溜まっていきます。」</text:p>
          </table:table-cell>
          <table:table-cell table:style-name="ce0"/>
          <table:table-cell table:style-name="ce0"/>
          <table:table-cell table:style-name="ce0" office:value-type="string">
            <text:p>Store Clerk
“Whenever you buy one of our items, it'll fill
the thank-you gauge according to the item's
pric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ゲージがいっぱいになったら、なんとステキな
　プレゼントが！」</text:p>
          </table:table-cell>
          <table:table-cell table:style-name="ce0"/>
          <table:table-cell table:style-name="ce0"/>
          <table:table-cell table:style-name="ce0" office:value-type="string">
            <text:p>Store Clerk
“If you fill the gauge all the way up, what a
wonderful present you'll get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どうですー？　イイお話ですよねー！」</text:p>
          </table:table-cell>
          <table:table-cell table:style-name="ce0"/>
          <table:table-cell table:style-name="ce0"/>
          <table:table-cell table:style-name="ce0" office:value-type="string">
            <text:p>Store Clerk
“How about it—? That was a good story, no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それでは早速、ごゆっくりお買い物を
　どうぞー！」</text:p>
          </table:table-cell>
          <table:table-cell table:style-name="ce0"/>
          <table:table-cell table:style-name="ce0"/>
          <table:table-cell table:style-name="ce0" office:value-type="string">
            <text:p>Store Clerk
“Then without further ado, please take your
time and browse our stock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雑貨屋や行商人からは、お金（レン）を払って
アイテムを買う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buy items from general store clerks
and merchants in exchange for money (ren)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左側の「商品リスト」から欲しいアイテムを
選択して、【C】キーで購入できます。</text:p>
          </table:table-cell>
          <table:table-cell table:style-name="ce0"/>
          <table:table-cell table:style-name="ce0"/>
          <table:table-cell table:style-name="ce0" office:value-type="string">
            <text:p>Select what you want from the Item List on
the left side, and press 【C】 to purch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金が足りなかったり、所持アイテムが
いっぱいの状態では買えません。</text:p>
          </table:table-cell>
          <table:table-cell table:style-name="ce0"/>
          <table:table-cell table:style-name="ce0"/>
          <table:table-cell table:style-name="ce0" office:value-type="string">
            <text:p>You can't buy items if you don't have enough
money for it, or your inventory is ful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店のアイテムを買うことはできても、
自分の持っているアイテムを売ることは
できません。　所持アイテムを減らすには
使うか捨てるか、なので注意しましょう。</text:p>
          </table:table-cell>
          <table:table-cell table:style-name="ce0"/>
          <table:table-cell table:style-name="ce0"/>
          <table:table-cell table:style-name="ce0" office:value-type="string">
            <text:p>Also, while you can buy items from shops, you
cannot sell the items you have. To free up
inventory space, you must either use or
discard items, so be carefu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それ以上持てないみた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You can't seem to carry any more, 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たりません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it seems you don't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わあぁーい！！　いっぱいお買い物して
　いただいて、感謝感激ですー！！」</text:p>
          </table:table-cell>
          <table:table-cell table:style-name="ce0"/>
          <table:table-cell table:style-name="ce0"/>
          <table:table-cell table:style-name="ce0" office:value-type="string">
            <text:p>Store Clerk
“Wahoo!! I am so terribly grateful for your
generous patronage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ご覧のとおり、ありがとゲージがMAXに
　なりましたので、【A】キーを押して景品
　を選んでくださいですー！」</text:p>
          </table:table-cell>
          <table:table-cell table:style-name="ce0"/>
          <table:table-cell table:style-name="ce0"/>
          <table:table-cell table:style-name="ce0" office:value-type="string">
            <text:p>Store Clerk
“As you can see, the thank-you gauge has
MAXed out—! Please press the 【A】 key and
choose a freebi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「景品を選んでくださーい！」</text:p>
          </table:table-cell>
          <table:table-cell table:style-name="ce0"/>
          <table:table-cell table:style-name="ce0"/>
          <table:table-cell table:style-name="ce0" office:value-type="string">
            <text:p>Store Clerk “Please, pick whatever you like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珠欠片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rb Fragment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2　（ランダム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ping Item ×2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1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iuretic ×1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3つの珠欠片が1つになり、【霊珠】と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ree orb fragments came together and
became a 【Spirit Orb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さん
「あー残念、持ち物がいっぱいですよー？」</text:p>
          </table:table-cell>
          <table:table-cell table:style-name="ce0"/>
          <table:table-cell table:style-name="ce0"/>
          <table:table-cell table:style-name="ce0" office:value-type="string">
            <text:p>Store Clerk
“Aw, too bad. You don't have the space for it,
see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次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Next page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またどうぞー。」</text:p>
          </table:table-cell>
          <table:table-cell table:style-name="ce0"/>
          <table:table-cell table:style-name="ce0"/>
          <table:table-cell table:style-name="ce0" office:value-type="string">
            <text:p>Store Clerk
“Until next tim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前ページへ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(Previous page)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えーっと・・・先にお手洗いを済ませて
　おいては？」</text:p>
          </table:table-cell>
          <table:table-cell table:style-name="ce0"/>
          <table:table-cell table:style-name="ce0"/>
          <table:table-cell table:style-name="ce0" office:value-type="string">
            <text:p>Store Clerk
“Uuuuh... maybe you should visit the
restrooms first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あららー、派手にやっちゃいましたねー。」</text:p>
          </table:table-cell>
          <table:table-cell table:style-name="ce0"/>
          <table:table-cell table:style-name="ce0"/>
          <table:table-cell table:style-name="ce0" office:value-type="string">
            <text:p>Store Clerk
“Oh dear, what a spectacular mess you've
mad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リーニング代金は\V[702]レンになりまーす。」</text:p>
          </table:table-cell>
          <table:table-cell table:style-name="ce0"/>
          <table:table-cell table:style-name="ce0"/>
          <table:table-cell table:style-name="ce0" office:value-type="string">
            <text:p>The laundry fee will be \V[702] ren, please—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はーい！　それでは、しばしお時間
　いただきますねー。」</text:p>
          </table:table-cell>
          <table:table-cell table:style-name="ce0"/>
          <table:table-cell table:style-name="ce0"/>
          <table:table-cell table:style-name="ce0" office:value-type="string">
            <text:p>Store Clerk
“Great—! In that case, please wait just a little
while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待たせしましたー！　きれいになりましたよ
　ー！」</text:p>
          </table:table-cell>
          <table:table-cell table:style-name="ce0"/>
          <table:table-cell table:style-name="ce0"/>
          <table:table-cell table:style-name="ce0" office:value-type="string">
            <text:p>Store Clerk
“Thank you for waiting—! Your clothes are now
fresh and clean—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残念ですが、お金が足りないですねー。」</text:p>
          </table:table-cell>
          <table:table-cell table:style-name="ce0"/>
          <table:table-cell table:style-name="ce0"/>
          <table:table-cell table:style-name="ce0" office:value-type="string">
            <text:p>Store Clerk
“Unfortunately, you don't seem to have
enough money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ままじゃ風邪ひいちゃいますよー？」</text:p>
          </table:table-cell>
          <table:table-cell table:style-name="ce0"/>
          <table:table-cell table:style-name="ce0"/>
          <table:table-cell table:style-name="ce0" office:value-type="string">
            <text:p>Store Clerk
“My, my, you'll catch a cold like that, you
know—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店員
「おや、その方についてはクリーニングの
　必要はなさそうですねー。」</text:p>
          </table:table-cell>
          <table:table-cell table:style-name="ce0"/>
          <table:table-cell table:style-name="ce0"/>
          <table:table-cell table:style-name="ce0" office:value-type="string">
            <text:p>Store Clerk
“Oh? It doesn't look like this young lady needs
any clothing cleaned—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っ、あ、ぁ・・・っ！　だ・・・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n, ah, aah...! N...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ぅっ！　もぉ・・・限・・・っ界ぃ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au! I'm at... my... lim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あっ、だめ・・・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, aah, no... no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えぇ・・・っ　が、我慢できなかった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ueeh... I, I couldn't hold ii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ぐすっ・・・。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uh... *sniff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漏らし・・・しちゃった・・・っ！
ふえ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totally... wet myself...! Fweeh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見な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watch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・・・お、お待たせ・・・</text:p>
          </table:table-cell>
          <table:table-cell table:style-name="ce0" office:value-type="string">
            <text:p>After outdoor pee - L5 (&amp; 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っ・・・その・・・お、お待たせ・・・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... um... th-thanks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可能なスキルを覚えていない！</text:p>
          </table:table-cell>
          <table:table-cell table:style-name="ce0" office:value-type="string">
            <text:p>No skills available in battle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ven't learned any usable skill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・・・行くわよ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... let's go...
</text:p>
          </table:table-cell>
          <table:table-cell table:style-name="ce0" office:value-type="string">
            <text:p>L... Let's get going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済んだ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ll done.
</text:p>
          </table:table-cell>
          <table:table-cell table:style-name="ce0" office:value-type="string">
            <text:p>All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待たせ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kay, I'm back.
</text:p>
          </table:table-cell>
          <table:table-cell table:style-name="ce0" office:value-type="string">
            <text:p>Sorry to keep you waiting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終わったわよ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finished.
</text:p>
          </table:table-cell>
          <table:table-cell table:style-name="ce0" office:value-type="string">
            <text:p>I-I'm don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、じろじろ見ないでよ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stare at me...!
</text:p>
          </table:table-cell>
          <table:table-cell table:style-name="ce0" office:value-type="string">
            <text:p>D-Don't stare at me like tha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（ほ・・・っ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(Hoh...)
</text:p>
          </table:table-cell>
          <table:table-cell table:style-name="ce0" office:value-type="string">
            <text:p>(Hoh...)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・・・っ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back...!
</text:p>
          </table:table-cell>
          <table:table-cell table:style-name="ce0" office:value-type="string">
            <text:p>I-I'm back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別に切羽つまってたわけじゃ
ないから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It's not like I was full to bursting, or
anything...!</text:p>
          </table:table-cell>
          <table:table-cell table:style-name="ce0" office:value-type="string">
            <text:p>Wh-What? It's not like I was so full that I was
about to explode, or anything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見てんの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-what are you looking at...?!
</text:p>
          </table:table-cell>
          <table:table-cell table:style-name="ce0" office:value-type="string">
            <text:p>Wh-What are you looking at...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ら、終わったわよ・・・っ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L-look, I'm finished...!
</text:p>
          </table:table-cell>
          <table:table-cell table:style-name="ce0" office:value-type="string">
            <text:p>L-Look, I'm finishe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仕方ないでしょ！　危なかったんだから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had no choice! It was a close call, okay?
</text:p>
          </table:table-cell>
          <table:table-cell table:style-name="ce0" office:value-type="string">
            <text:p>Wh-What else was I supposed to do?! It was a
really close call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見ないでよ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ook at me like that...!
</text:p>
          </table:table-cell>
          <table:table-cell table:style-name="ce0" office:value-type="string">
            <text:p>Th-There's no need to sta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文句あるのっ？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s there a problem?
</text:p>
          </table:table-cell>
          <table:table-cell table:style-name="ce0" office:value-type="string">
            <text:p>Wh-What, you have something to say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っ・・・あ、ぁ・・・・っ、だ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 ah, aa... I... I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・・・っ、はぁっ！　も、もぅ・・・でち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n... haah! I-It's... all com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ぁ、あ・・・んっ！　あっち・・・向いてぇ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h, ah, aa...aaah! Look... awa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ば・・ばか・・・っ！　見るなぁ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...! Don't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っ、だってぇ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because... you know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の・・・うそよぉ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... This can't be... happen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い、行くわよ。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...L-Let's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よ・・・っ！　し、仕方なかったんだからねっ！</text:p>
          </table:table-cell>
          <table:table-cell table:style-name="ce0" office:value-type="string">
            <text:p>After outdoor pee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at...?! I-I didn't have a choice, did I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o go... I wanna get changed,
and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More importantly... I want to do something
about my cloth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着替える前に、ちょっとおトイレ済ませて
来るね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efore I get changed, let me just use the
toilet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おトイレ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g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させて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L-Let me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さ、先におトイレ行かせて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l-let me go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っ、お、おトイレぇ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u... uh, b-bathrooom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おトイレは別に大丈夫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Eh? I don't really need the bathroom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いから、平気だ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okay, I don't want to go right now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なら全然平気だから、心配しないで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Don't worry about me, I'm totally fine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行きたくないけど・・・
一応行っておこうかな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really need to go... but I guess I'll go
anywa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念のためおトイレ済ませておく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gonna use the bathroom, just in c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だね。　今のうちに行っておこうかな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eah, okay. I might as well go, as I'm 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わたしちょっとおトイレ行って来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, I'm just gonna go to the bathroom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って来るから、ちょっと待ってて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nna go to the bathroom. Wait
here a moment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おトイレ済ませておく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 just going to visit the toilet for a sec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たし、ちょっとおトイレ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Just a minute.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おトイレ行って来る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orry, just gonna use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ちょっと待ってて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, wait here a secon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、おトイレ・・・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,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トイレ行くから、ちょっと待ってて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just going to the toilet, so wait here a
sec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間に合った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oh...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わたしっ、おトイレっ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going to the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行きたいの・・・っ！　待ってて！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wanna use the toilet...! Wait 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うぅ・・・っ　おトイレ、もうちょっと・・・っ！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Uu... bathroom, almost there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っ！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oilet!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っ！　我慢できないの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S-Sorry! I can't hold i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と・・・っ　おトイレ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Finally... toilet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h, aah, 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れちゃ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'm gonn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出ちゃうっ！　は、早くぅ・・・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coming out! Hu-Hurryy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は後でいいから、早く着替えさせてよ・・・！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ll use the bathroom later, just let me change
alread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ctually, I'd like to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にトイレ行きたいわけじゃないから、
早く着替えさせてよ・・・っ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want to go to the bathroom
that badly, so let me change alread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、先にトイレ行ってくるから・・・っ！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ll just go ahead and use the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っ、着替える前に・・・ちょっと・・・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-Before I get changed... just a second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うっ、ちょ、と、待ってて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h, w-wait he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別にあとで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Bathroom? I'm fine for the mo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別にいいわ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all righ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たしは行きたくないわ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行きたくないから、あとでいいわよ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don't need to go that badly, I'll wa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んて、あとでい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can wait just fine for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行きたくないわよ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don't really need to go, or anyth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じゃあ・・・ちょっと行ってくる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Right then, I'll just be a minu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音聞かないでよ・・・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D-Don't listen, all righ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わ・・・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going to the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そんなに行きたくないけど・・・
念のためよ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t's not like I really want to go, or
anything... but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くだけよ・・・っ！　じろじろ見ないで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only going to the bathroom...! Don't sta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けって言うなら行ってあげるわよ・・・っ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suppose I'll go, but only because you say
s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ってくる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 just... going to use the 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余裕あるけど・・・一応済ませておくわ
・・・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 can wait longer... but I suppose I'll take
care of it... n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別にガマンなんてしてないけど、ね、念のため
行っておくだけだからっ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 not like I've been holding it in or
anything, okay? I'm only going just in cas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・・・トイレ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orry, just need to...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行ってくる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m, I'm going to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によ！　あたしだってトイレくらい行く
わよ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h-What?! That's right, even I have to use
the toilet sometime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待ってて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ait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トイレ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Uu....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トイレ・・・行かないと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G-Gotta go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・・・ぅうっ！　あ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u... uuu! 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・・・早・・・く・・・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Qui-Qui... ckl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・・・ちゃう・・・ぅっ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t's... coming... ou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癒し系クリスタル】
調べると全員のHPが全快し、セーブも
できる便利なクリスタルです。</text:p>
          </table:table-cell>
          <table:table-cell table:style-name="ce0"/>
          <table:table-cell table:style-name="ce0"/>
          <table:table-cell table:style-name="ce0" office:value-type="string">
            <text:p>【Rejuvenation Crystal】
This is a convenient crystal which fully restores
everyone's HP, and can save your ga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使用回数に制限はありませんので、安心して
お使いください。</text:p>
          </table:table-cell>
          <table:table-cell table:style-name="ce0"/>
          <table:table-cell table:style-name="ce0"/>
          <table:table-cell table:style-name="ce0" office:value-type="string">
            <text:p>There's no limit to how much you can use
these, so use them to your heart's cont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ここは危険です。　カラット様は後方で大人しく
　見物していてくだ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赤カラット
「開始1秒で戦力外通告か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えへへ！　ぶっちゃけ、前に出られると邪魔に
　なっちゃうんだよね！！　えへ！　えへ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家臣からめっちゃディスられてる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実際弱いらしいし、仕方ないと思う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んじゃ、前の2人の隙を突いて、カラットを
　総攻撃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
「そうはいきません。　我々の魔力の一部を
　シールド状に展開し、カラット様をお守り
　します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
「おお～！　それなら得意技だよ！　えへへ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、それじゃ・・・先にあの2人を何とかしないと
　だめです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の陣形は強固です。　うまくやらないと
　突破するのは難しいでしょう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難しいことは良く分からないから、戦略は
　いつもどおりレグマに任せるヨ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よし。　全員、指示をよく聞いて落ちついて
　行動するん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そして必ず・・・勝つぞ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全員
「おおおおおおおおーーーーー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ぁ・・・アレ絶対やばいヤツだ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未開惑星人にしては、なかなかいいセンス
　してるナー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ど、ど、ど、ど、どうしましょうっ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破壊力はこれまでの魔物と一線を画すものと
　見込まれ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回復のタイミングを逃すと、一瞬で体力を
　持って行かれるぞ。　気をつけろ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口の中にジュースを含んでおいて、攻撃を
　喰らった瞬間に飲み込む作戦はどう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いや、絶対吹くで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カラット
「魔力増幅の効果はすでに切れているものの、
　わたくし達の力を甘く見てはなりませんわ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熾天少女4人相手はさすがにキツいけど、
　とりあえず全力で頑張る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れは応戦する以外に手はなさそうだ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何だかよく分かんないけど、敵勢力を削る
　チャンスだもん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迎え撃ちましょ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ふう、やっと対峙でき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このチャンスを逃す手は無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一気にケリを付けるぞ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ＯＫ！　こっから先はあたし達のお仕事
　だね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全員突撃ーーー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でインドア派なのに、わざわざ戦闘で力を
　確かめる必要があるのよ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たぶん、しばらく引きこもった後に急に体を
　動かしたくなるアレじゃないかな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よくわかんないけど、考えるのは苦手だから
　お互いおもいっきり暴れちゃおう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（ちょっと秋空さんと似てるかも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よーーし、ミララちゃん頑張っちゃうよー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
「油断してると、グルグル巻きにしちゃうゾ☆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、どうしよ・・・怒らせちゃったかな・・・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う完全に迎撃態勢に入っちゃいました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あまり手荒なマネはしたくないが、こうなっては
　致し方な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応戦して落ち着かせよう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こんな大きな相手と戦うのはキツい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ういうときはアレだよ！　“突撃＆グッバイ”
　で行くよ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ヒット＆アウェイ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焼ッ！！　吾輩の名は、灼天狂鬼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 灼天狂鬼
「熾天少女どもよッ！！　その身をすべて
　焼き尽くしてくれようぞ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ゎたしゎディープブルーだ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ディープブルー
「みんなずたずたにしちゃぅょ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もはや、覚える気にもならん・・・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わああ！！　急に出てきた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透明化して潜んでいたのか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んというか、これはキモカワの部類に入る
　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ーん、普通にキモいかな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、あの・・・戦闘を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小さいからって侮っちゃ駄目だよ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
「ま、せいぜい頑張って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あの時は油断してたけどよぉ、今度のオレは
　本気だぜ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復讐のプリエラ
「そっちも全力でかかってきな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合成で生み出された強力な相手だろうが、
　魔物は魔物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をもってすれば必ず倒せるはずだ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フォッフォッフォ！！　ワシの光術とルクスの
　戦力を甘く見てはいかんぞ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Dr.FLASH
「戦慄の多重コンボで塵にしてくれようぞ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二刀流か。　いいセンスだ。」</text:p>
          </table:table-cell>
          <table:table-cell table:style-name="ce0" office:value-type="string">
            <text:p>Toshihiko boss battle</text:p>
          </table:table-cell>
          <table:table-cell table:style-name="ce0"/>
          <table:table-cell table:style-name="ce0" office:value-type="string">
            <text:p>Reguma
"Dual-wielding. You have good tast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これはアレだ、かの有名な剣豪のリスペクト
　だね！！」</text:p>
          </table:table-cell>
          <table:table-cell table:style-name="ce0"/>
          <table:table-cell table:style-name="ce0"/>
          <table:table-cell table:style-name="ce0" office:value-type="string">
            <text:p>Hamuko
"Ooh, you remind me a little of that one
feudal swordsman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名前何て言ったっけ？　えーと、みや・・・宮本
　・・・」</text:p>
          </table:table-cell>
          <table:table-cell table:style-name="ce0"/>
          <table:table-cell table:style-name="ce0"/>
          <table:table-cell table:style-name="ce0" office:value-type="string">
            <text:p>Hamuko
"What was his name again? Uhh, Miya...
Myamoto..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宮本・・・・・・あ！　『宮本まさし』だ！！」</text:p>
          </table:table-cell>
          <table:table-cell table:style-name="ce0"/>
          <table:table-cell table:style-name="ce0"/>
          <table:table-cell table:style-name="ce0" office:value-type="string">
            <text:p>Hamuko
"Miyamoto... ah, got it! I was thinking of
`Miyamoto Masashi`!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四天王としひこ
「なんか違くね・・・？」</text:p>
          </table:table-cell>
          <table:table-cell table:style-name="ce0"/>
          <table:table-cell table:style-name="ce0"/>
          <table:table-cell table:style-name="ce0" office:value-type="string">
            <text:p>Toshihiko of the Four Hellish Kings
"Ain't you a little off...?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がしゃこうべっぽい！」</text:p>
          </table:table-cell>
          <table:table-cell table:style-name="ce0" office:value-type="string">
            <text:p>Gashkull boss battle</text:p>
          </table:table-cell>
          <table:table-cell table:style-name="ce0"/>
          <table:table-cell table:style-name="ce0" office:value-type="string">
            <text:p>Hamuko
"Ah, that definitely looks like a Gashkull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ならば好都合。　迎え撃つぞ」</text:p>
          </table:table-cell>
          <table:table-cell table:style-name="ce0"/>
          <table:table-cell table:style-name="ce0"/>
          <table:table-cell table:style-name="ce0" office:value-type="string">
            <text:p>Reguma
"Perfect. Get ready to engage.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っさと倒して、牙を頂くわよ！」</text:p>
          </table:table-cell>
          <table:table-cell table:style-name="ce0"/>
          <table:table-cell table:style-name="ce0"/>
          <table:table-cell table:style-name="ce0" office:value-type="string">
            <text:p>Nyanko
"We'll be taking that tusk of yours, I'm afraid!"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で、出たあああぁぁぁぁぁっ！！！！」</text:p>
          </table:table-cell>
          <table:table-cell table:style-name="ce0" office:value-type="string">
            <text:p>Phantom boss battle</text:p>
          </table:table-cell>
          <table:table-cell table:style-name="ce0"/>
          <table:table-cell table:style-name="ce0" office:value-type="string">
            <text:p>Tomocchi
“Th-THERE IT IIIIIIIIIIIIIIIIS!!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もっち、落ち着いて！　これは幽霊じゃなくて
　たぶん魔物よ！」</text:p>
          </table:table-cell>
          <table:table-cell table:style-name="ce0"/>
          <table:table-cell table:style-name="ce0"/>
          <table:table-cell table:style-name="ce0" office:value-type="string">
            <text:p>Nyanko
“Calm down, Tomocchi! This isn't a ghost,
it's just a plain old monste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そうですね・・・魔物が持っている特有の
　気配というか、そういうのを感じます・・・！」</text:p>
          </table:table-cell>
          <table:table-cell table:style-name="ce0"/>
          <table:table-cell table:style-name="ce0"/>
          <table:table-cell table:style-name="ce0" office:value-type="string">
            <text:p>Hime
“Yes... I can feel something like a demonic
presence coming from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どっちにしても、わたし達に友好的じゃない
　っぽいけどね・・・」</text:p>
          </table:table-cell>
          <table:table-cell table:style-name="ce0"/>
          <table:table-cell table:style-name="ce0"/>
          <table:table-cell table:style-name="ce0" office:value-type="string">
            <text:p>Hamuko
“Either way, I don't think this is going to be
an easy on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熾力が通用する相手なら、この際どちらでも
　構わない。」</text:p>
          </table:table-cell>
          <table:table-cell table:style-name="ce0"/>
          <table:table-cell table:style-name="ce0"/>
          <table:table-cell table:style-name="ce0" office:value-type="string">
            <text:p>Reguma
“As long as Seraphia works against it, I don't
care what it is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乗客を返してもらうためにも、撃破するのみ
　だ。　行くぞ。」</text:p>
          </table:table-cell>
          <table:table-cell table:style-name="ce0"/>
          <table:table-cell table:style-name="ce0"/>
          <table:table-cell table:style-name="ce0" office:value-type="string">
            <text:p>Reguma
“We must defeat it in order to bring back the
other passengers. Let's g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うわあぁ！　でっかいカニが出てきたよ！？」</text:p>
          </table:table-cell>
          <table:table-cell table:style-name="ce0" office:value-type="string">
            <text:p>Queen nipper boss battle</text:p>
          </table:table-cell>
          <table:table-cell table:style-name="ce0"/>
          <table:table-cell table:style-name="ce0" office:value-type="string">
            <text:p>Tomocchi
“Uwaaah! Is that a giant crab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とりあえず、ドラゴンじゃなさそうね・・・」</text:p>
          </table:table-cell>
          <table:table-cell table:style-name="ce0"/>
          <table:table-cell table:style-name="ce0"/>
          <table:table-cell table:style-name="ce0" office:value-type="string">
            <text:p>Nyanko
“At the very least, it doesn't seem to be
a dragon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いや、ち、ちがうぞ！　あたしはシャイニング
　ドラゴンチック・クラブって言った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N-No, you've got it all wrong! What I said
was Shining Draconic Crab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すごく強そうです・・・！　みなさん油断
　しないでください・・・！」</text:p>
          </table:table-cell>
          <table:table-cell table:style-name="ce0"/>
          <table:table-cell table:style-name="ce0"/>
          <table:table-cell table:style-name="ce0" office:value-type="string">
            <text:p>Hime
“I-It looks really tough...! Everyone, please
be on your guard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だね！　全力でやっつけるよ！！」</text:p>
          </table:table-cell>
          <table:table-cell table:style-name="ce0"/>
          <table:table-cell table:style-name="ce0"/>
          <table:table-cell table:style-name="ce0" office:value-type="string">
            <text:p>Hamuko
“Right! Time to go all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こしゃくな熾天少女め！　余裕でいられる
　のも、今のうちだぞ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Impudent Heavenly Maidens! This shall
be your final battl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煉絶の姫君カラット
「やれ！！　シャイニングドラゴンチック
　クラブ！！　ボコボコにしてやるのだ！！」</text:p>
          </table:table-cell>
          <table:table-cell table:style-name="ce0"/>
          <table:table-cell table:style-name="ce0"/>
          <table:table-cell table:style-name="ce0" office:value-type="string">
            <text:p>Duchess of Hellfire, Carat
“Go!! Shining Draconic Crab!! Crush these
fools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（よく見ると、カニでもないぞ・・・）」</text:p>
          </table:table-cell>
          <table:table-cell table:style-name="ce0"/>
          <table:table-cell table:style-name="ce0"/>
          <table:table-cell table:style-name="ce0" office:value-type="string">
            <text:p>Reguma
“(If you look closely, it's clearly not a crab...)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！　何か今までのとは一味違う感じ！」</text:p>
          </table:table-cell>
          <table:table-cell table:style-name="ce0" office:value-type="string">
            <text:p>Guardian boss battle</text:p>
          </table:table-cell>
          <table:table-cell table:style-name="ce0"/>
          <table:table-cell table:style-name="ce0" office:value-type="string">
            <text:p>Hamuko
“Ooh! Compared to the ones from earlier,
these ones have a distinctive quality to them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最後の試練ってわけね。　上等じゃない。」</text:p>
          </table:table-cell>
          <table:table-cell table:style-name="ce0"/>
          <table:table-cell table:style-name="ce0"/>
          <table:table-cell table:style-name="ce0" office:value-type="string">
            <text:p>Nyanko
“The final trial, is it? Fine by me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、私たちで勝てますでしょうか・・・？」</text:p>
          </table:table-cell>
          <table:table-cell table:style-name="ce0"/>
          <table:table-cell table:style-name="ce0"/>
          <table:table-cell table:style-name="ce0" office:value-type="string">
            <text:p>Hime
“C-Can we really win against them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いじょぶ！　“どかっ！”ってやって、
　“むぎゅっ”ってやっちゃうから！」</text:p>
          </table:table-cell>
          <table:table-cell table:style-name="ce0"/>
          <table:table-cell table:style-name="ce0"/>
          <table:table-cell table:style-name="ce0" office:value-type="string">
            <text:p>Tomocchi
“No problemo! We'll hit 'em with a ‘bonk’ and a
‘ka-pow’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各自指令通りに動くこと。　勝機は必ず
　存在する。」</text:p>
          </table:table-cell>
          <table:table-cell table:style-name="ce0"/>
          <table:table-cell table:style-name="ce0"/>
          <table:table-cell table:style-name="ce0" office:value-type="string">
            <text:p>Reguma
“Each of you, act according to my instructions.
Victory is most certainly within our reach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迎撃を開始するぞ。」</text:p>
          </table:table-cell>
          <table:table-cell table:style-name="ce0"/>
          <table:table-cell table:style-name="ce0"/>
          <table:table-cell table:style-name="ce0" office:value-type="string">
            <text:p>Reguma
“Prepare to intercep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おー！！」</text:p>
          </table:table-cell>
          <table:table-cell table:style-name="ce0"/>
          <table:table-cell table:style-name="ce0"/>
          <table:table-cell table:style-name="ce0" office:value-type="string">
            <text:p>Hamuko
“Yeaaahh—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アンタたちは実に幸運さ！」</text:p>
          </table:table-cell>
          <table:table-cell table:style-name="ce0" office:value-type="string">
            <text:p>Priela boss battle</text:p>
          </table:table-cell>
          <table:table-cell table:style-name="ce0" office:value-type="string">
            <text:p>Priela</text:p>
          </table:table-cell>
          <table:table-cell table:style-name="ce0" office:value-type="string">
            <text:p>Bandit Leader "Consider yourselves lucky!"
</text:p>
          </table:table-cell>
          <table:table-cell table:style-name="ce0" office:value-type="string">
            <text:p>Bandit Leader
“Consider yourselves luck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
「この盗賊団長プリエラ様、自らが相手をして
　あげるんだからね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"For Priela, the great bandit leader herself, will entertain you personally!"
</text:p>
          </table:table-cell>
          <table:table-cell table:style-name="ce0" office:value-type="string">
            <text:p>Bandit Leader
“For I, the great Bandit Leader Priella, will
face-off against you personally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我々はお前の前口上を聞きにここまで
　来たんじゃない。」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guma "We didn't come here to listen to your intro speech."
</text:p>
          </table:table-cell>
          <table:table-cell table:style-name="ce0" office:value-type="string">
            <text:p>Reguma
“We didn't come here to listen to your intro
speech.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あんたを倒して、シャルシャルさんを返して
　もらうわ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We'll beat you up and then take back Sharu!"
</text:p>
          </table:table-cell>
          <table:table-cell table:style-name="ce0" office:value-type="string">
            <text:p>Nyanko
“We'll defeat you and take back
Sharusharu-san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、それと・・・（ごにょごにょ）の恨みぃっ！！」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yanko "A-And then you'll pay for... *murmur*”
</text:p>
          </table:table-cell>
          <table:table-cell table:style-name="ce0" office:value-type="string">
            <text:p>Nyanko
“A-And then you'll regret... *mumble*
*mumble*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何でもいいさ！　オレを楽しませてくれるん
　ならな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Whatever! As long as I get to enjoy myself!!"
</text:p>
          </table:table-cell>
          <table:table-cell table:style-name="ce0" office:value-type="string">
            <text:p>Bandit Leader Priella
“Whatever! As long as you amuse me well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盗賊団長プリエラ
「いくぜオラァッ！！！」</text:p>
          </table:table-cell>
          <table:table-cell table:style-name="ce0"/>
          <table:table-cell table:style-name="ce0" office:value-type="string">
            <text:p>Priela</text:p>
          </table:table-cell>
          <table:table-cell table:style-name="ce0" office:value-type="string">
            <text:p>Bandit Leader Priela "Here I come!!!"
</text:p>
          </table:table-cell>
          <table:table-cell table:style-name="ce0" office:value-type="string">
            <text:p>Bandit Leader Priella
“Here I come!!!”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な・・・なによコイツ・・・っ！？」</text:p>
          </table:table-cell>
          <table:table-cell table:style-name="ce0"/>
          <table:table-cell table:style-name="ce0"/>
          <table:table-cell table:style-name="ce0" office:value-type="string">
            <text:p>Nyanko
“Wh... What is that thing...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えぇ、めちゃくちゃ強そうだよぉっ！！」</text:p>
          </table:table-cell>
          <table:table-cell table:style-name="ce0"/>
          <table:table-cell table:style-name="ce0"/>
          <table:table-cell table:style-name="ce0" office:value-type="string">
            <text:p>Hamuko
“Uweeh, it looks super strong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だが道をふさがれている以上、やるしか
　あるまい。」</text:p>
          </table:table-cell>
          <table:table-cell table:style-name="ce0"/>
          <table:table-cell table:style-name="ce0"/>
          <table:table-cell table:style-name="ce0" office:value-type="string">
            <text:p>Reguma
“Since it's blocking the way, we have no choice
but to fight it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レグマ
「2人とも、俺の指示に従い的確に動け。」</text:p>
          </table:table-cell>
          <table:table-cell table:style-name="ce0"/>
          <table:table-cell table:style-name="ce0"/>
          <table:table-cell table:style-name="ce0" office:value-type="string">
            <text:p>Reguma
“Follow my instructions to the letter, you two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わ、分かった・・・んじゃ、お願いね！」</text:p>
          </table:table-cell>
          <table:table-cell table:style-name="ce0"/>
          <table:table-cell table:style-name="ce0"/>
          <table:table-cell table:style-name="ce0" office:value-type="string">
            <text:p>Hamuko
“G-Got it... welp, I'm counting on you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命令されるのは納得いかないけど・・・
　仕方ないわね・・・！」</text:p>
          </table:table-cell>
          <table:table-cell table:style-name="ce0"/>
          <table:table-cell table:style-name="ce0"/>
          <table:table-cell table:style-name="ce0" office:value-type="string">
            <text:p>Nyanko
“I can't accept being ordered around, but...
if there's no other choice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do something about these clothes,
first～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先に着替えたい・・・かも。</text:p>
          </table:table-cell>
          <table:table-cell table:style-name="ce0" office:value-type="string">
            <text:p>Toilet (wet)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think... I wanna change clothes 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トイレ行くね。</text:p>
          </table:table-cell>
          <table:table-cell table:style-name="ce0" office:value-type="string">
            <text:p>Toilet (wet)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Gonna use the toilet, '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先にトイレ行かせて・・・！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lemme go use the toile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たしたくなっちゃった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gotta go aga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行きたい・・・っ！　先にオシッコさせて
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-wanna go to the toilet...! Let me go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してくるっ！　待ってて！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onna go p-pee! Wait up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・・・もれちゃうぅ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g-gonna p... pee myseeelf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？　トイレ？　行きたくない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h? Toilet? I'm goo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ぜんぜん行きたくないから、あとでいい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don't need to go at all, I'll wait 'til l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したくないから平気だよ～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, I don't wanna go right now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じゃ、一応しとくね～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guess I'll go～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今のうちに出しておくのもアリだね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ell, I guess I could go pee while I'm he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のぞいちゃダメだぞ～？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peeking, okay～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あたしトイレ行ってくる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! I'm gonna use the toilet quick, ok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ちょっとトイレタイム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a sec, it's toilet time, 'kay?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～。　実はちょっとガマンしてたん
だよね。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ank God～. I've actually kinda been
holding it in for a whil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行ってくるね！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Just gonna use the toilet for a minut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タイムいい？　したくなっちゃって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s it toilet time? I'm sorta desperat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トイレ！　ちょっと待っててね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, toilet! Wait right he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、けっこうガマンしてたの！　してくる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orry, I've kinda held it a lot!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、助かった～！　やっとできるよ～！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aved～! I can go, at last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っ、はやくトイレ！　オシッコ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Qu-Quick, I gotta p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ー・・・、もっちゃう！　もっちゃう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... gonna leak! Gonna lea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、ちょっとオシッコさせて！　もうガマン
できないよ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ey, let me go pee! I can't hold it any mor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ばぃっ、もれ・・・ちゃう・・・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is is bad, I'm gonna... leak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オシッコ出ちゃう！　出ちゃうぅ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ah, I'm gonna pee! Gonna pee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、あの、あたしっ、オ、オシッコっ！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-H-Hey, I'm gonna go t-take a leak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っ！　・・・っ！！　・・・っっ！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Nh! ...Nh!! ...Nnh!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・・・ちょっと・・・・っ！　ォシッ・・・コ・・・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lmost... there...! P... p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っ！　オシッコ・・・っ！　トイレ・・・っ！！
オシッコ・・・っ！！　オシッコぉ・・・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oilet...! Pee...! Toilet...!! Pee...!!
Peeeeee...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い、おまた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Okay,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～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back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終了！　行こっか！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Done! Let's go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～、スッキリ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, that felt goo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ッキリしちゃった♪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weet relie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、スッキリした～！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oh, I feel so relieved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ぇ～、危なかった～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eh～, that was close～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ふ～・・・スッキリしたぁ！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fu~… What a relief!</text:p>
          </table:table-cell>
          <table:table-cell table:style-name="ce0" office:value-type="string">
            <text:p>Hafuu～... what a relief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っ・・・もれちゃうかと思ったよ～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hew… I think it was about to leak~…
</text:p>
          </table:table-cell>
          <table:table-cell table:style-name="ce0" office:value-type="string">
            <text:p>Whew... I thought I was gonna make a
waterfall in my panties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ほ・・・ほんとにもっちゃうとこだったよ～・・・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...I was really on the verge of wetting myself~…
</text:p>
          </table:table-cell>
          <table:table-cell table:style-name="ce0" office:value-type="string">
            <text:p>I... I really was just about to pee myself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～！　スッキリしたぁ～！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aa~! I needed that~!!
</text:p>
          </table:table-cell>
          <table:table-cell table:style-name="ce0" office:value-type="string">
            <text:p>Haa～! I needed that～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危うくガマンできなくなるとこだったぁ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almost couldn’t hold it anymore…!
</text:p>
          </table:table-cell>
          <table:table-cell table:style-name="ce0" office:value-type="string">
            <text:p>I almost could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はぁ・・・ま、間に合ったぁ～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pant* *pant* I-I made it just in time~…
</text:p>
          </table:table-cell>
          <table:table-cell table:style-name="ce0" office:value-type="string">
            <text:p>Haah... haah... I-I made it～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め、めちゃくちゃいっぱい出てビックリしたぁ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Wow, I can’t believe how much just came out!
</text:p>
          </table:table-cell>
          <table:table-cell table:style-name="ce0" office:value-type="string">
            <text:p>Wow, y-you wouldn't believe how much just
came ou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んなにガマンしたの、初めてかも・・・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-That might have been a new record hold for me…!
</text:p>
          </table:table-cell>
          <table:table-cell table:style-name="ce0" office:value-type="string">
            <text:p>Th-That mighta been a new personal recor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・・・ま、また・・・っ！</text:p>
          </table:table-cell>
          <table:table-cell table:style-name="ce0" office:value-type="string">
            <text:p>About to wet again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... n-not aga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ガマン・・・む、りぃ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Can't... hold it... anymoo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っ！　だ、だめだめぇ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a-Aah! N-No, no, no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・・・っ、もぅ・・・だ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-Sorry... nh,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よ・・・ずっとガマンしてたんだ
もん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couldn't help it... I've been holdin' it
forev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うぅ・・・やっ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uu... I've done it this tim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れちゃったぁ・・・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I peed all over myself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した・・・</text:p>
          </table:table-cell>
          <table:table-cell table:style-name="ce0" office:value-type="string">
            <text:p>After outdoor pee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much better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～・・・スッキリ♪</text:p>
          </table:table-cell>
          <table:table-cell table:style-name="ce0" office:value-type="string">
            <text:p>After outdoor pee -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u～... better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男の人のだよね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’s the mens’ room…?
</text:p>
          </table:table-cell>
          <table:table-cell table:style-name="ce0" office:value-type="string">
            <text:p>Um... it's the men's 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男の人のだよね・・・？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… It is the mens’ room, huh…?
</text:p>
          </table:table-cell>
          <table:table-cell table:style-name="ce0" office:value-type="string">
            <text:p>Um... i-it's the men's room, huh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・・・っ、お、男の人のだけど・・・っ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Khh… E-Even though it’s the men’s room…!
</text:p>
          </table:table-cell>
          <table:table-cell table:style-name="ce0" office:value-type="string">
            <text:p>Khh... e-even though it's the men's 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も、もう我慢できない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-I can’t possibly hold it anymore!!
</text:p>
          </table:table-cell>
          <table:table-cell table:style-name="ce0" office:value-type="string">
            <text:p>I-I-I can't possibly hold it anymor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その・・・男の人のじゃ・・・ちょっと・・・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Nope, I mean… in the mens’ room… that’s kinda…
</text:p>
          </table:table-cell>
          <table:table-cell table:style-name="ce0" office:value-type="string">
            <text:p>Nope, I mean... it's the men's room... that's
kinda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人のじゃ入れないよ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-Only men are supposed to go in there…!
</text:p>
          </table:table-cell>
          <table:table-cell table:style-name="ce0" office:value-type="string">
            <text:p>O-Only men are supposed to go in t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男の・・・人のじゃ・・・っ！　やだけど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… I’m not a… boy… so… shouldn’t…!
</text:p>
          </table:table-cell>
          <table:table-cell table:style-name="ce0" office:value-type="string">
            <text:p>B-But... I'm not a boy... so...! I shouldn'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・・・っ、だめ・・・もう我慢できない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h— No… I can’t hold it anymore…!
</text:p>
          </table:table-cell>
          <table:table-cell table:style-name="ce0" office:value-type="string">
            <text:p>Ah—... no... I can't hold it any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だめっ、もうだめぇ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Oh no, it’s no use!
</text:p>
          </table:table-cell>
          <table:table-cell table:style-name="ce0" office:value-type="string">
            <text:p>I can't hold it, I can't hold i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でもいいからっ、おトイレ行かせてっ！</text:p>
          </table:table-cell>
          <table:table-cell table:style-name="ce0" office:value-type="string">
            <text:p>Bandits’ toilet –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thing is okay at this point, let me in that bathroom!
</text:p>
          </table:table-cell>
          <table:table-cell table:style-name="ce0" office:value-type="string">
            <text:p>I-I'll take anything, just let me use a toilet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、男子トイレじゃない！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t the men’s bathroom!
</text:p>
          </table:table-cell>
          <table:table-cell table:style-name="ce0" office:value-type="string">
            <text:p>This is the men's bathroom, see?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に入れるわけないでしょ！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Of course I w-won’t go in the mens’ bathroom!
</text:p>
          </table:table-cell>
          <table:table-cell table:style-name="ce0" office:value-type="string">
            <text:p>Th-There's no way I'm going into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冗談でしょ？　なんで男子トイレ
なんかに・・・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ey, you trying to be funny? Why the mens’ bathroom…!
</text:p>
          </table:table-cell>
          <table:table-cell table:style-name="ce0" office:value-type="string">
            <text:p>Wait, are you joking? Why should I have to
use the men's 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んな・・・無理よ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h-there’s… no way I could…!
</text:p>
          </table:table-cell>
          <table:table-cell table:style-name="ce0" office:value-type="string">
            <text:p>Th-There's... no way I could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に入るくらいなら・・・が、我慢する
わ・・・っ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f you want me to use the mens’ bathroom… I-I will hold it…!
</text:p>
          </table:table-cell>
          <table:table-cell table:style-name="ce0" office:value-type="string">
            <text:p>I'd rather... h-hold it than use the men's
bathroom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ふぅっ、ん・・・っ！　ごめんなさい、あ、あたし・・・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…! Sorry, I… I…
</text:p>
          </table:table-cell>
          <table:table-cell table:style-name="ce0" office:value-type="string">
            <text:p>Huu, nn...! Sorry, I... I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ぅ・・・出ちゃう・・・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… It’s… coming…!!
</text:p>
          </table:table-cell>
          <table:table-cell table:style-name="ce0" office:value-type="string">
            <text:p>It.... it's coming out...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早乙女、男子トイレであたしに何を
しろって言うの？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, what’s the big idea, pointing out the mens’ room to me?
</text:p>
          </table:table-cell>
          <table:table-cell table:style-name="ce0" office:value-type="string">
            <text:p>What's the big idea, Saotome? What exactly
are you telling me to do in there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男子トイレなんて使えるわけないでしょ！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 have no intention of g-going into the mens’ bathroom!
</text:p>
          </table:table-cell>
          <table:table-cell table:style-name="ce0" office:value-type="string">
            <text:p>I-I have no intention of using the men's
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ば、ばか！　ここ男子トイレでしょ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diot! This is the mens’ bathroom!
</text:p>
          </table:table-cell>
          <table:table-cell table:style-name="ce0" office:value-type="string">
            <text:p>I-Idiot! This is the men's bath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トイレ・・・行きたい、けど・・・！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Even if I d-do have to go, it’s kind of…!
</text:p>
          </table:table-cell>
          <table:table-cell table:style-name="ce0" office:value-type="string">
            <text:p>E-Even if I do have to go... this is kind of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じょ、女子トイレ・・・無いの・・・っ？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s there not a… a girls’ bathroom…?
</text:p>
          </table:table-cell>
          <table:table-cell table:style-name="ce0" office:value-type="string">
            <text:p>I-Is there not a... a ladies'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や、まあ、あっても入るのは危ないと思う
けど・・・っ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o, I, I think it would be dangerous for me to risk going in…!
</text:p>
          </table:table-cell>
          <table:table-cell table:style-name="ce0" office:value-type="string">
            <text:p>No, well, I think it would be too risky for me
to go in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！　なんで女子トイレが無いのよ・・・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Toilet…! Why isn’t there a girls’ toilet here…!
</text:p>
          </table:table-cell>
          <table:table-cell table:style-name="ce0" office:value-type="string">
            <text:p>Toilet...! Why isn't there a girl's bathroom
he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っ、が、我慢しないと・・・っ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h… I-I can’t hold it…!
</text:p>
          </table:table-cell>
          <table:table-cell table:style-name="ce0" office:value-type="string">
            <text:p>Hah... I-I can't hold it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あぁっ！！　限・・・界・・・っ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ghhh!! No… more…!
</text:p>
          </table:table-cell>
          <table:table-cell table:style-name="ce0" office:value-type="string">
            <text:p>Nnghaa!! No... more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！　もうだめっ！！　トイレっ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’m peeing! I can’t help it!! Toilet!!
</text:p>
          </table:table-cell>
          <table:table-cell table:style-name="ce0" office:value-type="string">
            <text:p>I-I'm wetting myself! I can't help it!! Toilet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は抵抗あるかな～・・・？</text:p>
          </table:table-cell>
          <table:table-cell table:style-name="ce0" office:value-type="string">
            <text:p>Bandits’ toilet (wet)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n’t I stay out of the mens’ bathroom~…?
</text:p>
          </table:table-cell>
          <table:table-cell table:style-name="ce0" office:value-type="string">
            <text:p>I think I'd better stay out of the boy's
room～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～ん・・・だ、男子トイレかぁ・・・</text:p>
          </table:table-cell>
          <table:table-cell table:style-name="ce0" office:value-type="string">
            <text:p>Bandits’ toilet (wet)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Yup… Th-That’s the mens’ bathroom…
</text:p>
          </table:table-cell>
          <table:table-cell table:style-name="ce0" office:value-type="string">
            <text:p>Sooo... the men's toilets, hu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・・・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Mens’ bathroom…
</text:p>
          </table:table-cell>
          <table:table-cell table:style-name="ce0" office:value-type="string">
            <text:p>The men's toilets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ど、どうしよっかな・・・？</text:p>
          </table:table-cell>
          <table:table-cell table:style-name="ce0" office:value-type="string">
            <text:p>Bandits’ toilet (wet)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Should I, maybe…?
</text:p>
          </table:table-cell>
          <table:table-cell table:style-name="ce0" office:value-type="string">
            <text:p>Sh-Should I, or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うぅ・・・、も、もうこの際男子トイレでもいいよ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Uu… Just this once, it’s okay even if it’s the mens’ room!
</text:p>
          </table:table-cell>
          <table:table-cell table:style-name="ce0" office:value-type="string">
            <text:p>Uu... j-just this once, I'll take it even if it's
the men's room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行ってくる！</text:p>
          </table:table-cell>
          <table:table-cell table:style-name="ce0" office:value-type="string">
            <text:p>Bandits’ toilet (wet)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ll be right back!
</text:p>
          </table:table-cell>
          <table:table-cell table:style-name="ce0" office:value-type="string">
            <text:p>Be right back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男子トイレ？　べ、別にいいよ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Eh, the mens’ bathroom? Th-that’s fine with me!
</text:p>
          </table:table-cell>
          <table:table-cell table:style-name="ce0" office:value-type="string">
            <text:p>Eh, the men's toilets? Wh-Whatever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てくるっ！　待ってて！！</text:p>
          </table:table-cell>
          <table:table-cell table:style-name="ce0" office:value-type="string">
            <text:p>Bandits’ toilet (wet)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gonna pee! Wait for me!!
</text:p>
          </table:table-cell>
          <table:table-cell table:style-name="ce0" office:value-type="string">
            <text:p>I'm gonna go pee! Wait for me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！　トイレぇっ！！　もっちゃうぅっ！！</text:p>
          </table:table-cell>
          <table:table-cell table:style-name="ce0" office:value-type="string">
            <text:p>Bandits’ toilet (wet) – L7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-Toilet! Toilettt!! Gonna leak!!
</text:p>
          </table:table-cell>
          <table:table-cell table:style-name="ce0" office:value-type="string">
            <text:p>T-Toilet! Toileeett!! I'm peeing myseeeelf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かも。</text:p>
          </table:table-cell>
          <table:table-cell table:style-name="ce0" office:value-type="string">
            <text:p>Bandits’ toilet – L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 just might have a problem going in there.
</text:p>
          </table:table-cell>
          <table:table-cell table:style-name="ce0" office:value-type="string">
            <text:p>The men's toilets... I'm not so sure about
going in there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ちょっと抵抗あるけど、どう
しよっかな・・・？</text:p>
          </table:table-cell>
          <table:table-cell table:style-name="ce0" office:value-type="string">
            <text:p>Bandits’ toilet – L3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Hm, the mens’ bathroom… I’m a bit hesitant, what should I do…?
</text:p>
          </table:table-cell>
          <table:table-cell table:style-name="ce0" office:value-type="string">
            <text:p>The men's toilets... I'm a little hesitant, but
what should I do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、い、行きたいけど・・・男子トイレしか
無いの・・・？</text:p>
          </table:table-cell>
          <table:table-cell table:style-name="ce0" office:value-type="string">
            <text:p>Bandits’ toilet –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, I do need the toilet but… is there only a mens’ toilet?
</text:p>
          </table:table-cell>
          <table:table-cell table:style-name="ce0" office:value-type="string">
            <text:p>I d-do need to go, but... is there only a
men's bathroom...?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男子トイレかぁ・・・うぅ・・・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The mens’ toilet, huh… err…
</text:p>
          </table:table-cell>
          <table:table-cell table:style-name="ce0" office:value-type="string">
            <text:p>The men's toilets, huh... oooh...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いいや！　ちょっとガマンできないし・・・！</text:p>
          </table:table-cell>
          <table:table-cell table:style-name="ce0" office:value-type="string">
            <text:p>Bandits’ toilet –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’m afraid I can’t hold it much longer, so…!
</text:p>
          </table:table-cell>
          <table:table-cell table:style-name="ce0" office:value-type="string">
            <text:p>Wh-Whatever! I can't really hold it anyway...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もう男子トイレでも何でもいいよっ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h, I know it’s the men’s bathroom but I don’t care at this point!!
</text:p>
          </table:table-cell>
          <table:table-cell table:style-name="ce0" office:value-type="string">
            <text:p>Aah, I don't care if it's the men's bathroom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オ、オシッコ行かせてっ！！！</text:p>
          </table:table-cell>
          <table:table-cell table:style-name="ce0" office:value-type="string">
            <text:p>Bandits’ toilet – L6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Let me p-pee here!!!
</text:p>
          </table:table-cell>
          <table:table-cell table:style-name="ce0" office:value-type="string">
            <text:p>L-Let me go pee in there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っちゃうっ！！　トイレ！　もう何でも
いいから行かせてっ！！！</text:p>
          </table:table-cell>
          <table:table-cell table:style-name="ce0" office:value-type="string">
            <text:p>Bandits’ toilet – L7 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t’s coming out!! Toilet! Anywhere is fine, I’m going right now!!
</text:p>
          </table:table-cell>
          <table:table-cell table:style-name="ce0" office:value-type="string">
            <text:p>I-It's comin' out!! Toilet! Anywhere's fine, so
just let me go in!!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んん・・・っ、ぁ・・・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n... ah... ah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さ・・・ぃ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・・・もぅ・・・だ、め・・・っ！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-No... I... can't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願い、です・・・見ないで・・・くだ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lease, no... don't... look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ぅ・・・ぐすっ・・・ひぐ・・・っ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u... *sniff*... sob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が・・・我慢・・・できなかったんです・・・
ごめんなさい・・・っ！</text:p>
          </table:table-cell>
          <table:table-cell table:style-name="ce0" office:value-type="string">
            <text:p>After wetting (field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couldn't... hold it anymore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あの・・・お手洗いより、今は・・・</text:p>
          </table:table-cell>
          <table:table-cell table:style-name="ce0" office:value-type="string">
            <text:p>Toilet (wet)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um... rather than use the restroom,
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って来ます・・・</text:p>
          </table:table-cell>
          <table:table-cell table:style-name="ce0" office:value-type="string">
            <text:p>Toilet (wet)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 going... to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私、ちょっと・・・！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'm just... going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お手洗い・・・行きたいんですっ！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orry, I... need to use the restroom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ぅ・・・んっ！　あぁ・・・っ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Kuu... nh! Aaa...a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手洗いですか？　いえ・・・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throom? No... I'm oka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大丈夫ですから・・・！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okay, so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・・・行きたくないから大丈夫です・・・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t's okay... I don't want to go right now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へ、平気です・・・！　大丈夫です・・・！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...! I'm oka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手洗い・・・行きたくないですから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 don't want to go... to the restroom, so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なら後で大丈夫です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, I can wai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、えと・・・それじゃあ・・・ちょっと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then... just a moment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手洗い、行って来ますね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h, umm... I'll just be in the 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ちょっと行って来ます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I'll be just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めんなさい・・・あの、ちょっと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... umm, could you wait a minut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・・・お、お手洗いに・・・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... the r-restroom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、ちょっとだけ待ってもらって
いいですか・・・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could you just wait a minute,
please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・・・っ、ごめんなさい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, uhh... I'm sorry... nh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・・・っ、ちょっとお手洗いに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'm, I'm... going to the restroom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・・・っ、少しだけ時間をください
・・・っ！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E-Excuse me... I just need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、お手洗い・・・っ！　ごめんなさい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a-Bathroom...! Sorr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ぁ・・・は、はやく・・・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h... qui-quickly...!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あのっ！　お手洗いに・・・い、行って
きます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um! I'm... going to the b-bathroom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、あ・・・っ、ぁぁ・・・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Aaaa-Aah... aaa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だめ・・・っ、もうだめぇ・・・っ！！　でちゃうぅ！）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No... it's no good...!! It's coming out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んぅっ！　ふ・・・ぁ・・・ん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Nnh! Fu... ah... nnn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・・・すみませんでした・・・</text:p>
          </table:table-cell>
          <table:table-cell table:style-name="ce0" office:value-type="string">
            <text:p>After toilet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... I'm sorry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</text:p>
          </table:table-cell>
          <table:table-cell table:style-name="ce0" office:value-type="string">
            <text:p>After toilet - L3 &amp; Komu (wet)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終わりま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don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みませんでした・・・</text:p>
          </table:table-cell>
          <table:table-cell table:style-name="ce0" office:value-type="string">
            <text:p>After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S-Sorry for the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っと・・・お、終わりました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m... I'm d-done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。　ごめんなさい・・・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fine now... sorry...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き、き、聞こえて・・・なかったですよね・・・？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Y-You didn't hear... right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 for waiting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の、その、すみませんでした・・・！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Um, that is... I'm sor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ぁ・・・もうだめかと思いました・・・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Haah... I thought I'd los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りがとうございます。　なんとか・・・その
・・・間に合いました・・・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-Thank you. Somehow... I, um... I made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み、見苦しいところを・・・っ！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P-Please pardon... my u-unsightline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・・・お待たせしました・・・っ/////</text:p>
          </table:table-cell>
          <table:table-cell table:style-name="ce0" office:value-type="string">
            <text:p>After pee (field) - L7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Th... Thank you for waiting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～んな機能やこ～んな機能が解禁できる
のよん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unlock a～ll of these and a～ll of
those features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禁したい項目を↑↓で選んで、【C】キーを
押してね！</text:p>
          </table:table-cell>
          <table:table-cell table:style-name="ce0"/>
          <table:table-cell table:style-name="ce0"/>
          <table:table-cell table:style-name="ce0" office:value-type="string">
            <text:p>Select the item you want to unlock with ↑↓,
then press the 【C】 key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とつの項目につき霊珠を1つ消費するわよん！</text:p>
          </table:table-cell>
          <table:table-cell table:style-name="ce0"/>
          <table:table-cell table:style-name="ce0"/>
          <table:table-cell table:style-name="ce0" office:value-type="string">
            <text:p>Each of these item consumes exactly one
Spirit Orb apiec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解禁した機能は元に戻せないから注意
してね！</text:p>
          </table:table-cell>
          <table:table-cell table:style-name="ce0"/>
          <table:table-cell table:style-name="ce0"/>
          <table:table-cell table:style-name="ce0" office:value-type="string">
            <text:p>But, be careful! Once you've unlocked a
feature, you can't get rid of it agai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画面を終了する時は【X】キーよん♪</text:p>
          </table:table-cell>
          <table:table-cell table:style-name="ce0"/>
          <table:table-cell table:style-name="ce0"/>
          <table:table-cell table:style-name="ce0" office:value-type="string">
            <text:p>Hit the 【X】 key as soon as you're done!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フェイスアイコ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Face Icon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フェイスアイコンが表示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ace Icon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もらしカット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morashi CG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もらしカットが挿入されるように
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Omorashi CG has been unlock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おトイレ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Toilet Sce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はむ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amu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amu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にゃんこ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Nyanko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Nyanko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ともっち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Tomocchi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Tomocchi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、ひめの野しょんシーン
機能を解禁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1 Spirit Orb and unlock Hime's
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野しょんシーン（ドットアニメ）が
見られるようになりま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 now view Hime's Outdoor Scene
(Pixel Animation)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が1つも無い・・・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ノーマ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Norm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ファイタ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Fight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前に解放したクラスLv5以上にしないと、次の
クラスを解放できません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can't unlock a new class until you've
reached level 5 on your current one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華龍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Huálóng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トロピカル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ropical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パイアン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Paeon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タナトス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Thanatos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くノ一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Kunoichi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【チアリーダー】に変更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witch class to 【Cheerleader】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ノーマ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Norm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ファイタ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Fight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華龍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Huálóng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トロピカル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ropical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イアン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Paeon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タナトス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Thanatos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くノ一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Kunoichi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アリーダー】にクラスチェンジし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hanged class to 【Cheerleader】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ファイター】が
レベル\V[1186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Fighter】 class
level \V[1186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華龍】が
レベル\V[1187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Huálóng】 class
level \V[1187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トロピカル】が
レベル\V[1188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ropical】 class
level \V[1188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パイアン】が
レベル\V[1189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Paeon】 class
level \V[1189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タナトス】が
レベル\V[1190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Thanatos】 class
level \V[1190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くノ一】が
レベル\V[1191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Kunoichi】 class
level \V[1191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クラス【チアリーダー】が
レベル\V[1192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grew to 【Cheerleader】 class
level \V[1192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ファイター】が
レベル\V[1193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Fighter】 class
level \V[1193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華龍】が
レベル\V[1194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Huálóng】 class
level \V[1194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トロピカル】が
レベル\V[1195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ropical】 class
level \V[1195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パイアン】が
レベル\V[1196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Paeon】 class
level \V[1196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タナトス】が
レベル\V[1197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Thanatos】 class
level \V[1197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くノ一】が
レベル\V[1198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Kunoichi】 class
level \V[1198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クラス【チアリーダー】が
レベル\V[1199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grew to 【Cheerleader】 class
level \V[1199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ファイター】が
レベル\V[1200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Fighter】 class
level \V[1200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華龍】が
レベル\V[1201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Huálóng】 class
level \V[1201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トロピカル】が
レベル\V[1202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ropical】 class
level \V[1202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パイアン】が
レベル\V[1203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Paeon】 class
level \V[1203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タナトス】が
レベル\V[1204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Thanatos】 class
level \V[1204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くノ一】が
レベル\V[1205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Kunoichi】 class
level \V[1205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クラス【チアリーダー】が
レベル\V[1206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grew to 【Cheerleader】 class
level \V[1206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ワー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ower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ソニック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nic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EXPが一定値に達した！
ボーナスパラメータをゲット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has reached the class EXP limit!
Bonus stats earn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ヒートス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t S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コールドスラス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rctic Thru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ファイター】が
レベル\V[1207]になった！
【ファイタ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Fighter】 class
level \V[1207]!
Mastered the 【Fight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スターブレード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st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炎龍撃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lazing Drag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烈煌砕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strous Annihilation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天爆断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eavenly Judgemen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翔雷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oaring Thunderstrik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華龍】が
レベル\V[1208]になった！
【華龍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Huálóng】 class
level \V[1208]!
Mastered the 【Huálóng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朱雀凛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Vermilion's Valo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プラ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pl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サンシャイン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unshin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バーストバブル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ubble Burs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レーザーブライ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aser Blad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トロピカル】が
レベル\V[1209]になった！
【トロピカル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ropical】 class
level \V[1209]!
Mastered the 【Tropical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ビッグウェーブ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Big Wa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グニスフレ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Ignis Flar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プリズムリアクト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rism React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ラスアルゲティ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Ras Algethi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ケイオスドライヴ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aos Driv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パイアン】が
レベル\V[1210]になった！
【パイアン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Paeon】 class
level \V[1210]!
Mastered the 【Paeon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クリプス キッ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clipse Kis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イビルエッジ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Evil Edg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アサルトガッシ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Assault Gash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ダークグロリア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Dark Gloria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スケイルクリーヴァ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ale Cleaver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タナトス】が
レベル\V[1211]になった！
【タナトス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Thanatos】 class
level \V[1211]!
Mastered the 【Thanatos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ュバルツローゼ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chwarzlos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連翹・歪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Forsythia • Lo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冥焔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Umbral Flam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涅槃落念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Nirvana Drop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飾千鳥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lover Motif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くノ一】が
レベル\V[1212]になった！
【くノ一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Kunoichi】 class
level \V[1212]!
Mastered the 【Kunoichi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鬼脈ノ兇歌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Hymn of Demons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パッション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Passion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チリー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Chilly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シャイニング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Shining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ナイト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Midnight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クラス【チアリーダー】が
レベル\V[1213]になった！
【チアリーダー】を極めた！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grew to 【Cheerleader】 class
level \V[1213]!
Mastered the 【Cheerleader】 class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、スキル【ルナティックダンス】
を習得し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learned the 【Lunatic Dance】
skill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フィールドで黄金に輝くこのオブジェは
【マネークリスタル】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se golden, sparking objects which can be
found in the field are called 【Money Crystals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触れることで、その名の通りお金を入手する
ことができます。見つけたら積極的にゲット
しましょう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Just as the name implies, you can collect
money by touching them. Let's be proactive
and take whatever we fin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まにレアアイテムが出てくることもあります。
（ただし、持ち物がいっぱいだと拾えずに
　消滅するアイテムもあるので注意です。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ccasionally, they will come with a rare item.
(However, be careful that your inventory isn't
full, or else the item will vanish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珠欠片】×1
を見つけたが、持ち物がいっぱいだ！
残念ながら珠欠片は消滅してしま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Found 【Orb Fragment】 ×1,
but your inventory is full!
Too bad—the orb fragment vanished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キャンディ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HP Candy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ぐに使う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straight awa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をあきらめ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Don't pick up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攻撃チョコ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Strength Choc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防御クッキー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Defense Cookie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技術チュロ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Finesse Churo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敏捷チップスをすぐに使い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e the Agility Chips straight away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rushed into the bathroom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 just barely made it onto the toilet
and 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Komu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行かなかった・・・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didn't go to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went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慌ててトイレに入ってすっきり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rushed into the bathroom and relieved
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なんとか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somehow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はギリギリトイレに間に合ってすっきり
した♪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oyaki just barely made it onto the toilet and
relieved herself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チェンジの説明を聞く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lass change tutor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精霊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pirit Nymph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とアイテムを交換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Exchange Holy Water for item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とは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at is a clas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について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bout class level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他のクラスにチェンジしたい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want to pick another class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どのクラスがオススメ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hich classes are recommended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普段の自分とは異なる戦闘スタイル、それが
【クラス】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【Class】 uses a different fighting style in
comba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を変更することによって、パラメータが
増減したり、新たなスキルを使うことができる
ようにな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of your stats can go up or down
depending on your class, and each class
also enables a distinct set of skill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は全部で7種類あります。よく考えて
選択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There are a total of 7 classes. Think your
choice through carefull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【クラスレベル】が存在し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Each class has its own 【Class Level】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は、そのクラスに就いた状態で
魔物を倒すことによって手に入る【クラスEXP】を
溜めることでレベルアップします。
レベルは最大で9まで上がり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By defeating monsters as a particular class,
you will gain 【Class EXP】 for that class
and be able to raise the corresponding class
level. The maximum class level is 9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EXPは目で確認することはできませんが、
自分と同等以上の強さの魔物を倒すことで
多くもらうことができま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cannot check the amount of class EXP you
have, but you can earn a lot of it by defeating
monsters that are at least as strong a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クラスレベルが上がると、以下の利点が
あります。
1.奇数レベルごとにスキルを習得できる。
2.偶数レベルごとに任意の能力を強化可能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With each class level, you gain different perks.
1. At every odd-numbered level, a new skill.
2. At every even-numbered level, stat points
to spend as you pleas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積極的にクラスレベルを上げておいて損は
ないで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Level-up your class as much as you'd like, as
there are no disadvantag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新しい
クラスを解放することはできません。
（ノーマルや一度就いたクラスにはいつでも
戻せます。）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Once you've chosen a class, you may not
immediately unlock another new class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しいクラスを解放するためには、直前に
解放したクラスのレベルを5以上にしないと
いけ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n order to unlock a new class, you must first
reach at least class level 5 on your current
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を解放しましょう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gain class experience in battle and
hit class level 5 before trying to unlock your
nex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各クラスにはすべて一長一短があり、どの
クラスが最強であるとは言えません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Since every class has its advantages and
disadvantages, no one class can be
recommended over the othe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伸びるパラメータや下がるパラメータ、覚える
スキルなどを考慮し、自分に合ったクラスに
就く事が大事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You should consider the stat variations and
skills available to each class, then choose
the ones which suit you be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残念ながら、まだ霊水ビンが満タンではない
ようです。</text:p>
          </table:table-cell>
          <table:table-cell table:style-name="ce0"/>
          <table:table-cell table:style-name="ce0" office:value-type="string">
            <text:p>Nun</text:p>
          </table:table-cell>
          <table:table-cell table:style-name="ce0" office:value-type="string">
            <text:p>I'm afraid you haven't yet filled the vial to
the top with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一度クラスチェンジをすると、すぐに他のクラス
を解放することはできません。
（ノーマルや一度就いたクラスにはいつでも
戻せます。）</text:p>
          </table:table-cell>
          <table:table-cell table:style-name="ce0" office:value-type="string">
            <text:p>Difference from 2619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Once you've chosen a class, you cannot unlock
another class again immediately.
(Although, you may always return to the normal
class or those you've already unlocked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新たなクラスを解放するためには、直前に
解放したクラスのレベルを5以上にしないと
いけません。</text:p>
          </table:table-cell>
          <table:table-cell table:style-name="ce0" office:value-type="string">
            <text:p>Difference from 2620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To unlock a new class, you must reach at least
class level 5 on your current clas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はそのクラスで戦って、クラスレベルを
5以上にしてから他のクラスに変えましょう。</text:p>
          </table:table-cell>
          <table:table-cell table:style-name="ce0" office:value-type="string">
            <text:p>Difference from 2621 unknown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may unlock new classes by battling
enemies and hitting class level 5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能力を強化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ugment abilities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能力が強化された！
攻撃力＋\V[1361]、　防御力＋\V[1362]、
技術力＋\V[1363]、　敏捷性＋\V[1364]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bilities were augmented!
STR ＋\V[1361], DEF ＋\V[1362],
FIN ＋\V[1363], AGI ＋\V[1364]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使うのは、ちょっと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Using that right here would be a littl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え？　別におトイレしたくないから平気なん
　だけど・・・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amuko
“Eh? That's okay, I don't really need to use
the toile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そ、そんなの使うほどじゃないから大丈夫
　だよ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amuko
“I-I'm not so desperate that I'd use
something like that, don't you worry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う、うーん・・・近くにおトイレ無さそうだし・・・
　じゃあ、ちょっと待っててくれる・・・？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amuko
“Y-Yep... there don't seem to be any toilets
around here... would you give me just a
minute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っ！　ちょっと使ってくるから
　待っててね・・・っ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amuko
“Th-Thank you...! I'll go give it a spin, so
wait here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く・・・ぅ・・・っ　やばい、もれちゃうぅ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amuko
“Kh... hh... dammit, it's leaking ou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ふー・・・スッキリ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amuko
“Phew... all better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\V[1366]mlのおしっこをした！】</text:p>
          </table:table-cell>
          <table:table-cell table:style-name="ce0"/>
          <table:table-cell table:style-name="ce0"/>
          <table:table-cell table:style-name="ce0" office:value-type="string">
            <text:p>【Produced \V[1366]ml of pee!】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トイレ？　今は別行きたくないわよ・・・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Nyanko
“A toilet? I don't particularly need to go,
thank you very much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そんなの使うほどトイレ行きたくないってば！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Nyanko
“I don't need to go nearly bad enough to
use one of those, got it?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しょ・・・しょうがないわね・・・近くにトイレ
　無いみたいだし・・・っ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Nyanko
“F... Fine... since there doesn't seem to be
a bathroom anywhere close by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、まあ・・・使える物は使っておかないとね
　・・・っ！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Nyanko
“W-Well... you have to make do with what
you've got...!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ぅあ、は、早く貸して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Nyanko
“Agh, qu-quickly, give me th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はぁ・・・こ、こんなところでやっちゃうなんて
　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Nyanko
“Haah... I-I can't believe I used one of those
in a place like this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ほえ？　トイレは大丈夫だよ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omocchi
“Hweh? Naah, I'm good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やだなー！　そんなに切羽詰ってないよ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omocchi
“I don't wanna! I ain't exactly burstin' here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あ、そんないいモノがあるんだ！　使う使う！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omocchi
“Ah, you've got somethin' real good over
there! Gimme, gimme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そ、それ使う！　もう我慢できないっ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omocchi
“O-One, please! I can't hold it anymore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も、もっちゃうぅっ！　はや・・・く・・・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omocchi
“I'm g-gonna pee myself! Hurry... up...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ー・・・気持ちよかったぁ・・・☆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omocchi
“Fuu—... that felt amazin'... ☆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す、済ませてありますから・・・！////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Hime
“I-I've already dealt with it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だ、だ、大丈夫ですぅ・・・っ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Hime
“I-I-I'm quite all righ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うぅ・・・早乙女さんが使えと言うなら・・・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Hime
“Uuu... if Saotome-san is telling me to,
then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わ・・・分かりました・・・////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Hime
“U... Understood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ぅ・・・だめ・・・ですぅ・・・////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Hime
“I... can't... hold it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お、お、音・・・聞こえなかったかな・・・////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Hime
“Y-Y-You didn't... hear it, did you...?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れはトイレに行きたい人が使うもの
　なのでは・・・？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Komu
“I-Isn't that an item for those who need to
relieve themselves...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わ、私はまだ、ぜんぜん・・・大丈夫
　なので・・・////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Komu
“No, I-I'm still absolutely... fine, thank
you... 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そ、その・・・いいんですか？　それ、使っても
　・・・？　ありがとうございます/////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Komu
“U-Umm... may I borrow that...? Thank
you very much! /////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うっ、た、助かります・・・！　それでは
　お言葉に甘えて・・・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Komu
“Hauu, I-I'm saved...! I will take you up on
your kind offer...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もれ・・るぅ・・・っ！　も、もうだめぇぇっ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Komu
“It's... coming... out...! I-I can't take it
any longer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はぁ・・・た、助かりましたぁ・・・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Komu
“Haah... I-I needed that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なんだソレー？　今のワタシには不要
　だヨー！」</text:p>
          </table:table-cell>
          <table:table-cell table:style-name="ce0" office:value-type="string">
            <text:p>Portable Toilet L0</text:p>
          </table:table-cell>
          <table:table-cell table:style-name="ce0"/>
          <table:table-cell table:style-name="ce0" office:value-type="string">
            <text:p>Takoyaki
“Whaa? That won't be necessary right
nooow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それの中におしっこするのカー！？
　ちょっと恥ずかしいから、まだいいヨー・・・」</text:p>
          </table:table-cell>
          <table:table-cell table:style-name="ce0" office:value-type="string">
            <text:p>Portable Toilet L4</text:p>
          </table:table-cell>
          <table:table-cell table:style-name="ce0"/>
          <table:table-cell table:style-name="ce0" office:value-type="string">
            <text:p>Takoyaki
“I have to pee into thaaat?! That sounds a
little embarrassing, so I'll paaass...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我慢できなくなってきたヨ・・・そ、それ使っても
　いいカー？」</text:p>
          </table:table-cell>
          <table:table-cell table:style-name="ce0" office:value-type="string">
            <text:p>Portable Toilet L5</text:p>
          </table:table-cell>
          <table:table-cell table:style-name="ce0"/>
          <table:table-cell table:style-name="ce0" office:value-type="string">
            <text:p>Takoyaki
“I can't hold my pee anymore... d-do you
mind if I use thaaat?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あー！　それワタシ使うヨー！　そろそろ限界
　だったネー！！」</text:p>
          </table:table-cell>
          <table:table-cell table:style-name="ce0" office:value-type="string">
            <text:p>Portable Toilet L6</text:p>
          </table:table-cell>
          <table:table-cell table:style-name="ce0"/>
          <table:table-cell table:style-name="ce0" office:value-type="string">
            <text:p>Takoyaki
“Aaah! I'll take thaaat! I was just about at
my limiii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やばいっ、で、出ちゃいそうだヨッ！！　はやく、
　それ、はやく貸してエーッ！！」</text:p>
          </table:table-cell>
          <table:table-cell table:style-name="ce0" office:value-type="string">
            <text:p>Portable Toilet L7</text:p>
          </table:table-cell>
          <table:table-cell table:style-name="ce0"/>
          <table:table-cell table:style-name="ce0" office:value-type="string">
            <text:p>Takoyaki
“Yikes, I'm about to blooow!! Hurry, hurry,
lend me thaaat!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ふー・・・！　おなかカラッポ！　すっきりした
　ヨー！」</text:p>
          </table:table-cell>
          <table:table-cell table:style-name="ce0" office:value-type="string">
            <text:p>Portable Toilet After</text:p>
          </table:table-cell>
          <table:table-cell table:style-name="ce0"/>
          <table:table-cell table:style-name="ce0" office:value-type="string">
            <text:p>Takoyaki
“Fuuuu...! My bladder has been emptied!
I'm all betterrr!”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目につく所では、さすがに使えない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ご、ごめん・・・っ、今は先におトイレ行きたい
　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あ、ありがと・・・向こうで着替えてくる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もらしなんてしてないよ！　い、今はおトイレ
　行きたいの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お、おもらしなんてしてないよ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
「はぅ・・・恥ずかし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はむ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さ、先にトイレ行かせて・・・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ぜ、絶対にのぞかないでよね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まだ漏らしてないしっ！！　そうなる前に
　トイレ行かせて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ちょっと！　漏らしてなんかないわ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
「み、見られちゃう前に・・・早く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にゃんこ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だ、だめ・・・オシッコ出ちゃいそうだよぉ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すぐ着替えてくるから待っててね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まだ出てないけど・・・はやくオシッコしないと
　ほんとにもっちゃうよっ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え？　おもらししてないんだ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
「ふえぇ・・・パンツびしょびしょ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ともっち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できれば、お、お手洗いを先に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・・・はぃ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あの、あの・・・！　今はお手洗いに・・・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も、も、もも漏らしてなんか・・・っ！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
「は、早く済ませないと誰かに見られちゃう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ひめ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あ、あ、あの・・・言いづらいんですけど・・・っ
　先にトイレ・・・行きたいですっ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ご迷惑おかけして、本当にごめんなさい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え！？　あの、私、まだおもらしなんて・・・っ！
　それより、ト、トイレ・・・トイレに・・・っ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いえ、あの、私・・・特にそういうのは必要
　ないんですけど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
「精霊王なのに・・・こんな、恥ずかしい・・・////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こむ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今着替えても、また漏らしちゃうヨーッ！！
　トイレ！　トイレはどこなノーッ！？！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おー！　いいもの持ってるナー！！
　パンツ換えてくるから待っててナ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ワタシがほしいのはトイレだヨー！！　あー！
　もれちゃうヨォォ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ンー？　ワタシのパンツはキレイだゾー！
　本当だゾ！　見てみるカー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
「ううー・・・装置さえ故障しなければ、こんな
　ことにはならなかったのニー・・・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たこやきはお着替えを済ませた！】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はもういいから・・・はやく着替えたいよ
・・・。</text:p>
          </table:table-cell>
          <table:table-cell table:style-name="ce0" office:value-type="string">
            <text:p>Ship Toilet - L0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n't need the toilet anymore... I wanna
change out of these clothes so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おトイレよりも・・・服をなんとかしたいん
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Right now, I'd... I'd rather do something about
these clothes than use the toile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行きたいのはやまやまだけど・・・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'm dying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・・・こ、怖いし・・・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'm... a-a little scare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トイレ・・・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... this bath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怖いから・・・が、我慢しよっかな・・・っ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t's giving me goose bumps... I-I think I'll just
hold 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、だ、だめ・・・おトイレ行ってくるっ！</text:p>
          </table:table-cell>
          <table:table-cell table:style-name="ce0" office:value-type="string">
            <text:p>Ship Toilet - L7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aagh, I-I can't... I'll be right back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もそも、こんなとこのおトイレ使いたく
ないよ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Anywho, I wouldn't wanna use a bathroom
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ー・・・？　こんなとこのおトイレ使いたく
ないよ・・・</text:p>
          </table:table-cell>
          <table:table-cell table:style-name="ce0" office:value-type="string">
            <text:p>Ship Toilet - L2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uuuh...? I'd never use a bathroom like thi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ちょっと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... kind of have to use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んなとこのおトイレ使いたくないよ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really don't want to use those toilet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トイレ・・・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 do... need to go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、こ、怖いから・・・まだ我慢するよ・・・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ut, th-this bathroom's a little too spooky...
I'll just hold it, for now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・・・うん、おトイレ行きたいよっ？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Y... Yeah, I do need the bathroom, so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けど・・・こ、こんなとこのおトイレ・・・
怖いよ・・・っ！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Th-The toilets here are... way too creep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ほ、ほんとは・・・こんなとこのおトイレ
使いたくないけど・・・っ！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I-I really, truly... don't want to use the toilets
in a place like thi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、もう・・・我慢できない・・・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B-But, I... I can't hold it in anymore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先に着替えたいんだけど・・・。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like to get change fir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嫌よ・・・こんなトイレ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N-No thanks... not this bathroo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ょ、しょうがないわね・・・ちょっと済ませてくる
わ・・・</text:p>
          </table:table-cell>
          <table:table-cell table:style-name="ce0" office:value-type="string">
            <text:p>Ship Toilet - L5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F-Fine, if I must... I'll just be a momen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くぅっ、しょうがないわね・・・ちょ、ちょっと
済ませてくるわ・・・っ！</text:p>
          </table:table-cell>
          <table:table-cell table:style-name="ce0" office:value-type="string">
            <text:p>Ship Toilet - L6 (wet)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Khh, fine, if I must... I-I'll just be a momen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て言うか、こんなボロボロのトイレ嫌だし・・・</text:p>
          </table:table-cell>
          <table:table-cell table:style-name="ce0" office:value-type="string">
            <text:p>Ship Toilet - L0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And anyway, who'd want to use a beat-up old
bathroom like this...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・・・こんなトイレ使うくらいなら、さっさと
ここを抜けましょう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... I don't want to go into that bathroom...
I'd rather we just got out of her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、そりゃ・・・ちょっとトイレ行きたいけど・・・</text:p>
          </table:table-cell>
          <table:table-cell table:style-name="ce0" office:value-type="string">
            <text:p>Ship Toilet - L4 A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W-Well... I do slightly need the bathroom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を使うくらいなら、まだ我慢するわ・・・！</text:p>
          </table:table-cell>
          <table:table-cell table:style-name="ce0" office:value-type="string">
            <text:p>Ship Toilet - L4 B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'd rather wait than use that o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べ、別に怖くないし！　平気よ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-I'm not scared, or anything! I'm totally fin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より、この服装をどうにかしたいな～・・・。</text:p>
          </table:table-cell>
          <table:table-cell table:style-name="ce0" office:value-type="string">
            <text:p>?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Actually, I wanna do somethin' about these
clothes instead~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・・・怖いもん・・・</text:p>
          </table:table-cell>
          <table:table-cell table:style-name="ce0" office:value-type="string">
            <text:p>Ship Toilet - L2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thanks... it's too scary in there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、したいけど・・・やだ・・・怖いもん・・・！</text:p>
          </table:table-cell>
          <table:table-cell table:style-name="ce0" office:value-type="string">
            <text:p>Ship Toilet - L4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wanna go, but... nope... it's too sca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・・・オシッコしたい・・・っ！</text:p>
          </table:table-cell>
          <table:table-cell table:style-name="ce0" office:value-type="string">
            <text:p>Ship Toilet - L5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Pee... gotta pe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怖いから我慢する・・・っ！</text:p>
          </table:table-cell>
          <table:table-cell table:style-name="ce0" office:value-type="string">
            <text:p>Ship Toilet - L5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-But... it's too scary, so I'll pass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あぁっ、も、も、もっちゃううぅ・・・っ！！</text:p>
          </table:table-cell>
          <table:table-cell table:style-name="ce0" office:value-type="string">
            <text:p>Ship Toilet - L6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Fuwaaah, I-I-I'm gonna pee my pantiiiies...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やだぁ！！　怖い！　怖いよぉっ！！</text:p>
          </table:table-cell>
          <table:table-cell table:style-name="ce0" office:value-type="string">
            <text:p>Ship Toilet - L6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 caaan't!! It's too scary! It's way too
scaryyy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怖いっ！　もっちゃうぅっ！！　ああぁあっ！</text:p>
          </table:table-cell>
          <table:table-cell table:style-name="ce0" office:value-type="string">
            <text:p>Ship Toilet - L7 A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'm scared! I'm gonna peeeee!! Aaaaahhh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ぇっ！　やっぱ怖いいぃっ！！</text:p>
          </table:table-cell>
          <table:table-cell table:style-name="ce0" office:value-type="string">
            <text:p>Ship Toilet - L7 B (wet)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o good! I'm just too scaaaared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？　行きたくないからいいよ・・・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athroom? Nope, I'm good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・・・行きたいけど・・・</text:p>
          </table:table-cell>
          <table:table-cell table:style-name="ce0" office:value-type="string">
            <text:p>Ship Toilet - L3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... gotta go potty, b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怖いから我慢する・・・</text:p>
          </table:table-cell>
          <table:table-cell table:style-name="ce0" office:value-type="string">
            <text:p>Ship Toilet - L3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'm too scared, so I'll wai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、まだ平気だよ！　我慢できるもん・・・っ！</text:p>
          </table:table-cell>
          <table:table-cell table:style-name="ce0" office:value-type="string">
            <text:p>Ship Toilet - L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can still hold it! I'm fine, I swear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大丈夫・・・っ、が、我慢する・・・から・・・っ！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t's okay... I-I'm holdin' it... in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やだよぉ！　幽霊が出るんだよっ！？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N-No waaay! What if a ghost pops out?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、閉じ込められちゃうかもしれないしっ！！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-I might get locked in ther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オシッコしたいっ、したいぃぃっ！！</text:p>
          </table:table-cell>
          <table:table-cell table:style-name="ce0" office:value-type="string">
            <text:p>Ship Toilet - L7 A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I wanna pee, I wanna peeee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怖いっ！！　ぁあぁっ、したいけど
怖いよおぉっ！！！</text:p>
          </table:table-cell>
          <table:table-cell table:style-name="ce0" office:value-type="string">
            <text:p>Ship Toilet - L7 B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But it's too scary!! Aaaargh, I wanna pee
but it's too scaryyyyy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のお手洗いは・・・ちょっと・・・</text:p>
          </table:table-cell>
          <table:table-cell table:style-name="ce0" office:value-type="string">
            <text:p>Ship Toilet - L5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not sure about... using this restroom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・・・す、すみません・・・私・・・ちょっと・・・</text:p>
          </table:table-cell>
          <table:table-cell table:style-name="ce0" office:value-type="string">
            <text:p>Ship Toilet - L6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Oooh... e-excuse me... I'll... jus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わ、私は遠慮します・・・！</text:p>
          </table:table-cell>
          <table:table-cell table:style-name="ce0" office:value-type="string">
            <text:p>Ship Toilet - L0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I-I'm quite all righ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も・・・このお手洗いはちょっと、抵抗が
・・・！</text:p>
          </table:table-cell>
          <table:table-cell table:style-name="ce0" office:value-type="string">
            <text:p>Ship Toilet - L3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B-But... I don't like the look of this restroom,
so I must refuse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手洗い・・・行きたい・・・っ！）</text:p>
          </table:table-cell>
          <table:table-cell table:style-name="ce0" office:value-type="string">
            <text:p>Ship Toilet - L5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-I need to go to... the 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で、でも・・・でも・・・っ！）</text:p>
          </table:table-cell>
          <table:table-cell table:style-name="ce0" office:value-type="string">
            <text:p>Ship Toilet - L5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B-But... but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お、お、お手洗い・・・っ！）</text:p>
          </table:table-cell>
          <table:table-cell table:style-name="ce0" office:value-type="string">
            <text:p>Ship Toilet - L6 A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R-R-Restroom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もう・・・我慢・・・できない・・・っ！）</text:p>
          </table:table-cell>
          <table:table-cell table:style-name="ce0" office:value-type="string">
            <text:p>Ship Toilet - L6 B</text:p>
          </table:table-cell>
          <table:table-cell table:style-name="ce0" office:value-type="string">
            <text:p>Hime</text:p>
          </table:table-cell>
          <table:table-cell table:style-name="ce0" office:value-type="string">
            <text:p>(I... can't... bear it any longer...!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amuko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Nyanko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トイレに行きたくてたまらなそうだが、
怖くて行けないようだ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wants to go to the toilet so bad she
can't stand it, but she's too scared to go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は今にも漏れそうだが怖くてトイレに
行けず、身をよじって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Tomocchi is about to flood her panties, but
she's too scared to use the toilet and is instead
twisting and turning in desperatio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holding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はトイレを必死に我慢している・・・</text:p>
          </table:table-cell>
          <table:table-cell table:style-name="ce0" office:value-type="string">
            <text:p>Ship Toilet</text:p>
          </table:table-cell>
          <table:table-cell table:style-name="ce0" office:value-type="string">
            <text:p>System</text:p>
          </table:table-cell>
          <table:table-cell table:style-name="ce0" office:value-type="string">
            <text:p>Hime is desperately trying to hold it in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ず、画面左に並んでいるのが各精霊の
ネームプレートです。</text:p>
          </table:table-cell>
          <table:table-cell table:style-name="ce0" office:value-type="string">
            <text:p>Spirit Tutorial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First, please look at the list of nameplates on
the left side of the scree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回、あなた方が入手したのは、一番下にある
“ファントム”という精霊の結晶ですね。</text:p>
          </table:table-cell>
          <table:table-cell table:style-name="ce0"/>
          <table:table-cell table:style-name="ce0"/>
          <table:table-cell table:style-name="ce0" office:value-type="string">
            <text:p>This time, it appears that the Nymph Crystal
that you have is right at the bottom, and
has the name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ネームプレートの右にあるアイコンを
ご覧ください。</text:p>
          </table:table-cell>
          <table:table-cell table:style-name="ce0"/>
          <table:table-cell table:style-name="ce0"/>
          <table:table-cell table:style-name="ce0" office:value-type="string">
            <text:p>Please look at the small icon to the right of
the nameplat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結晶のアイコンが表示されていると
思います。</text:p>
          </table:table-cell>
          <table:table-cell table:style-name="ce0"/>
          <table:table-cell table:style-name="ce0"/>
          <table:table-cell table:style-name="ce0" office:value-type="string">
            <text:p>I believe that icon represents a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、「精霊結晶を入手したが、まだ封印を
解放していない」という状態を表します。</text:p>
          </table:table-cell>
          <table:table-cell table:style-name="ce0"/>
          <table:table-cell table:style-name="ce0"/>
          <table:table-cell table:style-name="ce0" office:value-type="string">
            <text:p>The icon indicates that you have the
Nymph Crystal, but it has not been unsealed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封印を解くためには、ネームプレートにカーソル
を合わせて【Ｃ】キーを押します。</text:p>
          </table:table-cell>
          <table:table-cell table:style-name="ce0"/>
          <table:table-cell table:style-name="ce0"/>
          <table:table-cell table:style-name="ce0" office:value-type="string">
            <text:p>To release its seal, you will need to move the
cursor to its name and press the 【C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際にやってみてください。</text:p>
          </table:table-cell>
          <table:table-cell table:style-name="ce0"/>
          <table:table-cell table:style-name="ce0"/>
          <table:table-cell table:style-name="ce0" office:value-type="string">
            <text:p>Please give it a go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精霊結晶を入手して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haven't yet obtained this Nymph Crystal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1つ消費してこの精霊を解放します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Consume one Spirit Orb and unseal this
Nymph Crystal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Spirit Orb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、精霊ファントムを憑依させることが
できました。</text:p>
          </table:table-cell>
          <table:table-cell table:style-name="ce0" office:value-type="string">
            <text:p>Then go to 2796</text:p>
          </table:table-cell>
          <table:table-cell table:style-name="ce0" office:value-type="string">
            <text:p>Nun</text:p>
          </table:table-cell>
          <table:table-cell table:style-name="ce0" office:value-type="string">
            <text:p>You have just unlocked the ability to be
possessed by Phantom, one of the spirit
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する際には霊珠を消費する必要は
ありませんので、何度でも憑依し直すことが
できます。</text:p>
          </table:table-cell>
          <table:table-cell table:style-name="ce0"/>
          <table:table-cell table:style-name="ce0"/>
          <table:table-cell table:style-name="ce0" office:value-type="string">
            <text:p>You no longer need to spend any Spirit Orbs
to be possessed by this nymph, so you may
reassign it as many times as you lik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て、ここで重要なことを説明しますね。</text:p>
          </table:table-cell>
          <table:table-cell table:style-name="ce0"/>
          <table:table-cell table:style-name="ce0"/>
          <table:table-cell table:style-name="ce0" office:value-type="string">
            <text:p>Now, there is one more thing of importance
to expla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はみな、時間とともに空気中の霊気を
体内に取り込んで、“霊水”を蓄積していきます。</text:p>
          </table:table-cell>
          <table:table-cell table:style-name="ce0"/>
          <table:table-cell table:style-name="ce0"/>
          <table:table-cell table:style-name="ce0" office:value-type="string">
            <text:p>All nymphs will absorb Spirit Energy from the
air around them and convert it into "Holy
Water" which they accumulate within
themselv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人間に例えるなら、その・・・あの・・・</text:p>
          </table:table-cell>
          <table:table-cell table:style-name="ce0"/>
          <table:table-cell table:style-name="ce0"/>
          <table:table-cell table:style-name="ce0" office:value-type="string">
            <text:p>If I were to liken it to a human function,
erm... it would be, well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ぉ小水・・・のような感じです・・・はい。</text:p>
          </table:table-cell>
          <table:table-cell table:style-name="ce0"/>
          <table:table-cell table:style-name="ce0"/>
          <table:table-cell table:style-name="ce0" office:value-type="string">
            <text:p>Similar to the secretion of... u-urine within
the kidneys... ye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は精霊にとって力の源であり、蓄積量が
多いほど、力が増していきます。</text:p>
          </table:table-cell>
          <table:table-cell table:style-name="ce0"/>
          <table:table-cell table:style-name="ce0"/>
          <table:table-cell table:style-name="ce0" office:value-type="string">
            <text:p>Regardless, Holy Water is the source of a
nymph's power. The more of it that is
accumulated within a spirit, the more
powerful the spirit will becom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きほど、どのパラメータを強化するか選んで
いただいたと思いますが、強化される数値は
霊水の蓄積量に比例して大きくなっていくの
です。</text:p>
          </table:table-cell>
          <table:table-cell table:style-name="ce0"/>
          <table:table-cell table:style-name="ce0"/>
          <table:table-cell table:style-name="ce0" office:value-type="string">
            <text:p>I believe you picked a stat to augment just
a moment ago? Well, that stat boost becomes
more amplified depending on how much
Holy Water is stored within the nymph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まり、憑依している精霊が霊水を我慢すれば
するほど、憑依者が大きな力を受け取ることが
できるのです。</text:p>
          </table:table-cell>
          <table:table-cell table:style-name="ce0"/>
          <table:table-cell table:style-name="ce0"/>
          <table:table-cell table:style-name="ce0" office:value-type="string">
            <text:p>In summary, a nymph's host becomes more
powerful the more desperately the spirit is
holding its Holy Water i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、精霊にも我慢の限界があります。</text:p>
          </table:table-cell>
          <table:table-cell table:style-name="ce0"/>
          <table:table-cell table:style-name="ce0"/>
          <table:table-cell table:style-name="ce0" office:value-type="string">
            <text:p>Although, you must be aware that nymphs
also have their limi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説ウィンドウの【我慢力】を超える量の霊水が
蓄積すると、我慢しきれずに霊水を漏らして
しまうでしょう。</text:p>
          </table:table-cell>
          <table:table-cell table:style-name="ce0"/>
          <table:table-cell table:style-name="ce0"/>
          <table:table-cell table:style-name="ce0" office:value-type="string">
            <text:p>If the nymph accumulates more Holy Water
than it can as indicated by the 【HOLD】
parameter in the description window, it will
eventually lose control and leak it ou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なれば、パラメータのボーナス値も最小に
戻ってしまうので、ご注意ください。</text:p>
          </table:table-cell>
          <table:table-cell table:style-name="ce0"/>
          <table:table-cell table:style-name="ce0"/>
          <table:table-cell table:style-name="ce0" office:value-type="string">
            <text:p>You should pay attention, as the stat bonus it
grants will reset to its lowest value when this
occur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なみに、霊水の蓄積を繰り返せば、この
我慢力は徐々に高くなっていきます。</text:p>
          </table:table-cell>
          <table:table-cell table:style-name="ce0"/>
          <table:table-cell table:style-name="ce0"/>
          <table:table-cell table:style-name="ce0" office:value-type="string">
            <text:p>By the way, you can steadily increase each
nymph's HOLD power by repeatedly having it
accumulate and hold lots of Holy Water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気に入りの精霊がいれば、なるべく多くの時間
憑依させ続けることによって、我慢力も高くなり、
より高いパラメータボーナスを受けることが
可能になるでしょう。</text:p>
          </table:table-cell>
          <table:table-cell table:style-name="ce0"/>
          <table:table-cell table:style-name="ce0"/>
          <table:table-cell table:style-name="ce0" office:value-type="string">
            <text:p>I'm sure you will be able to pick your favorite
nymphs and train them to gain higher HOLD
power, thereby allowing them to grant higher
and higher stat boost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りあえず、私からの解説は以上です。</text:p>
          </table:table-cell>
          <table:table-cell table:style-name="ce0"/>
          <table:table-cell table:style-name="ce0"/>
          <table:table-cell table:style-name="ce0" office:value-type="string">
            <text:p>I believe that is the end of my explanation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ニューを終了するには、【Ｘ】キーを押して
ください。</text:p>
          </table:table-cell>
          <table:table-cell table:style-name="ce0"/>
          <table:table-cell table:style-name="ce0"/>
          <table:table-cell table:style-name="ce0" office:value-type="string">
            <text:p>To close this menu, you need only press the
【X】 ke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精霊ファントムが解放されました。</text:p>
          </table:table-cell>
          <table:table-cell table:style-name="ce0"/>
          <table:table-cell table:style-name="ce0"/>
          <table:table-cell table:style-name="ce0" office:value-type="string">
            <text:p>With this, you have just unsealed the spirit
called "Phantom"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下にある解説ウィンドウをご覧ください。</text:p>
          </table:table-cell>
          <table:table-cell table:style-name="ce0"/>
          <table:table-cell table:style-name="ce0"/>
          <table:table-cell table:style-name="ce0" office:value-type="string">
            <text:p>Now, please take a look at the description
window at the bottom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アビリティ】という項目に、その精霊を憑依
させた時に受けることができる能力が表示されて
います。</text:p>
          </table:table-cell>
          <table:table-cell table:style-name="ce0"/>
          <table:table-cell table:style-name="ce0"/>
          <table:table-cell table:style-name="ce0" office:value-type="string">
            <text:p>The【Ability】 section shows what special buff
you will gain when this spirit possesses you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次に、この精霊を憑依させてみましょう。</text:p>
          </table:table-cell>
          <table:table-cell table:style-name="ce0"/>
          <table:table-cell table:style-name="ce0"/>
          <table:table-cell table:style-name="ce0" office:value-type="string">
            <text:p>Without further delay, let us give spirit
possession a try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のネームプレートにカーソルを合わせた
まま、もう一度【Ｃ】キーを押します。</text:p>
          </table:table-cell>
          <table:table-cell table:style-name="ce0"/>
          <table:table-cell table:style-name="ce0"/>
          <table:table-cell table:style-name="ce0" office:value-type="string">
            <text:p>Move the cursor to the spirit's nameplate
and press the 【C】 key once more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うすると、誰に憑依させるのか、どの
パラメータを強化するのか選択肢が出ますので
選んで【Ｃ】キーを押してください。</text:p>
          </table:table-cell>
          <table:table-cell table:style-name="ce0" office:value-type="string">
            <text:p>Then go to 2780</text:p>
          </table:table-cell>
          <table:table-cell table:style-name="ce0"/>
          <table:table-cell table:style-name="ce0" office:value-type="string">
            <text:p>After that, you must simply choose who will
be possessed by that nymphs, and which stat
you would like to augmen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している精霊がいません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he isn't being possessed by any nymphs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ンに霊水を出させてあげる</text:p>
          </table:table-cell>
          <table:table-cell table:style-name="ce0"/>
          <table:table-cell table:style-name="ce0"/>
          <table:table-cell table:style-name="ce0" office:value-type="string">
            <text:p>Unleash her Holy Water into the vial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つんつんしちゃう</text:p>
          </table:table-cell>
          <table:table-cell table:style-name="ce0"/>
          <table:table-cell table:style-name="ce0"/>
          <table:table-cell table:style-name="ce0" office:value-type="string">
            <text:p>Pokey-pokey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する</text:p>
          </table:table-cell>
          <table:table-cell table:style-name="ce0"/>
          <table:table-cell table:style-name="ce0"/>
          <table:table-cell table:style-name="ce0" office:value-type="string">
            <text:p>Extricate her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何もしない</text:p>
          </table:table-cell>
          <table:table-cell table:style-name="ce0"/>
          <table:table-cell table:style-name="ce0"/>
          <table:table-cell table:style-name="ce0" office:value-type="string">
            <text:p>Nothing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だ出したくないようだ・・・</text:p>
          </table:table-cell>
          <table:table-cell table:style-name="ce0"/>
          <table:table-cell table:style-name="ce0"/>
          <table:table-cell table:style-name="ce0" office:value-type="string">
            <text:p>She doesn't have anything to let ou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水ビンがいっぱいで出せない・・・！</text:p>
          </table:table-cell>
          <table:table-cell table:style-name="ce0"/>
          <table:table-cell table:style-name="ce0"/>
          <table:table-cell table:style-name="ce0" office:value-type="string">
            <text:p>The Holy Water vial is full to the brim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憑依を解除しますか？（再び憑依させるには
シスターに頼む必要があります。）</text:p>
          </table:table-cell>
          <table:table-cell table:style-name="ce0"/>
          <table:table-cell table:style-name="ce0"/>
          <table:table-cell table:style-name="ce0" office:value-type="string">
            <text:p>Really release her from possession? (You will
need to return to the nun to reassign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解除する</text:p>
          </table:table-cell>
          <table:table-cell table:style-name="ce0"/>
          <table:table-cell table:style-name="ce0"/>
          <table:table-cell table:style-name="ce0" office:value-type="string">
            <text:p>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っぱり憑依させておく</text:p>
          </table:table-cell>
          <table:table-cell table:style-name="ce0"/>
          <table:table-cell table:style-name="ce0"/>
          <table:table-cell table:style-name="ce0" office:value-type="string">
            <text:p>Don't extricat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が霊水をもらしてしまいました。
（霊水を少しビンに収めました。）</text:p>
          </table:table-cell>
          <table:table-cell table:style-name="ce0"/>
          <table:table-cell table:style-name="ce0"/>
          <table:table-cell table:style-name="ce0" office:value-type="string">
            <text:p>The nymph leaked her Holy Water all over
herself.
(You managed to catch some in the vial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ワルキュー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Valkyri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ウ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uu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レ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ナナハ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anah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アサ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sa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ユウヒ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Yuuh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ン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ant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プロメテウ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romethe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プチュー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ptu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リア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Ri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シイ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hīk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アリ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Fairy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ンドラゴラ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ndragor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ネコマタ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Nekotama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ェニック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oenix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オモリ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Omor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ペガサ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egas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テクト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Tekut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ジカ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gica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マイヌ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mainu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ミカ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ika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ダンサー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Danc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マー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Marl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ハノ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Hanon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コトブキ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Kotobuki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サキュバス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Succubus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カーマイン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Carmine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イカホ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Ikaho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エンジェル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Angel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精霊【ファントム】の精霊結晶をゲット！</text:p>
          </table:table-cell>
          <table:table-cell table:style-name="ce0"/>
          <table:table-cell table:style-name="ce0"/>
          <table:table-cell table:style-name="ce0" office:value-type="string">
            <text:p>Obtained Nymph Crystal: 【Phantom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amu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Nyanko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Tomocchi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に憑依している精霊が霊水を我慢
できなくなってもらしてしまいました。</text:p>
          </table:table-cell>
          <table:table-cell table:style-name="ce0"/>
          <table:table-cell table:style-name="ce0"/>
          <table:table-cell table:style-name="ce0" office:value-type="string">
            <text:p>The nymph possessing Hime couldn't
hold it in any longer, and leaked her Holy
Water all over herself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500レ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失礼ながら、持ち物がいっぱいのようで
お渡し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5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5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amu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yanko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omocchi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最大HPが2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Max HP increased by 2 points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攻撃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Strength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防御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Defen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技術力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Finesse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敏捷性が1ポイント上が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Hime's Agility increased by 1 poin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野しょん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outdoor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迷惑をおかけしました・・・っ////</text:p>
          </table:table-cell>
          <table:table-cell table:style-name="ce0" office:value-type="string">
            <text:p>After outdoor pee - L6 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such a bother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ポートキャラ“こむ”はメインキャラと違い、
ターゲットをランダムに選び、自動で攻撃
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だし、こむは熾天少女ではないので、敵の
HPを減らすことはできても、トドメを刺すことは
でき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また、後方支援なので敵の攻撃を受けることは
ありませ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基本的に百発百中のスゴ腕ですが、
コンディションが悪くなるにつれて命中率が
落ちてきますので、注意し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、ぁ・・・あ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No, aa... aaah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ぉ・・・げんかいぃ・・・っ！　だ、だ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... at my limit...! N-No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・・・ごめん・・・な、さ・・・ぁ・・・っ！</text:p>
          </table:table-cell>
          <table:table-cell table:style-name="ce0" office:value-type="string">
            <text:p>About to wet (field)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... I'm... really... sorr... ry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、す・・・すみませんっ、すみません・・・っ///</text:p>
          </table:table-cell>
          <table:table-cell table:style-name="ce0" office:value-type="string">
            <text:p>After wetting (field) 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... Please, forgive me...! 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</text:p>
          </table:table-cell>
          <table:table-cell table:style-name="ce0" office:value-type="string">
            <text:p>After wetting (field) 2A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u, uuu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わああぁぁぁああんっ///////</text:p>
          </table:table-cell>
          <table:table-cell table:style-name="ce0" office:value-type="string">
            <text:p>After wetting (field) 2B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waaaaaaaaaaaaaaahhh! //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ぐす・・・っ、が、がまん・・・できません
でした・・・うぅ・・・っ////</text:p>
          </table:table-cell>
          <table:table-cell table:style-name="ce0" office:value-type="string">
            <text:p>After wetting (field) 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*sniff*... I, I couldn't... hold it in...
uu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きれば、先にこの服をきれいにしたいの
ですが・・・/////</text:p>
          </table:table-cell>
          <table:table-cell table:style-name="ce0" office:value-type="string">
            <text:p>Toilet (wet) - L0 pt.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d like to wash my clothes first, if I
could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では・・・お言葉に甘えて・・・</text:p>
          </table:table-cell>
          <table:table-cell table:style-name="ce0" office:value-type="string">
            <text:p>Toilet (wet)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n that case... I'll take you up on tha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ちょ、ちょっとトイレに・・・////</text:p>
          </table:table-cell>
          <table:table-cell table:style-name="ce0" office:value-type="string">
            <text:p>Toilet (wet)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I-I'm just going to the toilet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かせてください・・・っ////</text:p>
          </table:table-cell>
          <table:table-cell table:style-name="ce0" office:value-type="string">
            <text:p>Toilet (wet)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P-Please let me go to the bathroom...!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・・・もれ・・・ちゃうぅ・・・っ！！</text:p>
          </table:table-cell>
          <table:table-cell table:style-name="ce0" office:value-type="string">
            <text:p>Toilet (wet)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-I'm... going to... wet myseeelf...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トイレなら大丈夫です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m fine, thank you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行きたくなので、けっこうですよ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t's all right, I don't need to go right now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私は大丈夫なので、他の方を優先してください。</text:p>
          </table:table-cell>
          <table:table-cell table:style-name="ce0" office:value-type="string">
            <text:p>Toilet - L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quite all right, so please ask the others
firs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念のため、今のうちに済ませておこうかな・・・）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Perhaps I'll take care of it now, just in
cas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気を使っていただいて・・・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ank you for your thoughtfulness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長旅になりそうですからね。　行っておきます。</text:p>
          </table:table-cell>
          <table:table-cell table:style-name="ce0" office:value-type="string">
            <text:p>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 have a long road ahead, don't we? I'll go
for it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ちょっと行ってきます・・・///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, I'll be back in just a moment... 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少し待っててくださいね。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please wait right here for a minute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トイレ・・・一応行っておこうかな。）</text:p>
          </table:table-cell>
          <table:table-cell table:style-name="ce0" office:value-type="string">
            <text:p>Toilet - L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I suppose... I'll go to the toilet.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私・・・ちょっとトイレに・・・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, I'm just... going to the toilet...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ちょっといいですか・・・？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-Excuse me... would you give me a moment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ええと、その・・・ちょっと失礼します////</text:p>
          </table:table-cell>
          <table:table-cell table:style-name="ce0" office:value-type="string">
            <text:p>Toilet - L3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m, so... please excuse me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よ、よかった・・・ちょっと我慢してんだ・・・）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Th-Thank heavens... I was holding it for a
good while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めんなさい、あの・・・トイレ行ってきて
いいですか？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, um... is it okay if I go to the bathroom?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トイレに行かせてください・・・////</text:p>
          </table:table-cell>
          <table:table-cell table:style-name="ce0" office:value-type="string">
            <text:p>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Excuse me, please let me visit the
bathroom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わ、私、その・・・トイレに・・・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h! I-I, um... bathroom...!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・・・い、行ってきますっ////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... g-going to the toilet. ////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あ、よかった・・・助かったぁ////）</text:p>
          </table:table-cell>
          <table:table-cell table:style-name="ce0" office:value-type="string">
            <text:p>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hh, thank heavens... I'm saved!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ご、ご、ごめんなさい、トイレに・・・トイレにぃっ！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-S-Sorry, toilet... toilet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の、あの、わ、私・・・っ
が、我慢してたんです・・・っ////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mm, uhhm, I, I... I'm de-desperate! ////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ぁぁあ、も、もっ、もれるぅ・・・っ！！）</text:p>
          </table:table-cell>
          <table:table-cell table:style-name="ce0" office:value-type="string">
            <text:p>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h, I'm g-go-going to leak...!!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、出ちゃう・・・出ちゃいますぅぅっ！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t's... it's coming oooout!!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ぁっ、だめ、も、もれ・・・もれちゃうぅっ！！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Aaahh, oh no... I-I'm going to wet myseeelf!!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と、すこし・・・がまん・・・がま、ん・・・っ/////</text:p>
          </table:table-cell>
          <table:table-cell table:style-name="ce0" office:value-type="string">
            <text:p>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Ju-Just a little longer... Hold it... Hold...
it...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は、行きましょうか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Well then, shall w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でした・・・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My apologies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待たせしました。</text:p>
          </table:table-cell>
          <table:table-cell table:style-name="ce0" office:value-type="string">
            <text:p>After toilet - L1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'm back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う大丈夫です・・・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'm all right now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すっきりしました・・・♪）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Much better... ♪) 
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、お待たせしました////</text:p>
          </table:table-cell>
          <table:table-cell table:style-name="ce0" office:value-type="string">
            <text:p>After toilet - L4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ank you for waiting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すみません、ご迷惑を・・・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Sorry to trouble you..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はぁ・・・すっきりした・・・////）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Haah... all better... ////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あの・・・お待たせしてすみません////</text:p>
          </table:table-cell>
          <table:table-cell table:style-name="ce0" office:value-type="string">
            <text:p>After toilet - L5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Uh, um... apologies for the wait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・・・・・・//////っ　あ、大丈夫でした・・・っ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......////// Oh, I'm all right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ふう・・・もうダメかと思った・・・）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Fuu... I thought I would lose it...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、なんとか間に合いました・・・えへへ////</text:p>
          </table:table-cell>
          <table:table-cell table:style-name="ce0" office:value-type="string">
            <text:p>After toilet - L6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, I made it, somehow... ehehe. 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、一時はどうなるかと・・・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F-For a moment there, I thought I migh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あぁぁ・・・すっきりしたぁ・・・♪）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Aaaah.... I'm so relieved... ♪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ゃ、ちゃんと間に合いました！　ち、ち、
ちびったりなんかしてませんよ・・・っ/////</text:p>
          </table:table-cell>
          <table:table-cell table:style-name="ce0" office:value-type="string">
            <text:p>After toilet - L7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I-I made it just fine! I definitely didn't
l-l-leak! Not one bit... /////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野しょんシーン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危ないところだ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でもこれですっきりしたネー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、ぅ・・・く、も、もう・・・もうだめェ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ああ、ぁ、ぁああああぁぁ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れ・・・もれちゃ、ぅ・・・ぁ、あ、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これは、その・・・な、何かの間違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ううぅ・・・やってしまったヨー・・・
我慢できなかったヨー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、だって・・・ずっとずっと我慢してたん
だ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がおしっこを漏らしてしまいまし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濡れたパンツを換えるのが先だ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ンツがおしりに張り付いて気持ちわる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もらしの後処理を優先したいんだけど・・・
だ、だめカー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してくる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、トイレに行きたいネ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したいヨォっ！　着替えるのは後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だめっ、もれちゃうヨォっ！　先におしっこさせて
ほしいヨォ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ンー？　トイレには行きたくないヨー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なら、まだ平気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は大丈夫だ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そんなにしたくないけど、一応行っておく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するのカー？　分かった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が無いと困るから、今のうちに行っておく
ネ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待ってほしいネー。　おしっこタイムだ
ヨ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っ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放尿し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いいタイミングネー、ちょうどトイレに行きた
かったんだナ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、ワタシおしっこしたい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っとトイレに行きたいから、待っててほしい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いい所にトイレがあ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実はちょっと我慢してたんだナー！
してく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よかったヨー、トイレ探してたとこ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！　ずっとおしっこしたかったんだヨー！
行ってくる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行きたいヨー！　ワタシずっと我慢してた
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おなかパンパンでどうしようかと思ってた
ヨー！　危なか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はやくおしっこしたいヨ・・・っ！　もう我慢
できな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トイレ！！　トイレ行きたいネ！！　ずっと我慢
して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れちゃうヨーっ！！　おしっこ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、も、もうだめ・・・っ、限界だヨォ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もうちょっと、で、お、おしっこ・・・でき、る・・・ヨ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ーーっ！　でちゃう！！　もうでちゃうヨ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間を取らせ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さあ、出発する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わ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、すっきりしてき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れでもう大丈夫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しっこ完了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ふー・・・
ちょっと危なかったけど、間に合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なんとかセーフだったヨー！　頑張った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やばかったネー・・・でもこれで一安心だヨ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、今回はもうダメかと思ったヨ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ー！　ここにトイレが無かったら、アウトだった
ネ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ー、すっきりしたヨー！　ほとんど我慢の限界
だったネ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ちょ・・・ちょっぴりパンツぬらしちゃったヨ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、恥ずかしいほど取り乱しちゃったネー！
忘れてほしいヨ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（限界からのおしっこ・・・けっこう気持ちよかった
　ネー・・・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1 cup 
</text:p>
          </table:table-cell>
          <table:table-cell table:style-name="ce0" office:value-type="string">
            <text:p>Take 1 cupful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4杯汲む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ake 4 cups 
</text:p>
          </table:table-cell>
          <table:table-cell table:style-name="ce0" office:value-type="string">
            <text:p>Take 4 cupfuls
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×4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【Water】 x4! 
</text:p>
          </table:table-cell>
          <table:table-cell table:style-name="ce0" office:value-type="string">
            <text:p>Obtained
【Water】 x4!</text:p>
          </table:table-cell>
          <table:table-cell table:style-name="ce0"/>
          <table:table-cell table:number-columns-repeated="1018"/>
        </table:table-row>
        <table:table-row>
          <table:table-cell table:style-name="ce0" office:value-type="string">
            <text:p>【イオンマテル】×1
を手に入れ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向こう側から、すさまじい強敵の
気配を感じ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※注意！！　この戦いは圧倒的な強敵とバトル
するおまけ要素です！　強制ではありません！
負けるとＧＡＭＥ ＯＶＥＲになります！
勝っても特にごほうびはありませ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時空層の強敵と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本当に戦い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難易度を選んでくださ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強すぎ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青くらげおまえ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はむ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amu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にゃんこ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Nyanko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ともっち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Tomocchi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ひめ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Hime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む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Watch Komu's toilet scen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たこやきのおトイレシーンを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霊珠1コで、好きなモノと交換してあげる♪</text:p>
          </table:table-cell>
          <table:table-cell table:style-name="ce0"/>
          <table:table-cell table:style-name="ce0" office:value-type="string">
            <text:p>Wonder clerk</text:p>
          </table:table-cell>
          <table:table-cell table:style-name="ce0" office:value-type="string">
            <text:p>You can have any of these for 1 Spirit Orb ♪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ドーピングアイテム×4　（ランダム）</text:p>
          </table:table-cell>
          <table:table-cell table:style-name="ce0"/>
          <table:table-cell table:style-name="ce0"/>
          <table:table-cell table:style-name="ce0" office:value-type="string">
            <text:p>Doping Item x4 (Random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利尿剤×2</text:p>
          </table:table-cell>
          <table:table-cell table:style-name="ce0"/>
          <table:table-cell table:style-name="ce0"/>
          <table:table-cell table:style-name="ce0" office:value-type="string">
            <text:p>Diuretic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換金（1000レン）</text:p>
          </table:table-cell>
          <table:table-cell table:style-name="ce0"/>
          <table:table-cell table:style-name="ce0"/>
          <table:table-cell table:style-name="ce0" office:value-type="string">
            <text:p>Liquidate (1000 ren)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持ち物がいっぱ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r inventory's totally full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あぁ～ん！　霊珠が1コも無いみたいよん？？</text:p>
          </table:table-cell>
          <table:table-cell table:style-name="ce0"/>
          <table:table-cell table:style-name="ce0"/>
          <table:table-cell table:style-name="ce0" office:value-type="string">
            <text:p>Aaahn～! You don't have a single Spirit Orb?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利尿剤】×2
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
【Diuretic】 x2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1000レンを手に入れ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Obtained 1000 ren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ャルシャル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最初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直前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プリエ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ルー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ビオラ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ダジェルバージ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ヴィステ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ブロンシュ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選択肢の途中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パンギーニ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サッファ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カラット=ポーライゼン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我慢シーンから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ルミィ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前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死神のおまけイベント【後編】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冒険者ミナのおまけイベントを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?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セーブする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Save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Pメモリーを見る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衛兵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デ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怪談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メイ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ーフ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ハニー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ガテン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チェルシーナ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厚着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スケート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虚勢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キディデビル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踊り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おてんば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ミララ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パレオ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入浴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シノビ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河童娘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うらめし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観光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学者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迷子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夢中ちゃん】
のPメモリーを見つけ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ここで見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今は見ない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手したPメモリーは、ポストからいつでも
閲覧でき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まずは床のお掃除から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モップ・・・モップ・・・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？　いつもの掃除用具入れにモップが
無い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、そういえば、古くなったから新しいモップ
に取り替える予定でした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新しいモップはこっちの倉庫に保管してあった
はずで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、この辺り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ありました♪　おニューのモップで
床をいつも以上にキレイにできま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ら？　倉庫の扉が・・・あ、開き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、協会のあちこちの立て付けが悪くなって
います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近いうちに修理をしないといけません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少し力を入れて強引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い！　（バキィ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ド、ドアノブ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みませんーー！　誰かいらっしゃいま
せんか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倉庫に閉じ込められてしまったのですーーー！
助けてください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あれから誰も来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他のシスターが担当しているホールのお掃除が
終われば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っちの様子を見に来てくれると
思いま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ホールは広いから、終わるまでまだまだ時間が
かかるでしょう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たら、夕方まで誰も来ない可能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ど、どうしましょう・・・（もじもじ・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ままでは、お手洗いにも行けないです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言えば、今日は朝起きてから一度も
お手洗いに行っていませ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・・・お願いです・・・誰か・・・早く気付いて
くださ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か、神よ・・・どうか慈悲を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も、もう・・・これ以上は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手洗いを・・・我慢することが・・・で、
できそうにありません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下品な願いであることは承知ですっ！！
で、でも・・・私・・・私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・・・お手洗いに行きたい・・・っ////
お手洗いに行かせ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か・・・どうかぁ・・・っ！　うううぅ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・・・め・・・、もう・・・げ、限界・・・です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はや、このバケツに・・・す、するしか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ぅっ！　か、神よ・・・お許しくださ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ジョボボボボボボボボボボボボッ！！！）
あ、あ、あ！！　こんな、大きな音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だ・・・私・・・はしたない・・・っ////////
でも・・・ああぁぁ・・・やっと・・・おしっこ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えぇぇい！！　かんぱーー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遠慮せず、じゃんっじゃん飲んで
行ってね！！　別におごりじゃない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アタシこれ頼んでいい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アルコール度数高すぎるって？
えーーー？　こんなの水だよ水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信じてないな～？　はい、注文決～定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で言うのもなんだけど、アタシざるだから！
すんごい目の粗いザ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から証明しちゃうぞー☆　まばたき厳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ひひ～！　ね？　ね？　もう4杯目だけど
ぜんぜんへっちゃららら～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だまだ飲めるし、トイレとかいらないしっ☆
うんうん！　みんなアタシをあがめたまえ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店員さーん！　さっきのやつおかわり～！
ひっ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ー！　また団体さん御来店～！！
ほらほら座って座って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で盛り上がろうよー！！　うっへへ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るっ！　きゅううぅぅぅん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・・・お、おしっ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な、なんでもないよー！！　あ！
おかわり来たー！！　さんきゅ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みなの衆、ありがたいバニーの神飲み、
とくとご覧あれ～～！！　ぐいい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、おしっこ、おしっこ、おしっこぉ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いいいぃぃぃ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、あぁぁぁっ！！　だめ・・・我慢できない
　っ！！　もう出ちゃいそぉ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、ごご、ごごごごごめん！！！　もうだめ
おしっこ行かせてええぇぇぇ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る！！　さすがに我慢しすぎたあぁっ！！
漏れるうう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！！　ト、トイレ使用中うぅ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ーーん、は、早くしてぇっ！！　もう
限界なのおおぉぉ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ドン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ぃっ！！　出ちゃうぅっ！！　ね、ねえ！
少しだけでいいから、さ、先にさせて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ドンドンドン・・・ドンドン・・・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もう限界ぃぃ・・・っ/////　も、も、も・・・
もれ・・・ちゃぅぅぅ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ぇ・・・が、我慢・・・できないのおぉぉっ！！
はああぁぁぁぁぁぁああああん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えええぇぇぇぇえんっ！！！　お、おしっこ
出ちゃったよおぉぉ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ぃ・・・っ！！
ふえええぇぇぇぇん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。　この飲み物が、行商人連盟で
今回から導入される新商品なの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イッパツドリンク"ですかー。　どんな味なのか
こっそり試飲してみましょう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！　こ、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いしい・・・のでしょうか・・・？　なんだか
不思議な味ですねー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なんとなくもう一口飲みたくなるよ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ぐび・・・ぐび・・・ぐび・・・ぐび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むむぅ・・・！　これはクセになりますー！
飲めば飲むほど・・・ハマり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一本！　ぐび・・・ぐび・・・ぐび・・・ぐび・・・
ぐび・・・ぐび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ぷふぅ！　さすがは行商人連盟の
商品開発部・・・これは売れます、売れます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お客様ですかー？　どうぞどうぞ、
見ていってくださ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毎度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のお客様どうぞ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今日はずいぶんとお客様が多いですねー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そう言えば、オシル湖で何やら未確認
　生物が目撃されたとか言ってましたね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のせいで観光客が普段の10倍くらい
　来ているんでし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！　お客様ですごい行列になってる！
　これは商売がはかどりますよ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っきからおトイレ行きたいのですが、これは
　しばらく我慢です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こちらをお買い上げですかー？
ありがとうございます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ちらがお釣りのお返しですぅ！　また
よろしくです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ぅ・・・つ、次のお客様・・・どうぞぉ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、いけません・・・膀胱が・・・膀胱が
　インフレスパイラルで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新商品のイッパツドリン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よく見たら、利尿効果がめちゃくちゃ高いって
　注意書きに書いてあるじゃないですかー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ぁぁ・・・こんなことなら、2本も飲まなければ
　よかったですぅ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様の行列が途絶えるまで・・・我慢できる
　でしょうか・・・っ？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いえ・・・例え途絶えたとしても、この近くに
　おトイレは無いし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城下町まではかなり距離があります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ぅぅっ、強烈な・・・波が・・・っ！！！
　んうううぅぅぅ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が、我慢・・・で、き、な・・・っ！！
はううぅぅ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わわっ！！　だ、だめです！！
お、お客様・・これは違うんです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・・・っ！　これは、その、あの・・・へ、閉店！
今日はもう閉店ですううぅぅーー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のみんなが恐れる"危険種族"の集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先祖様が書き残した書物が本当なら、
名前は"是利威（ぜりぃ）"って言うらしい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実在するのなら、この森を抜けた先に
あるはずなんだ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よう・・・？　興味本位でここまで
来てみたけど、怖くなってきちゃっ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木々の向こうに・・・い、家らしき
ものが見えるわ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さか・・・あ、あれが危険種族の集落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あああぁああぁぁぁぁぁぁーーーーーっ！！
ゼリーちゅわああああぁぁーーーーー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あぁぁん、かわいい！！　かわいい！！
かわいいいいいいぃぃぃぃん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危険種族って言うから、いったいどんな
ケダモノかと思ったら、なにこれええぇ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にっぷにの、ぽにゃっぽにゃの、
きゅるっきゅるじゃないのおおぉぉぉ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い、いけない・・・この魔性に
引き込まれたら最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生理現象さえも弾き飛ばして萌え悶え続けて
しまう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一度トイレを済ませてこないと・・・そろそろ
・・・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「ho-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あぁぁぁん！！　無理無理無理ぃ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んの数秒でもこの子から離れたく
なああぁぁぁいいいいぃぃぃ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ゅわあああああぁぁぁぁぁぁんん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ぁ、さ、さ、さすがに・・・さすがに
限界ぃ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！！　おしっこ！！　おしっこお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んね、ぜりーちゃん！！　あ、あたし、
もうおしっこ漏れちゃ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行ったらすぐに戻ってくるからねっ！！
待っててねっ！！！　はあぁ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っ、ト、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村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にもトイレが・・・無いぃぃ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、でしょっ！？　なんで！？　もしかして
ゼリーちゃんって、トイレしない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・・・もう・・・我慢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！　み、店に携帯トイレが売って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みませんっ！！　ひ、ひとつください！！
お釣りはいりません！！！　は、はやく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っ！！　家の裏へ回って・・・この中に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間に合ってえぇぇ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セ・・・セーーーーーフ・・・ッ！！　ちょっと
こぼれちゃったけど、ぜんぜんセーーーフ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ゼリーちゃんに夢中で気付かなかったけど・・・
めちゃくちゃおしっこ溜まってたみたい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うﾞうﾞぅﾞぅﾞぅﾞうﾞうﾞ～～！　マキを拾いに来た
だけなに、迷子になっちゃったよおﾞぉﾞぉﾞ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で私、いつもこんなに方向音痴なんだろう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村への公道はどっちなのおﾞおﾞぉﾞぉﾞぉﾞ～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うなったら適当に進んでみるしかない
っぽ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お？　お？　おおお？　あそこに見えるは、
沼の出口！！　つまり公道へ出られ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あﾞぁﾞぁﾞぁﾞ～！　助かったよぉﾞぉﾞぉ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、でも・・・目の前の沼を渡らないと向こう側へ
たどり着けない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迂回したら、また迷子になっちゃいそうだ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こし脚が汚れちゃうけど、思い切って沼の
中を渡っちゃおうかな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ぎゃあﾞぁﾞぁﾞぁﾞぁﾞぁﾞ～～！！　思ったより沼が
深いいﾞぃﾞぃﾞぃﾞぃﾞ～～～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、やば・・・脚が沈んで・・・う、う、動けない
・・・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そ・・・私、こ、こんなとこで立ち往生だなんて
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たいどうしたらいいの？　誰かがここを
通りかかるまで、待つしかないの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公道の近くだから、そのうち誰かが
通りかかると思う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子になったあげく、沼にハマって動けない
なんて、めちゃくちゃかっこ悪い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っきからトイレに行きたいの我慢してるん
だけど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だだだ誰かあﾞぁﾞぁﾞぁﾞぁﾞぁﾞ～～～っ！！
誰かいませんかあﾞぁﾞぁﾞぁﾞぁﾞぁﾞ～～～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ﾞぅﾞぅﾞ～～！！　あ、あれからずっと待ってる
のに、誰も・・・誰も通らないﾞいﾞぃﾞぃﾞぃ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にょ、にょ、尿意が！！　もう尿意がやばいん
ですうﾞうﾞぅﾞぅﾞぅﾞぅﾞ～～～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じゃ私、もれちゃうﾞうﾞぅﾞぅﾞぅﾞ～～っ！！
おしっこがもれちゃいますうﾞうﾞぅﾞぅﾞぅ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ど、ど、どうすればいいのっ？？
私はどうすればいいの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我慢できないよおぉﾞぉﾞぉﾞぉﾞ～～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うぅ・・・っ、か、かくなる上は・・・っ！！
この体勢のままパンツを下ろして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尻をきゅっと後ろに突き出せば・・・
な、なんとかおしっこできる・・・かな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ぎゅぅぅっ！　も、もう迷ってる時間は無い
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願いだから、誰も来ませんように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ゅおﾞおﾞぉﾞぉﾞぉﾞ～～～//////　我慢してた
おしっこ出すの、気持ちいいﾞぃﾞぃﾞぃﾞぃﾞ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　え？　ええええ！？　だ、だ、だ、
誰か来たあﾞぁﾞぁﾞぁﾞ～～～っ！？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ﾞあﾞあﾞぁﾞぁﾞぁﾞぁﾞぁﾞぁﾞ～～～～っ//////
みﾞ～なﾞ～いﾞ～で～ぇﾞ～ぇﾞ～～～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うほう、なるほど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スイッチを踏むと扉が開閉する仕組みの
ようじゃな。　理解した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の狭い部屋のスイッチはいったい・・・
そりゃ！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ォンッ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と、入り口の扉のスイッチじゃった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外側からも内側からも開閉可能というわけ
じゃ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、とりあえず部屋の中を調査してみる
かの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、便所に行きたくなってきたのう。
そう言えば、朝に済ませたきりじゃ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休憩もかねて、ここいらで調査を一時中断
するか。　（ふみ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？　おかしいぞ、扉が反応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、これは・・・スイッチが下にへこんだまま
ではない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は踏み直しても、スイッチが稼動
せぬのは当然じ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参ったのう、スイッチ内部が壊れてしまった
のか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いや、これは・・・スイッチ周囲の隙間に
細かい砂が詰まってお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砂を取り除かぬ限り、スイッチは
へこんだままじゃ。　これは困った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・・・いかん・・・しょ、小便がしたいぞ・・・
いったいどうしたもの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じゃ・・・！　あれから色々と試したが、
うまく砂を取り除くことができぬ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も、もう小便が辛抱たまらん・・・
そろそろ、我慢の限界じゃ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じゃが・・・ここは歴史的価値の宝庫、
ルージー遺跡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粗相などしてしまったら・・・た、大変なことに
・・・っ、く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困ったぞ・・・本当に・・・本当に困ったぞ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では、時間の問題で小便を漏らして
しまう・・・っ！　いったいどうすれば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少しでも長く我慢して、ほ、方法を
考えるのじゃ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うじゃ！　誰かが外側のスイッチを踏んで
くれれば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ーーい、誰か！！　誰かおらぬかーー
ー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おーーーーーい！！！！　誰かあーー
ーーーーーーーーーーーーー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めじゃ・・・遺跡に立ち入る者など、
わしのような学者くらいし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ぅ・・・だ、だめ、じゃ・・・もう、ほ、ほんとうに・・・
辛抱が・・・っ　ぁあ、ぅ・・・っ　く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漏れる・・・漏れるぅ・・・もう・・・だ、め、
じゃぁ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・・・わしとしたことが・・・し、神聖な
遺跡で・・・しょ、小便を・・・っ　うぅぅ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コオォォンッ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ぬ！？　ス、スイッチが戻ったじゃと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ッ！　隙間に詰まっていたのは砂ではなく
儀式に使われた塩じゃったの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がわしの小便で溶けて・・・
むむむ・・・なんとも・・・むむむ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この前言ってた"おしっこ我慢勝負"
し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の大陸西部観光ツアーが始まる直前に
2人で同じ量の水を飲む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で、どのトイレ休憩まで我慢できるか勝負
するの！　どう？　やる？　や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い、そう来なくっちゃ！　んじゃ水は
これくらいでいい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多い？　その方が緊張感出るって！
よっし、勝負スター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・・・エント村に着いたね。　ここでトイレ休憩
だってさ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たしはまだ平気だよ？　ぜんぜん・・・
大丈夫・・・大丈夫・・・（そわそわ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たもけっこう頑張る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そのカバンの下でさっきから何度も股間
押さえてるの、バレバレだよ？　うへ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、トイレ行かなくていいの？　急がないと
時間終わっちゃうよ？　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ぉら、想像してみて・・・？
トイレに行ったらぁ・・・パンツを下ろして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膀胱パンパンに溜まってるおしっこ・・・
トイレの中にぜぇ～んぶ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ゃあぁぁーーーーって♪　はあぁぁぁ～～
キモチいいぃ～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我慢できなくなっちゃった？　トイレ
行ってくるの？　わーーい、あたしの勝ち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へへ、すっごい慌てて走って行っちゃった。
ギリギリだったんだろう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正直、あたしもけっこうヤバいけど、ここで
あたしまでトイレに駆け込んだらカッコ悪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とか次のトイレ休憩まで我慢しなくち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ぅ・・・ぁ・・・ね、ねぇ・・・あと何分で、きゅ、休憩
だっけ・・・っ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その・・・あ、あたし・・・も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・どうしよぉ・・・も、もれちゃいそぅ・・・っ
・・・がまん・・・できない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と15分・・・！？　む、むり・・・そんなに
無理だよ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あの時、トイレ行っておけば・・・
よかった・・・あたしの・・・ばかぁ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っ、どうしよ・・・でちゃう、でちゃぅ・・・
だ、め・・・やばい・・・むり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め、ぁ、あたし・・・もう・・・だめ・・・ぇ・・・ぁ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ん・・・ぐす・・・っ//////　やだ・・・
全部でちゃう・・・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ぁぁぁあんっ！　もう止まってぇっ！！
はずかしいよおおぉぉ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～ら～め～し～や～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～～～んな・・・呪ってしまいますよ～ぉ～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ったものの、わたしに呪いの力なんて
無いんですけど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本当に相手を呪うことができれば、
それなりにハクが付くの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う言えば、式道士さんが呪術を使うとき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つもブツブツと呪文のようなものを
つぶやいていました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・・・（ごにょごにょごにょごにょ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でしたっけ？　うー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あ、呪文だけで呪いが使えるようには
なりませんよね・・・はぁ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お手洗い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ら？　わたしの分身の魂さんが、お股に
張り付い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がれません・・・！　え、どうし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るで何かの力でお股にぴったりと引き
寄せられているかのよ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まさかさっきつぶやいた呪文の
影響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、確かに呪いと言えば、衣服などが脱げなく
なるというのが代表的な効果のようですが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まさか魂さんがお股から離れなくなって
しまうなんて・・・ど、どうし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りあえず、式道士さんに相談して、呪いを
解く方法を考えてもらいましょ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式道士さ～ん・・・！！
どこ・・・どこにいるんですか～～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時に限って・・・式道士さんが
見つからないなんて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あぁ・・・ずっとおしっこを我慢している
のに・・・っ、このままでは・・・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我慢の限界が来る前に、一刻も早く
式道士さんを見つけませんと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ょろきょろ・・・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だめ・・・見つかり・・・ません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おしっこが・・・も、漏れちゃい、ます
・・・ぅ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！　我慢できないですぅ！！　お願い、
魂さん！　お股から離れてくださ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が出ちゃいます！！　もう、本当に・・・
わたし・・・これ以上は・・・ああぁ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以上は・・・我慢が・・・我慢がぁ・・・っ！！
だめ、です・・・限・・・か、・・・ぃ、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ひいいぃぃぃ！！　す、隙間からおしっこが
噴き出して・・・いやああ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！　し、式道士さん！？！？　た、
たす・・・助けてくださいいぃぃ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！　こんな戦闘力じゃアカンねん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チはもっともっと強ぉなって、魔物の天下
取れるくらいになりたいん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魔界の伝説になりたいん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かて、どーしたらもっと強ぉなれるんやろ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課金とかせなアカンのやろか？
そんで、進化素材集めて覚醒を繰り返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って、ウチはSSRかーーーい！！
ズビーッ！（つっこみの音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せや！！　ウチって河童やん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河童は体が乾くと力が出ぇへんようになるーて
どっかで聞いたことあんねんな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な、水分めっちゃ摂ったら、逆に強ぉなるって
こととちゃうん！？　知らんけど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モノは試しや！！　さっそく水ガブ飲みしたるで
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ど、どや・・・！　これでウチの水分は
比べモンにならんはずやで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闘力も比例して、ぐぐーっ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なっとるように、感じへんな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やなー。　そんなウマくいくわけ、あらへん
よな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ぱ地道に鍛えていかなアカンのか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・・・お腹ぼるんぼるんになってもうたわ、
もー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カンアカン・・・っ！！　めっちゃオシッコ
しとうなってきよった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だけガッポガッポ水飲んどったら当たり前
やんっ！！　アホ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えと、トイレは確かこっち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？　道が分からん・・・っ！？　あれぇ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迷ってもうたーーーっ！！　どないし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っ、このままやとオシッコ
漏れてまうっ！！　どないしよっ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ぅっ、いっそ、その辺の物陰で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、アカン！！　魔物ゆうても、ウチ、一応
女の子やねんで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女の子がそこいらでしゃがんでオシッコ
したらアカンねん・・・恥ずかしいやん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、せ、せやかて・・・もうガマン、できへん
・・・っ！　トイレ・・・トイ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はどっちやっ！？　も、漏れて・・・
漏れてまう・・・ぁ、あ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ァ・・・アカン・・・もぉアカン・・・っ！！！　あぁ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ぜん止まらへん・・・/////
ウチどんだけオシッコ溜めとったん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もぅ・・・なんや、気持ちええなぁ・・・
アカンわこれ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れは、かなり古いPメモリーのようだ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無事、敵の屋敷内に侵入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より名刀ミヤビ製法の諜報作戦に
取り掛か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、屋敷のどこかにある鍛冶場を探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ササササ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？　ここは・・・会議場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鍛冶についての話題が出るかもしれんな。
ここの天井裏に潜んでみ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ふむ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れから半日以上、天井裏で待機してみたが、
何も集会が開かれることは無かった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や、使われていない部屋なの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ずれにせよ、一度庭へ出て尿を済ませて
来ないと、腹がはちきれそう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スタッ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！？　誰か近づいてくる！　それも
大勢だ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かん、もう一度天井裏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！　出入りしたことで立て付けが歪んだ
か！？　ひ、開かな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致し方ない、部屋の隅にある大樽の中に
潜むし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この中で会議の様子を伺うとしよ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くぅ・・・っ！　い、いったい、いつになったら
終わるんだ、この会議は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てくる話題は、霊峰の水がうまいだの、牛の
気持ちが分かるだの、有益な情報は何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そ・・・っ、尿が・・・尿が漏れそうだ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シノビたる者、敵地で尿をこらえる特訓は
もちろんこなしてきた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・・・さすがに、もう・・・限界に
なってしまう・・・っ！！　はぁ・・・は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・・・漏れる・・・はやく、頼むから早く
終わってくれぇ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慢の・・・げ・・・限界だ・・・っ！　あぁ・・・
あああぁぁ・・・っ！！　も、う・・・だ、め・・・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ぅぅっ！！！　だめだ・・・と、止められない
・・・っ！！！　ああぁぁ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い・・・み、見つかってしまう・・・きっと私は
・・・もう・・・だめ・・・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直後会議は終わり、何とかバレずに
　脱出できた模様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わぁぁ・・・いいお湯です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部屋にこもって一日中本を読んでいるのも
いいですけど、たまには温泉も良いものですぅ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雪景色の中の秘湯・・・たまりませんねぇ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だか・・・ふわぁぁ・・・眠く・・・な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すや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わ・・・いつの間にか、湯船には
わたし一人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上がらなくてはいけ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ぇ？　あれれぇ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脱衣所で脱いだはずの、わたしの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ぜ、ぜんぶ無くなってますぅ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かして、ドロボーさんですかぁ？？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わわ・・・どうしましょう・・・どうしましょう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ハダカで外に出るわけに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おトイレに行きたいのにぃ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りあえず、お風呂に戻りましょう・・・
寒くて凍えちゃいます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助けを呼べる人も
いませんし・・・はううぅ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風呂に入る前に水分補給でたっぷり飲んだ
お水のせいで・・・ぼ、膀胱が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パンパンで・・・破裂・・・しそうです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に・・・おトイレに行きたい・・・けれど・・・
やっぱり、ハダカは恥ずかしい・・・ですぅ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が、我慢・・・誰か来るまで・・・がまん・・・
がまん・・・はううぅぅ・・・がま・・・んん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ぇえっ！！　や、やっぱりもうだめですぅ
ぅぅぅ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管理人さん、ごめんなさいぃ・・・はじっこの方で
・・・っ、さ、させてくださいいぃ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あぁ・・・っ、す、すごい・・・勢い・・・
わたし、こんなに我慢してたんですねぇ・・・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ぅ・・・お願い・・・だ、だれも来ないで
くださいぃ・・・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久しぶりの、うみーーーー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スイカ割りにビーチバレー、砂のお城に
潜水バトル！　全部楽しんじゃうぞー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まあ、ボッチなんだ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いですよーだ。　一人の方がやりたいこと
好きなだけできるし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楽しんでやるんだから！！
リア充ざまあ見ろ！！　へっへ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割ったスイカ、さすがに一玉ぜんぶ
食べたのは失敗だったか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イレ・・・トイレ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わ！　女子トイレすっごい並んで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も・・・みんな・・・あんなに豊満な
スイカちゃんを二玉携えやがってぇ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んな列に並んだら、あたしなんて
みかんじゃん！！　リンゴじゃん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っそぉぉ！！　あたしは噛ませ犬なんて
ならないぞ！！！　トイレは却下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帰るまで、我慢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、むり・・・もぉ無理・・・でちゃう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なの！！　スイカ一玉のバカ！！
スイカ二玉のバカ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っ、ほ、ほんとに・・・ヤバ・・・マジで・・・
マジでもれそ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・・・今さら列に並んでも・・・もたないよぉ
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、どこか・・・身を隠せる場所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どこか・・・どこかぁ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『マグマ噴出地帯につき立ち入り
禁止』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なら誰も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あぁっ！　でる！！　でる出る、でる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ふうぅぅ・・・//////　あぁ～～・・・ヤバかったぁ
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ぁ・・・めっちゃ気持ちいい～ぃ～～♪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ーーー！！　おっまたせー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みんなのホータイ☆アイドル！　ミララちゃん
でーーーーっす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うおおおおおおおおおおおッ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ミーラーラーちゃーーーーん！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ーい！　声援ありがとーーー！！
今日もいっぱい歌って踊っちゃうぞ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まずはおなじみ、ミララちゃんのデビュー曲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トリアージに騙されて』、いっくよーーーー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えーーーい！！　みんなノってきたかなーー
ーー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いえええええぇぇぇぇーーいいッ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おおー！　テンションすっご～い！！
ミララちゃん、うれしーー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、あれー？　おっかしいな～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急におしっこ行きたく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何でだろう？　本番前にちゃんとトイレ
　済ませたのに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、いっか。　ライブ始まったばっかだし、
　休憩までガマンできそうだし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ーーし！！　それじゃまだ2曲目だけど、
新曲・・・いっちゃう？？　いっちゃう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「待ってましたーーーー！！　しっん曲！
　しっん曲！！　しっん曲！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、みんな欲しがりさんなんだから☆
それじゃあ期待に応え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『ドキドキ☆今夜も不整脈』！！！！
ミュージック・スター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むにゃ・・・あれぇ？　照明さん、ステージが
急に暗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！　な、なんだ夢じゃぁぁ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てか、おしっこ！！　めちゃくちゃおしっこ
溜まってる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、やばい、もれそぉ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ぃぃん！！　ひ、ひつぎの蓋が
あかなぁぁい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3年も寝てたから、チョウツガイがサビてるぅ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、おしっこ、おしっこ、おしっこ・・・
も、もう・・・ガマンが・・・ふえぇぇ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れ・・・ちゃ・・・うぅぅぅぅ・・・っ！！
あ、ぁ、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ぅぅ・・・ミララちゃん、アイドルなのにぃ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ファンのみんな、ごめんね・・・・ごめんね・・・
あううぅぅ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ー・・・木の上で涼みながら飲む
アイスコーヒーは、格別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はここに、マッサージ師とハープ奏者さえ
いれば完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らいけない、それではお屋敷の中と一緒
です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せっかくお忍びで、あの窮屈な空間から
抜け出しているんですもの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はセレブ思想は極力禁止ですこと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さて、少しお手洗いに行きたくなって
きましたわ。　そろそろ降り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ズルッ）あ、すべ・・・落ち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ガサガサガサーッ！！　ギュウウウゥ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た、助かりました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ツタが無ければ、頭から真っ逆さまでした
のよ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の上は油断すると危険ですわね。今後は
注意しないといけ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ん！　えい！　・・・あ、あ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のツタ・・・手足にまで絡まって・・・
んんぅっ！　やぁっ！　・・・ふん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ハァ・・・ハァ・・・体重が掛かっているせいで
余計にきつくなって・・・ほ、ほどけませんわ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困りました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誰かがここを通りかかってくれるのを待つしか
ありませんの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ぷるる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、いけませんわ・・・ちょっとアイスコーヒーを
飲みすぎてしまった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急に・・・にょ、尿意が・・・強く・・・は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だ、だれか・・・たすけてくださいまし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・・・私・・・がまん・・・がまんが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ぅ・・・このままでは・・・お粗相で、ぜ、全身
が・・・はううう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の！！　あのーーー！！！
だれかーーーー！！！　だ、だれか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すけて！！　おねがいですのっ！！！
お、お、お手洗い・・・、も、漏れ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てしまいますのおおぉぉっ！！！
だれか・・・うぅぅっ、だめ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本当に・・・もう・・・私・・・もう・・・はうう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げ・・・げ・・・限界・・・です、の・・・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ぅ～～～・・・////////
ふ、服が・・・おしっこで・・・はうう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きゃっ！？　か、顔にまで！！？　い、
いやぁぁ！！　誰か！　助けて誰かぁ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あと娘を捜しにきたパパに助けて
　もらいました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わぁー！！　今日は珍しくお客さんが
いっぱ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今夜は砂漠で流星群が
見られるの！？　すごーい！　見た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、その時間までたっぷり楽しんで行って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ふ！　今日はサービスして、ちょっとＨな
ダンス、踊っちゃおっか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っぱいお酒注文してくれたら、もっとキワどい
ダンスも披露・・・なーんてね♪　冗談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になに？　リンゴ酒をおごってくれるの！？
わーい！　でも私、未成年なの♪　えへへ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リンゴジュース！？　やったー！　ありがとう
ね！！　それならいただきまー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わわわー！　さっきの話が噂で広まって
・・・お、お客さんでぎゅうぎゅう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は久々の稼ぎ時ね！！　がんばって
たくさん踊っちゃうぞ～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ろそろ休憩しようと思ってたけど、それどころ
　じゃなさそうね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ラッシュを乗り切るまで、頑張らなくちゃ！
　体力もまだまだ余裕だし、トイレ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た、たぶん大丈夫・・・！　ちょっと膀胱が
　たぷたぷだけど・・・気合よ、気合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あ、ノってきたわよ～♪　ふりふり～☆
くいっ♪　くいっ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お客さん！　おさわりはダー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ぅ・・・ふ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、だめ・・・トイレ・・・すごくトイレ行きたい
　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う・・・踊りに集中・・・できないよぉ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客さんには悪いけど、このダンスが
　終わったら、きゅ、休憩に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！？　あ、あんこーるっ！？　あ、あの
・・・あの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私、その前に、ちょっと・・・ぉ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あぁっ！！　み、店に一つしかない
　トイレに・・・あんなに列が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、ど、ど、どうしよう・・・も、もう間に合わない
　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ぁ、ぁ、あっ！　やば・・・も、もれそぉ・・・っ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くねくねっ！　もじもじもじっ！！　くねくね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な、なんとか腰振りダンスで・・・ご、ごまか
　さないと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ああぁぁ・・・っ！　も・・・もれちゃうよぉ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すりすりっ！　もじもじっ！　くねくね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だ・・・だめぇ・・・もぉ、げ、限界・・・だよぉ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っ！　あ、あっ！！　で・・・で・・・ちゃ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ええと・・・あの・・・ち、ちがうの・・・
これ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、さーびす！　そう！！　大人気、踊り子の
ナマおもらしショー！　あは、あは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よ！　みんなボクをバカにして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ボクは熾天少女を迎え撃つ魔物に
ばってきされた中では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唯一、スキルを持ってないけど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の代わり、4つの属性エリア全部に環境
適応できる特殊能力を発揮してるじゃん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格闘センスだってピカイチだし！　ボクを倒した
時にもらえる経験値は莫大だし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ぉーし、スキルを使えないボクだって、十分
戦力になることをアピール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あ！　とうっ！！　てや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・・・どうだ！　ボクの鋭いナイフテールと
足技のコンビネーション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ネできないだろ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刃の鋭さなら裂鬼の双剣の方が
すごい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足技ならタイタンジェリーの方が多彩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かも、グルーギャやスフィアンは全体攻撃も
使える・・・っ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、なんだよもう！！　ボ、ボクは・・・
ボクは・・・ええと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んな状況でも屈せずに敵に立ち向かう
勇気があるんだぞ！！！　こ、これだけは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だけは絶対に負けないんだぞ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！　ボクは何があっても弱みを
見せない根性があるんだ！！　ホントだぞ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やばい・・・おしっこしたい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おしっこしてるとこ見られたら
　すっごくカッコ悪い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んな状況でも弱みを見せないって
　言っちゃったし、今は我慢しなくちゃ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せめて、みんなが自分の持ち場に戻って
　ここに誰もいなくなるまでは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なに？　お、落ち着きが無いって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いやいや！！　ボ、ボクはいつでも
れーせーちんちゃくだよ！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んてったって、鋼のような精神力を持ってる
からね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なんて、よゆーよゆー・・・あ！！
な、何でもないよ！？！？　あはは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っ、う、ぅ・・・（ぷるぷるぷ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漏れちゃうっ！！　漏れちゃうっ！！！
　漏れちゃうよおおおおー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かが去ったと思えば、また違う誰かが
　入れ違いでやってくるし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のままじゃ・・・ボク・・・がまん・・・限界に
　なっちゃううぅぅ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ううぅぅ・・・っ（もじもじくねくねそわそわ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、ちがうの！　これは・・・む、武者震いの
ダンスなの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戦いたくてうずうずしてるだけで・・・べ、べつに
・・・何かをガマンしてるとかじゃ・・・ぁ、ぁぅ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！？　侵入者！？　緑色の髪の女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わわわっ！！　そ、そんないきなり・・・
待って！！　ダメ・・・今走ったら・・・ぁ・・・あ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出ちゃう・・・出ちゃうっ！！！　出ちゃううぅっ！！
おしっこ出ちゃうううううぅぅぅぅ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ぉぉっ！！　バカーーー！！！
みんなのバカー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ずっとずっと我慢してたのにいいぃぃぃっ！！
びええぇぇーーーーーんっ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！　待たせたのだ！　さっそく雪かきを
始める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そんな格好で寒くないのかって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っちっちっ！　わたしは"きそたいしゃ"が
高いから、こんな寒さは何ともないのだ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だ！　恐れ入ったか！！　わっはっは！！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さ、寒いけど、体を動かせば暑くなるはず！
　へーきへーき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・・・はっくしゅい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ーっと、雪が鼻に入ってくしゃみが
出ちゃったのだ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ぐぐ・・・想像以上に・・・寒いいぃぃ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結構がんばって雪かきしてるけど、風が
　吹いてきたせいで、むしろ体が冷た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はっくちゅいい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ーっと、今度は・・・ええと・・・何かの粉が
鼻に入ってくしゃみがー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ぶるぶるぶ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んぐぅ・・・寒すぎておしっこしたくなって
　きたのだ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も、トイレになんか行ったら、やっぱり
　寒かったんだって思われるのだ・・・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だぜんぜん我慢できるし、このまま一気に
　雪かきを終わらせちゃうのだ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きゅううぅぅぅ！！　くねくね！！　もじ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しっこしたいのだっ！！！　めちゃくちゃ
　おしっこしたいのだーー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で、でも・・・まだ誰もトイレに行きたいなんて
　言い出さないのだ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誰でもいいから・・・ト、トイレに行ってくれたら、
　私も便乗したいのだ・・・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誰か・・・も、も、もれちゃいそう
　なのだ・・・っ//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あ！！！　やっとトイレに行く人が出た
　のだっ！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、あの！　あのっ！！！　わ、私も
付き合ってあげるのだー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タッタッタッタッタッタ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ひいぃぃっ！！　もれる！！　もれる！！！
もれるうううぅぅ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あ、ああぁぁぁ～～・・・//////////
やっとおしっこできたのだぁぁ・・・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んなに勢いのいいおしっこ・・・初めて
なのだ・・・♪　ふううぅぅぅ・・・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スイー！　スイ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でトリプルアクセル！！　・・・はさすがに
無理です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トイレ行きたくなってきたし、今日の
練習はこの辺にして帰りましょう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ピシッ！！　バリバリバリッ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ゃ、きゃああぁっ！！！　氷が・・・わ、割れて
・・・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うしましょう・・・私が乗ってる氷・・・
完全に陸から孤立してしまいまし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のまま湖の上を漂い続けるなんて、嫌です！
誰か、気付いてください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！　人です！！　あのーーーー！！
すみませーーん！！　助けてくださーーい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かった、これで何とか助けてもらえそうです
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）　で、できれば早め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そのロープを投げてくれるんですね？
分かりました！　掴み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　・・・ポチ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長さが足りませ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っと長いロープを町から取ってきてくれるん
ですか？　あ、ありがとう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・・・やっと・・・来た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うございますっ！　は、はやく助けて
くださ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・・・も、もう・・・私・・・我慢が・・・っ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押さえてないと・・・で、でちゃい・・・ますぅ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は、はい！　ロープキャッチですね！？
おねがいします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！　て、手を離さないとロープを
掴めない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ヒューン！）
待って！　あ！　あわわわわ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ダメですぅ！　み、見ないでくださぁぁい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ーーーん！　町のみなさんには、絶対に
内緒でお願いしますうぅ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ー！　雪合戦おもしろかった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もうみんな帰るの？　そっか、そろそろ
吹雪が強くなる時間だもん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ね！　みんなバイバーイ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う・・・お母さんが新しく着せてくれたこの
服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暖かいけど、動き回ると逆に暑くて暑くて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ん・・・ごくん・・・ごくん・・・ぷは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筒のお茶、全部飲んでもまだ足りない
くらいだ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てと、たくさん飲んだらちょっとおしっこ
したくなってきたし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木陰でおしっこして私も帰ろ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、あれ？　チャックが動かない・・・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っかしいな、着るときはちゃんとスムーズに
動いたの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！　チャックに雪が詰まって、固まって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じゃ上着が脱げないじゃ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ズボンはサスペンダーで吊ってあるから、
上着を脱がないとおしっこできないよ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・・・水筒のお茶、少しとっておけばよかった
・・・！　あれがあれば雪を溶かせたのに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・・・な、なんか一気におしっこしたく
なってきた・・・あぅぅ・・・（そわそ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にかく、早くお家へ帰って雪を取らないと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お、お母さん！！　ただいまーーーっ！！
おしっこ！！！　おしっこもれちゃうーー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の、あのね！！　チャックに雪が詰まって
脱げないの！！！　おしっこできないのぉ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湯で溶かして！！　は、はやくぅ！！
もう我慢できないよぉぉ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っ！　くねくねくねっ！　もじもじもじ
　もじもじ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っ！！　チャック動いた！！　上着脱げる
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っと、トイレ・・・ぉ、おしっこ・・・はや・・・く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ぞわわわわっ）　・・・ぁ・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ぅぅ～～っ！！　もれちゃったよおぉぉ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ごめんなさい・・・っ//////
脱げたら、気が緩んじゃって・・・うぅ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我は魔物族チェルシーナ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確かに魔物ではあるが、他の種族と一緒に
されては心外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身体に流れる血は高潔にして清廉。
まさに魔物族の頂点と呼ぶにふさわし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戦いだけでなく、生き様のすべてが
高貴でなくてはなら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特に、外敵はもちろん同族にさえ"不浄"を
垣間見せることは、断じて許されない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しかし、魔物族といえども生き物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"不浄"は生理現象であり、これを永久に
封じ続けることは、さすがにできな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はいかにしてその欲求を解消するのか？
無論、方法があ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チェルシーナ族には、暗黙の掟として"不浄の
許される水場"が存在す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れは洞窟の奥にあり、常に水流が発生して
いるため、その中で"する"ことができるのだ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この洞窟に住まうチェルシーナ族は
我の他にも大勢いる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の水場を使うために先客が並んでいることも
珍しくはない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ょ、今日はタイミングが・・・かなり悪いよう・・・
だ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水場を待つ先客の数は、あと6人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かなり前から"不浄"に苦しめられている
我は、しょ・・・正直なところ・・・限界が近い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が、高貴たる我らは掟を破ることを最大の
禁忌としている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当然、水場以外での"不浄"は許されず、
順番待ちの列を乱すことも言語道断・・・だ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つ、つまり・・・我は・・・あと6人が"不浄"を
終えるまで・・・なんとしても・・・が、我慢を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っ、しかし・・・やはり・・・これ以上、堪え、
られ・・・な・・・ぃ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6人も・・・待っていたら・・・で・・・で・・・
出て・・・しま、ぅ・・・ぅぅっ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掟・・・不浄・・・我慢・・・高貴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ぁ、ぁああ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す、す、すみません・・・頑張って・・・我慢
したんですけ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ても・・・我慢・・・できなくて・・・ううぅぅ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こうして掟を破ったチェルシーナは族は、
　罰として一週間、水場清掃を命じられるのだ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っし！！　今日の仕事は、盗賊団のヤツらが
残していった瓦礫の撤去作業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確かにいつも以上に重労働だけど、
女だからって気を遣う必要はない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力なら、そこらの男よりよっぽどあるからな！
任せとけって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あ、まずは瓦礫の量を大雑把に把握
しないと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トンネルの出入り口両方にあるんだろ？
こっち側はアタシがやっとくよ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！　腕の見せ所だ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盗賊団のヤツら・・・よくこんな量の瓦礫を
ぶちまけてったもんだ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相当な人数を動員したんだろうな。　ふ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運んでも運んでもキリがないって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喉渇いて何度も水飲んだせいで、催して
きちゃった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ここからトロッコ乗り場のトイレまで
戻るのも、なんか負けた気分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かと言って、その辺の物陰で済ますとか、
野郎みたいな真似は・・・さすが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・・・そういえば周りの男の同僚、たまに
物陰に行って帰ってくることがあるけど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きっと立ちションしてたんだろうな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アタシが物陰に行ったら・・・その・・・してるって
一発でバレちゃうじゃんか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持ち前の根性で・・・我慢、我慢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少しで・・・瓦礫撤去・・・ぜんぶ終わる
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が終われば・・・点呼を取って解散だから
・・・、お願い・・・まだ・・・出ないで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と・・・ちょっと・・・オシッコは我慢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、よし！　これで最後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集合場所へ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！？　反対側の作業がまだ終わってない
っ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ぁ！！　これ以上は・・・も、もう・・・
アタシ・・・アタシ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ううぅぅっ！！　ダメ・・・恥ずかしがって
たら・・・本当に・・・も、漏らしちゃうう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限界ぃっ！！　あ、あ、あそこの・・・岩陰で
・・・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リギリ・・・せーふ・・・っ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あぁぁ・・・この開放感・・・//////
いい・・・かも・・・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うう・・・喉が渇い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最近ずっと雨が降ってないから、もう干からび
そうな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、どこかに・・・お水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！！　湧き水だあぁーーー！！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水♪　お水♪　お水ぅ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次はいつ飲めるか分からないし、ぜ～んぶ
お腹に溜めておくの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きゅっ！　ごきゅ！　ごきゅ！　ごきゅ！
ごきゅっ！　ごきゅ！　ごきゅ！　ごきゅ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ぅ・・・の・・・飲みすぎた・・・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が・・・苦しいの・・・うっぷ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、次はいつお水にありつけるか
分からない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頑張ってこのまま保水し続け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大丈夫、お口をキュッと閉じてれば
お水はこぼれない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んだか・・・おまたからもお水が出そうに
なってきた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今はお口の方がずっとツラいの・・・
お口に意識を集中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た・・・大変なの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、ぉ・・・おまたから・・・お水がこぼれそう
・・・なの・・・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腹のお水が・・・し、下の方のお腹に
どんどん溜まってきてるの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貴重なお水なの・・・！　が、がまん
するの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をキュッとして、お水をこぼさないように
がんばるの・・・！　（もじもじっ、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ぅ・・・あうぅ・・・っ、がまん・・・がまん・・・
がまんぅ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わそわ・・・くねくねっ、もじもじもじもじ・・・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ふうぅ・・・っ、も、もう・・・お水・・・でちゃい、
そ、ぅ・・・なの・・・ぉ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またの・・・穴、ひくひく・・・して・・・ぁ、ぅ・・・
だめ・・・だめ・・・で・・・る・・・ぅぅぅ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にゅうぅぅぅぅううぅぅ～～～/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にこれぇ・・・おまた・・・お水が出て・・・
き・・・きもち・・・ぃい・・・の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いこうの・・・きぶん・・・なのぉ・・・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おおぉおーーい！！　何で問答無用で
縛るんだよおおぉぉーーー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話を聞いてなかったのか！？　あたしは
盗賊団に入団するために来たんだ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侵入者じゃないっての！！　縄ほどけーーー
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言っとくけど、あたしはこの辺りじゃ名の通った
コソドロなんだぞ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コソドロならば名が通るはずがない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。　まあ・・・ええと・・・それはだ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、そんな細かいことはいいんだよ！！！
とにかくあたしはお前たちの同業者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信じてくれよおおぉぉぉーーー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もじもじ・・・そわそわ・・・）</text:p>
          </table:table-cell>
          <table:table-cell table:style-name="ce0"/>
          <table:table-cell table:style-name="ce0"/>
          <table:table-cell table:style-name="ce0" office:value-type="string">
            <text:p>*wiggle*... *fidget*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な、なあ・・・コレ解いてくれたら、あたしの
泥棒テクニックを披露してやるからさ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そろそろいい加減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腕利きの盗賊なら、縄抜けくらいできる
だろって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、もちろんできるさ！！　能ある鷹は
なんとやらって言うだろ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ーーし、見てろよ！！　こんな結び目、
1分もあればすぐに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ぬぬぬぬ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むうぅんっ！！！　ふんっ！！！　ぐぬおおお
おおおぉぉぉぉぉおお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ちょ・・・タイム・・・これ・・・
ほ、本気の固結びじゃ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ギ・・・ギブ！！　もうギブ！！！　無理っ！！
ごめんなさい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入団とか、もうどうでもいいからっ！！
な、縄・・・ほどいて！！　ねえ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がうの！！　あたし・・・あの・・・も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漏れそう・・・なのっ////////　トイレ、ずっと
我慢してて・・・限界ぃ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嘘じゃないってば！！！　嘘つきは泥棒の
始まりって言うでしょ！？！？　ねえ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マジで・・・マジでやばいの・・・ねえってば・・・
でちゃう・・・で、でちゃ・・・ぅぅ・・・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ぁ、だめ・・・だめぇ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ほらあああぁぁぁーーーっ！！！　出ちゃった
じゃんかーーーーっ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、もう帰るううううぅぅぅぅーーーっ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！？　今日シフトに入るはずだったメイドが
4人も病休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、ウソでしょ・・・！　今日の宿泊客、
今月で最高クラスの人数なのよ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・・・かと言って臨時で人を雇ったりしたら
サービスの質が低下することは明白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こはメイド長の私が、全力でカバー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よっし、気合入れていくわよ！　ホテルは私の
戦場！！　目指せメイド将軍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荷物はお部屋までお持ち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毛布のレンタルですね？　ではあちらの
カウンターでお手続きをお願いいたし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他のシャンプーをご希望ですか？
いくつかご用意がございます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ぁ・・・はぁ・・・し、しんどい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自分の仕事に加えてさらに4人分の働き・・・
さすがに無理があったかしら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ずっと動きっぱなしで、お手洗いに行く暇
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お客様！　階段はこの奥の左手に
ございます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い、浴室の利用時間は朝4時から夕方の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うぅっ！　やば・・・さすがに我慢しすぎた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う押さえてないと・・・出ちゃう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やく・・・お手洗い・・・はや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っ！？　従業員用のお手洗いが・・・
故障中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ウソでしょ！？　き、聞いてないわよ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、でも・・・メイド長がお客様用のお手洗いを
使うわけには・・・絶対にいか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でも・・・も、もう・・・我慢・・・できない・・・よぉ
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こか・・・お手洗い・・・ぉ、お、おしっこ・・・
できるところ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そうだ、この階段を上がれば・・・屋上に
花壇が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よし、誰もいない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したないけど・・・き、緊急事態だしっ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んはああぁぁぁ・・・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ゅ、10時間ぶりの・・・おしっこぉ・・・
きもちイイィ～～・・・♪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・・・その次の瞬間、鏡に映っていた
はずの女の人が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天井からガバアアァァァァァッッッ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いいいいぃぃぃぃぃぃぃいいい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ちょwwww　おまえ怖がりすぎwwww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、こ、こここ、こ、怖くないもん！！　た、た、
ただの発声練習だもんっ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ほーら、いつまで怪談ごっこ
やってるの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もう暗くなるから、お友達ちゃんも
お家に帰り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友達「はーい！　お邪魔しましたー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ぅぅ～・・・！　ごっこどころじゃないもん！
本当に怖かったもん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じもじ・・・もじもじ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・・・おしっこしたい・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でも、お布団から出るの・・・こ、怖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気のせいかな？　今日は波の音が大きく
聞こえる気がする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ぶ、不気味だよぉ・・・怖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しっこ・・・したいけど・・・朝までガマンする
もん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くぅ・・・やっぱり・・・もぉ・・・おしっこガマン
できな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トイレ・・・行かないと・・・もれちゃう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、大丈夫・・・サッと行ってシャーってして、
すぐに戻れば・・・こ、怖くないもん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ビチャッ！！　ピチッ！　ピチ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ふえええぇぇっ！！？　な、な、何の音！？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ピチッピチッピチッ！　バチャッ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ひいいぃぃいいぃぃぃぃぃぃいいいいいいいい
いいいいぃぃーーーー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やややや、や、やっぱり怖いもんんんんん
んんんーーーーーっっ！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まったく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高波で打ち上げられた魚が跳ねる音
に驚い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おしっこしたいの我慢したまま
寝ちゃうなんて・・・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あうぅ・・・だ、だって・・・だって・・・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この町はお布団渇きにくいんだから
ね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今度からは寝る前は必ずおトイレ
行って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それでもしたくなったら、ちゃんと
お母さんを起こしなさい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お母さん「一緒に行ってあげるから。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ん・・・ごめんなさい・・・もうしないも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！　彼氏くん、こっちこっち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ぜんぜん待ってないよ♪　私も今来た
とこ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ほんとは初デートにテンパって1時間前から
　スタンバってたん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ねえねえ、見て！　湖きれい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風が無いから水面に木々と青空がハッキリ
映ってるねー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ボート？　乗る乗る！　やったー☆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、漕ぐのヘタぁ～！　ふふ！　ふふふ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ボート初めてなんだ？　うん、私もだよ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本当はここの貸しボート屋さんの常連客
だけど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それにしても、やっぱ早く来すぎたかな？
　トイレ済ませておけばよかったかも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緊張してるせいもあって、けっこう行きたく
なってきちゃった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ジュース用意しててくれたの？　わーい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りがとね！　いただきまーす♪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まあ、ボート降りたらトイレ行けば大丈夫
　・・・かな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・・・あの・・・彼氏く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桟橋にボート着けるの、ずっと手こずってるけど
大丈夫・・・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ん・・・じ、実は・・・その・・・私、ト、トイレ・・・
行きたくなっちゃって・・・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？　だ、大丈夫、まだ・・・が、我慢・・・できる
よ・・・うん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うわーん！　ウソ！　も、もう限界だよぉ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どうしよ、漏れそうっ！！/////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はうぅっ、も、もうダメーっ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彼氏くん！！　オール貸して！！　わ、私が
漕ぐからっ！！！　はやくっ！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ザバッ！！　ザバッ！！　ザバッ！！
ザバッ！！　ザバッ！！　ザバッ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（お願い、間に合ってーーーーっ！！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ぷしゅぅっ！　じょろじょろろ・・・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はうんっ！！！
（うっ、ち、力を込めすぎて・・・出口が・・・っ！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、だめ・・・見ないで・・・あっち向いてぇっ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いやあぁぁーーーーーん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違うの違うのっ！！！　こんなのウソなのぉぉ
ーーーっ！！！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え？？？　か、かわ・・・いい？？？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お！！　ばかぁっ！！！///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夜間の門番業務・・・ただ立ってるだけで務まる
と思ってたけど、想像以上にハード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昨日は途中で居眠りしてたのがバレちゃって
衛兵主任にめっちゃ怒られたし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今日は交代の時間まで、頑張って見張りを
しなくちゃ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・・・。</text:p>
          </table:table-cell>
          <table:table-cell table:style-name="ce0" office:value-type="string">
            <text:p>Duplicated by M746L1 (Map608?)</text:p>
          </table:table-cell>
          <table:table-cell table:style-name="ce0"/>
          <table:table-cell table:style-name="ce0" office:value-type="string">
            <text:p>......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ううぅ・・・や、やっぱ眠い・・・昼間の訓練で
疲れてるから、この時間はキツいよ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仕方ない、見張り中の飲食は禁止されてる
けど、アレを使っちゃおう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じゃん！　秘密兵器、濃～いコーヒ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れで眠気を吹っ飛ばして、見張りに集中
しよっと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・・・しまった・・・これは大きな誤算だ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さすがにあれは濃すぎたかしら？
すっごいトイレ行きたくなってきた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は言え、ここを離れるわけにはいかないし
・・・う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ちょっと居眠りしただけでもお説教1時間なん
だから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し持ち場を離れたことがバレたりしたら、
どんなおしおきされるか分かんないよ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と、とにかく・・・あと2時間で交代だから・・・
それまで我慢・・・我慢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やばい・・・やばい・・・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交代まで・・・あ、あと30分・・・っ！
で、でも・・・でも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どうしよう・・・も、もう・・・我慢・・・できない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ぁぁ・・・やばい・・・もれそう・・・おしっこ、
も、もれそう・・・っ、やばい・・・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こうなったら・・・も、もう隅っこで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・・・ハッ！　だ、誰か来た・・・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たっらいま～！　今帰ったど～！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扉をあけれくらは～い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え、あ、あの・・・ここ、あなたの家じゃなくて
お城・・・なんですけど・・・っ！（もじもじっ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えええ～？　まじれ～？？？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じゃあオイラの家はどこなのお～？
ヒック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し、知りま・・・ぅ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だめ・・・で、でちゃうよぉ・・・っ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もれちゃ・・・ぁ・・・はううぅ・・・っ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あわわ・・・わわ・・・あわわぁ・・・っ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ううぅ・・・っ、や、やっちゃった・・・よぉ・・・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こ、これは！！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酔っ払い「スーパーレアッ！！（ｷﾘｯ）」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

うわああん！！　もう帰ってくださぁぁーい！！
///////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衛兵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デ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怪談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メイ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ーフ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ハ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ガテン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チェルシーナ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厚着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スケート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虚勢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キディデビル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踊り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おてんば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ミララ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パレオ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入浴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ノビ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河童娘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うらめし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観光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学者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迷子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夢中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行商人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バニ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シスターちゃんのPメモリーを
再生します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【水】または【うまい水】を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【Water】 or 【Tasty Water】!</text:p>
          </table:table-cell>
          <table:table-cell table:style-name="ce0"/>
          <table:table-cell table:style-name="ce0"/>
          <table:table-cell table:number-columns-repeated="1018"/>
        </table:table-row>
        <table:table-row>
          <table:table-cell table:style-name="ce0" office:value-type="string">
            <text:p>HP回復用のドリンクを1つも持っていない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don't have any HP recovery drinks!</text:p>
          </table:table-cell>
          <table:table-cell table:style-name="ce0"/>
          <table:table-cell table:style-name="ce0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3:21:40+01:00</meta:creation-date>
    <dc:date>2020-01-05T13:21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